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4.127cm" svg:height="13.733cm" svg:x="0.758cm" svg:y="3.293cm">
            <draw:object draw:notify-on-update-of-ranges="Feuille1.D1:Feuille1.D174 Feuille1.N1:Feuille1.N1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13.607cm" svg:x="16.442cm" svg:y="3.313cm">
            <draw:object draw:notify-on-update-of-ranges="Feuille1.D1:Feuille1.D174 Feuille1.P1:Feuille1.P1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de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ess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s_ms:</text:p>
          </table:table-cell>
          <table:table-cell office:value-type="float" office:value="1499940" calcext:value-type="float">
            <text:p>1499940</text:p>
          </table:table-cell>
          <table:table-cell office:value-type="string" calcext:value-type="string">
            <text:p>Delai_etincelle:</text:p>
          </table:table-cell>
          <table:table-cell office:value-type="float" office:value="1366845" calcext:value-type="float">
            <text:p>1366845</text:p>
          </table:table-cell>
          <table:table-cell office:value-type="string" calcext:value-type="string">
            <text:p>Délai corrigé :</text:p>
          </table:table-cell>
          <table:table-cell table:formula="of:=[.H1]+3000+100" office:value-type="float" office:value="1369945" calcext:value-type="float">
            <text:p>1369945</text:p>
          </table:table-cell>
          <table:table-cell office:value-type="string" calcext:value-type="string">
            <text:p>Delai_degre_ms:</text:p>
          </table:table-cell>
          <table:table-cell office:value-type="float" office:value="8333" calcext:value-type="float">
            <text:p>8333</text:p>
          </table:table-cell>
          <table:table-cell office:value-type="string" calcext:value-type="string">
            <text:p>Conversion délai :</text:p>
          </table:table-cell>
          <table:table-cell table:formula="of:=180 - ([.J1]/[.L1])" office:value-type="float" office:value="15.60002400096" calcext:value-type="float">
            <text:p>15,600024001</text:p>
          </table:table-cell>
          <table:table-cell office:value-type="string" calcext:value-type="string">
            <text:p>Sans avance statique : </text:p>
          </table:table-cell>
          <table:table-cell table:formula="of:=[.N1]-15.6" office:value-type="float" office:value="0.000024000960047843" calcext:value-type="float">
            <text:p>0,00002400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esse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s_ms:</text:p>
          </table:table-cell>
          <table:table-cell office:value-type="float" office:value="749880" calcext:value-type="float">
            <text:p>749880</text:p>
          </table:table-cell>
          <table:table-cell office:value-type="string" calcext:value-type="string">
            <text:p>Delai_etincelle:</text:p>
          </table:table-cell>
          <table:table-cell office:value-type="float" office:value="681790" calcext:value-type="float">
            <text:p>681790</text:p>
          </table:table-cell>
          <table:table-cell office:value-type="string" calcext:value-type="string">
            <text:p>Délai corrigé :</text:p>
          </table:table-cell>
          <table:table-cell table:formula="of:=[.H2]+3000+100" office:value-type="float" office:value="684890" calcext:value-type="float">
            <text:p>684890</text:p>
          </table:table-cell>
          <table:table-cell office:value-type="string" calcext:value-type="string">
            <text:p>Delai_degre_ms: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Conversion délai :</text:p>
          </table:table-cell>
          <table:table-cell table:formula="of:=180 - ([.J2]/[.L2])" office:value-type="float" office:value="15.6000960153625" calcext:value-type="float">
            <text:p>15,6000960154</text:p>
          </table:table-cell>
          <table:table-cell office:value-type="string" calcext:value-type="string">
            <text:p>Sans avance statique : </text:p>
          </table:table-cell>
          <table:table-cell table:formula="of:=[.N2]-15.6" office:value-type="float" office:value="0.0000960153624536275" calcext:value-type="float">
            <text:p>9,60153624536275E-00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esse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mps_ms:</text:p>
          </table:table-cell>
          <table:table-cell office:value-type="float" office:value="499860" calcext:value-type="float">
            <text:p>499860</text:p>
          </table:table-cell>
          <table:table-cell office:value-type="string" calcext:value-type="string">
            <text:p>Delai_etincelle:</text:p>
          </table:table-cell>
          <table:table-cell office:value-type="float" office:value="453438" calcext:value-type="float">
            <text:p>453438</text:p>
          </table:table-cell>
          <table:table-cell office:value-type="string" calcext:value-type="string">
            <text:p>Délai corrigé :</text:p>
          </table:table-cell>
          <table:table-cell table:formula="of:=[.H3]+3000+100" office:value-type="float" office:value="456538" calcext:value-type="float">
            <text:p>456538</text:p>
          </table:table-cell>
          <table:table-cell office:value-type="string" calcext:value-type="string">
            <text:p>Delai_degre_ms: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Conversion délai :</text:p>
          </table:table-cell>
          <table:table-cell table:formula="of:=180 - ([.J3]/[.L3])" office:value-type="float" office:value="15.6002880806626" calcext:value-type="float">
            <text:p>15,6002880807</text:p>
          </table:table-cell>
          <table:table-cell office:value-type="string" calcext:value-type="string">
            <text:p>Sans avance statique : </text:p>
          </table:table-cell>
          <table:table-cell table:formula="of:=[.N3]-15.6" office:value-type="float" office:value="0.000288080662580015" calcext:value-type="float">
            <text:p>0,000288080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esse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mps_ms:</text:p>
          </table:table-cell>
          <table:table-cell office:value-type="float" office:value="374940" calcext:value-type="float">
            <text:p>374940</text:p>
          </table:table-cell>
          <table:table-cell office:value-type="string" calcext:value-type="string">
            <text:p>Delai_etincelle:</text:p>
          </table:table-cell>
          <table:table-cell office:value-type="float" office:value="339345" calcext:value-type="float">
            <text:p>339345</text:p>
          </table:table-cell>
          <table:table-cell office:value-type="string" calcext:value-type="string">
            <text:p>Délai corrigé :</text:p>
          </table:table-cell>
          <table:table-cell table:formula="of:=[.H4]+3000+100" office:value-type="float" office:value="342445" calcext:value-type="float">
            <text:p>342445</text:p>
          </table:table-cell>
          <table:table-cell office:value-type="string" calcext:value-type="string">
            <text:p>Delai_degre_ms: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Conversion délai :</text:p>
          </table:table-cell>
          <table:table-cell table:formula="of:=180 - ([.J4]/[.L4])" office:value-type="float" office:value="15.6000960153625" calcext:value-type="float">
            <text:p>15,6000960154</text:p>
          </table:table-cell>
          <table:table-cell office:value-type="string" calcext:value-type="string">
            <text:p>Sans avance statique : </text:p>
          </table:table-cell>
          <table:table-cell table:formula="of:=[.N4]-15.6" office:value-type="float" office:value="0.0000960153624536275" calcext:value-type="float">
            <text:p>9,60153624536275E-00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tesse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mps_ms:</text:p>
          </table:table-cell>
          <table:table-cell office:value-type="float" office:value="299880" calcext:value-type="float">
            <text:p>299880</text:p>
          </table:table-cell>
          <table:table-cell office:value-type="string" calcext:value-type="string">
            <text:p>Delai_etincelle:</text:p>
          </table:table-cell>
          <table:table-cell office:value-type="float" office:value="270790" calcext:value-type="float">
            <text:p>270790</text:p>
          </table:table-cell>
          <table:table-cell office:value-type="string" calcext:value-type="string">
            <text:p>Délai corrigé :</text:p>
          </table:table-cell>
          <table:table-cell table:formula="of:=[.H5]+3000+100" office:value-type="float" office:value="273890" calcext:value-type="float">
            <text:p>273890</text:p>
          </table:table-cell>
          <table:table-cell office:value-type="string" calcext:value-type="string">
            <text:p>Delai_degre_ms: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Conversion délai :</text:p>
          </table:table-cell>
          <table:table-cell table:formula="of:=180 - ([.J5]/[.L5])" office:value-type="float" office:value="15.6002400960384" calcext:value-type="float">
            <text:p>15,600240096</text:p>
          </table:table-cell>
          <table:table-cell office:value-type="string" calcext:value-type="string">
            <text:p>Sans avance statique : </text:p>
          </table:table-cell>
          <table:table-cell table:formula="of:=[.N5]-15.6" office:value-type="float" office:value="0.000240096038419679" calcext:value-type="float">
            <text:p>0,0002400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tesse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mps_ms:</text:p>
          </table:table-cell>
          <table:table-cell office:value-type="float" office:value="249840" calcext:value-type="float">
            <text:p>249840</text:p>
          </table:table-cell>
          <table:table-cell office:value-type="string" calcext:value-type="string">
            <text:p>Delai_etincelle:</text:p>
          </table:table-cell>
          <table:table-cell office:value-type="float" office:value="225087" calcext:value-type="float">
            <text:p>225087</text:p>
          </table:table-cell>
          <table:table-cell office:value-type="string" calcext:value-type="string">
            <text:p>Délai corrigé :</text:p>
          </table:table-cell>
          <table:table-cell table:formula="of:=[.H6]+3000+100" office:value-type="float" office:value="228187" calcext:value-type="float">
            <text:p>228187</text:p>
          </table:table-cell>
          <table:table-cell office:value-type="string" calcext:value-type="string">
            <text:p>Delai_degre_ms: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Conversion délai :</text:p>
          </table:table-cell>
          <table:table-cell table:formula="of:=180 - ([.J6]/[.L6])" office:value-type="float" office:value="15.600144092219" calcext:value-type="float">
            <text:p>15,6001440922</text:p>
          </table:table-cell>
          <table:table-cell office:value-type="string" calcext:value-type="string">
            <text:p>Sans avance statique : </text:p>
          </table:table-cell>
          <table:table-cell table:formula="of:=[.N6]-15.6" office:value-type="float" office:value="0.000144092219011682" calcext:value-type="float">
            <text:p>0,000144092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tesse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emps_ms:</text:p>
          </table:table-cell>
          <table:table-cell office:value-type="float" office:value="214200" calcext:value-type="float">
            <text:p>214200</text:p>
          </table:table-cell>
          <table:table-cell office:value-type="string" calcext:value-type="string">
            <text:p>Delai_etincelle:</text:p>
          </table:table-cell>
          <table:table-cell office:value-type="float" office:value="192536" calcext:value-type="float">
            <text:p>192536</text:p>
          </table:table-cell>
          <table:table-cell office:value-type="string" calcext:value-type="string">
            <text:p>Délai corrigé :</text:p>
          </table:table-cell>
          <table:table-cell table:formula="of:=[.H7]+3000+100" office:value-type="float" office:value="195636" calcext:value-type="float">
            <text:p>195636</text:p>
          </table:table-cell>
          <table:table-cell office:value-type="string" calcext:value-type="string">
            <text:p>Delai_degre_ms: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onversion délai :</text:p>
          </table:table-cell>
          <table:table-cell table:formula="of:=180 - ([.J7]/[.L7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7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sse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emps_ms:</text:p>
          </table:table-cell>
          <table:table-cell office:value-type="float" office:value="187380" calcext:value-type="float">
            <text:p>187380</text:p>
          </table:table-cell>
          <table:table-cell office:value-type="string" calcext:value-type="string">
            <text:p>Delai_etincelle:</text:p>
          </table:table-cell>
          <table:table-cell office:value-type="float" office:value="168040" calcext:value-type="float">
            <text:p>168040</text:p>
          </table:table-cell>
          <table:table-cell office:value-type="string" calcext:value-type="string">
            <text:p>Délai corrigé :</text:p>
          </table:table-cell>
          <table:table-cell table:formula="of:=[.H8]+3000+100" office:value-type="float" office:value="171140" calcext:value-type="float">
            <text:p>171140</text:p>
          </table:table-cell>
          <table:table-cell office:value-type="string" calcext:value-type="string">
            <text:p>Delai_degre_ms: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onversion délai :</text:p>
          </table:table-cell>
          <table:table-cell table:formula="of:=180 - ([.J8]/[.L8])" office:value-type="float" office:value="15.6003842459174" calcext:value-type="float">
            <text:p>15,6003842459</text:p>
          </table:table-cell>
          <table:table-cell office:value-type="string" calcext:value-type="string">
            <text:p>Sans avance statique : </text:p>
          </table:table-cell>
          <table:table-cell table:formula="of:=[.N8]-15.6" office:value-type="float" office:value="0.000384245917382842" calcext:value-type="float">
            <text:p>0,000384245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tesse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emps_ms:</text:p>
          </table:table-cell>
          <table:table-cell office:value-type="float" office:value="166500" calcext:value-type="float">
            <text:p>166500</text:p>
          </table:table-cell>
          <table:table-cell office:value-type="string" calcext:value-type="string">
            <text:p>Delai_etincelle:</text:p>
          </table:table-cell>
          <table:table-cell office:value-type="float" office:value="148970" calcext:value-type="float">
            <text:p>148970</text:p>
          </table:table-cell>
          <table:table-cell office:value-type="string" calcext:value-type="string">
            <text:p>Délai corrigé :</text:p>
          </table:table-cell>
          <table:table-cell table:formula="of:=[.H9]+3000+100" office:value-type="float" office:value="152070" calcext:value-type="float">
            <text:p>152070</text:p>
          </table:table-cell>
          <table:table-cell office:value-type="string" calcext:value-type="string">
            <text:p>Delai_degre_ms: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Conversion délai :</text:p>
          </table:table-cell>
          <table:table-cell table:formula="of:=180 - ([.J9]/[.L9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9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tesse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mps_ms:</text:p>
          </table:table-cell>
          <table:table-cell office:value-type="float" office:value="149940" calcext:value-type="float">
            <text:p>149940</text:p>
          </table:table-cell>
          <table:table-cell office:value-type="string" calcext:value-type="string">
            <text:p>Delai_etincelle:</text:p>
          </table:table-cell>
          <table:table-cell office:value-type="float" office:value="133845" calcext:value-type="float">
            <text:p>133845</text:p>
          </table:table-cell>
          <table:table-cell office:value-type="string" calcext:value-type="string">
            <text:p>Délai corrigé :</text:p>
          </table:table-cell>
          <table:table-cell table:formula="of:=[.H10]+3000+100" office:value-type="float" office:value="136945" calcext:value-type="float">
            <text:p>136945</text:p>
          </table:table-cell>
          <table:table-cell office:value-type="string" calcext:value-type="string">
            <text:p>Delai_degre_ms: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Conversion délai :</text:p>
          </table:table-cell>
          <table:table-cell table:formula="of:=180 - ([.J10]/[.L10])" office:value-type="float" office:value="15.6002400960384" calcext:value-type="float">
            <text:p>15,600240096</text:p>
          </table:table-cell>
          <table:table-cell office:value-type="string" calcext:value-type="string">
            <text:p>Sans avance statique : </text:p>
          </table:table-cell>
          <table:table-cell table:formula="of:=[.N10]-15.6" office:value-type="float" office:value="0.000240096038419679" calcext:value-type="float">
            <text:p>0,0002400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tesse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emps_ms:</text:p>
          </table:table-cell>
          <table:table-cell office:value-type="float" office:value="136260" calcext:value-type="float">
            <text:p>136260</text:p>
          </table:table-cell>
          <table:table-cell office:value-type="string" calcext:value-type="string">
            <text:p>Delai_etincelle:</text:p>
          </table:table-cell>
          <table:table-cell office:value-type="float" office:value="121350" calcext:value-type="float">
            <text:p>121350</text:p>
          </table:table-cell>
          <table:table-cell office:value-type="string" calcext:value-type="string">
            <text:p>Délai corrigé :</text:p>
          </table:table-cell>
          <table:table-cell table:formula="of:=[.H11]+3000+100" office:value-type="float" office:value="124450" calcext:value-type="float">
            <text:p>124450</text:p>
          </table:table-cell>
          <table:table-cell office:value-type="string" calcext:value-type="string">
            <text:p>Delai_degre_ms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onversion délai :</text:p>
          </table:table-cell>
          <table:table-cell table:formula="of:=180 - ([.J11]/[.L11])" office:value-type="float" office:value="15.6010568031704" calcext:value-type="float">
            <text:p>15,6010568032</text:p>
          </table:table-cell>
          <table:table-cell office:value-type="string" calcext:value-type="string">
            <text:p>Sans avance statique : </text:p>
          </table:table-cell>
          <table:table-cell table:formula="of:=[.N11]-15.6" office:value-type="float" office:value="0.00105680317042278" calcext:value-type="float">
            <text:p>0,00105680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tesse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emps_ms:</text:p>
          </table:table-cell>
          <table:table-cell office:value-type="float" office:value="124920" calcext:value-type="float">
            <text:p>124920</text:p>
          </table:table-cell>
          <table:table-cell office:value-type="string" calcext:value-type="string">
            <text:p>Delai_etincelle:</text:p>
          </table:table-cell>
          <table:table-cell office:value-type="float" office:value="110993" calcext:value-type="float">
            <text:p>110993</text:p>
          </table:table-cell>
          <table:table-cell office:value-type="string" calcext:value-type="string">
            <text:p>Délai corrigé :</text:p>
          </table:table-cell>
          <table:table-cell table:formula="of:=[.H12]+3000+100" office:value-type="float" office:value="114093" calcext:value-type="float">
            <text:p>114093</text:p>
          </table:table-cell>
          <table:table-cell office:value-type="string" calcext:value-type="string">
            <text:p>Delai_degre_ms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onversion délai :</text:p>
          </table:table-cell>
          <table:table-cell table:formula="of:=180 - ([.J12]/[.L12])" office:value-type="float" office:value="15.6008645533141" calcext:value-type="float">
            <text:p>15,6008645533</text:p>
          </table:table-cell>
          <table:table-cell office:value-type="string" calcext:value-type="string">
            <text:p>Sans avance statique : </text:p>
          </table:table-cell>
          <table:table-cell table:formula="of:=[.N12]-15.6" office:value-type="float" office:value="0.00086455331412516" calcext:value-type="float">
            <text:p>0,00086455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tesse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emps_ms:</text:p>
          </table:table-cell>
          <table:table-cell office:value-type="float" office:value="115380" calcext:value-type="float">
            <text:p>115380</text:p>
          </table:table-cell>
          <table:table-cell office:value-type="string" calcext:value-type="string">
            <text:p>Delai_etincelle:</text:p>
          </table:table-cell>
          <table:table-cell office:value-type="float" office:value="102280" calcext:value-type="float">
            <text:p>102280</text:p>
          </table:table-cell>
          <table:table-cell office:value-type="string" calcext:value-type="string">
            <text:p>Délai corrigé :</text:p>
          </table:table-cell>
          <table:table-cell table:formula="of:=[.H13]+3000+100" office:value-type="float" office:value="105380" calcext:value-type="float">
            <text:p>105380</text:p>
          </table:table-cell>
          <table:table-cell office:value-type="string" calcext:value-type="string">
            <text:p>Delai_degre_ms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onversion délai :</text:p>
          </table:table-cell>
          <table:table-cell table:formula="of:=180 - ([.J13]/[.L13])" office:value-type="float" office:value="15.600624024961" calcext:value-type="float">
            <text:p>15,600624025</text:p>
          </table:table-cell>
          <table:table-cell office:value-type="string" calcext:value-type="string">
            <text:p>Sans avance statique : </text:p>
          </table:table-cell>
          <table:table-cell table:formula="of:=[.N13]-15.6" office:value-type="float" office:value="0.000624024961007663" calcext:value-type="float">
            <text:p>0,00062402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sse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emps_ms: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Delai_etincelle:</text:p>
          </table:table-cell>
          <table:table-cell office:value-type="float" office:value="94718" calcext:value-type="float">
            <text:p>94718</text:p>
          </table:table-cell>
          <table:table-cell office:value-type="string" calcext:value-type="string">
            <text:p>Délai corrigé :</text:p>
          </table:table-cell>
          <table:table-cell table:formula="of:=[.H14]+3000+100" office:value-type="float" office:value="97818" calcext:value-type="float">
            <text:p>97818</text:p>
          </table:table-cell>
          <table:table-cell office:value-type="string" calcext:value-type="string">
            <text:p>Delai_degre_ms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Conversion délai :</text:p>
          </table:table-cell>
          <table:table-cell table:formula="of:=180 - ([.J14]/[.L14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14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sse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mps_ms:</text:p>
          </table:table-cell>
          <table:table-cell office:value-type="float" office:value="99900" calcext:value-type="float">
            <text:p>99900</text:p>
          </table:table-cell>
          <table:table-cell office:value-type="string" calcext:value-type="string">
            <text:p>Delai_etincelle:</text:p>
          </table:table-cell>
          <table:table-cell office:value-type="float" office:value="88142" calcext:value-type="float">
            <text:p>88142</text:p>
          </table:table-cell>
          <table:table-cell office:value-type="string" calcext:value-type="string">
            <text:p>Délai corrigé :</text:p>
          </table:table-cell>
          <table:table-cell table:formula="of:=[.H15]+3000+100" office:value-type="float" office:value="91242" calcext:value-type="float">
            <text:p>91242</text:p>
          </table:table-cell>
          <table:table-cell office:value-type="string" calcext:value-type="string">
            <text:p>Delai_degre_ms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onversion délai :</text:p>
          </table:table-cell>
          <table:table-cell table:formula="of:=180 - ([.J15]/[.L15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15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tess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emps_ms: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Delai_etincelle:</text:p>
          </table:table-cell>
          <table:table-cell office:value-type="float" office:value="82388" calcext:value-type="float">
            <text:p>82388</text:p>
          </table:table-cell>
          <table:table-cell office:value-type="string" calcext:value-type="string">
            <text:p>Délai corrigé :</text:p>
          </table:table-cell>
          <table:table-cell table:formula="of:=[.H16]+3000+100" office:value-type="float" office:value="85488" calcext:value-type="float">
            <text:p>85488</text:p>
          </table:table-cell>
          <table:table-cell office:value-type="string" calcext:value-type="string">
            <text:p>Delai_degre_ms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nversion délai :</text:p>
          </table:table-cell>
          <table:table-cell table:formula="of:=180 - ([.J16]/[.L16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16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tess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emps_ms: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Delai_etincelle:</text:p>
          </table:table-cell>
          <table:table-cell office:value-type="float" office:value="77456" calcext:value-type="float">
            <text:p>77456</text:p>
          </table:table-cell>
          <table:table-cell office:value-type="string" calcext:value-type="string">
            <text:p>Délai corrigé :</text:p>
          </table:table-cell>
          <table:table-cell table:formula="of:=[.H17]+3000+100" office:value-type="float" office:value="80556" calcext:value-type="float">
            <text:p>80556</text:p>
          </table:table-cell>
          <table:table-cell office:value-type="string" calcext:value-type="string">
            <text:p>Delai_degre_ms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nversion délai :</text:p>
          </table:table-cell>
          <table:table-cell table:formula="of:=180 - ([.J17]/[.L17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17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tesse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emps_ms:</text:p>
          </table:table-cell>
          <table:table-cell office:value-type="float" office:value="83160" calcext:value-type="float">
            <text:p>83160</text:p>
          </table:table-cell>
          <table:table-cell office:value-type="string" calcext:value-type="string">
            <text:p>Delai_etincelle:</text:p>
          </table:table-cell>
          <table:table-cell office:value-type="float" office:value="72852" calcext:value-type="float">
            <text:p>72852</text:p>
          </table:table-cell>
          <table:table-cell office:value-type="string" calcext:value-type="string">
            <text:p>Délai corrigé :</text:p>
          </table:table-cell>
          <table:table-cell table:formula="of:=[.H18]+3000+100" office:value-type="float" office:value="75952" calcext:value-type="float">
            <text:p>75952</text:p>
          </table:table-cell>
          <table:table-cell office:value-type="string" calcext:value-type="string">
            <text:p>Delai_degre_ms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onversion délai :</text:p>
          </table:table-cell>
          <table:table-cell table:formula="of:=180 - ([.J18]/[.L18])" office:value-type="float" office:value="15.6017316017316" calcext:value-type="float">
            <text:p>15,6017316017</text:p>
          </table:table-cell>
          <table:table-cell office:value-type="string" calcext:value-type="string">
            <text:p>Sans avance statique : </text:p>
          </table:table-cell>
          <table:table-cell table:formula="of:=[.N18]-15.6" office:value-type="float" office:value="0.00173160173161513" calcext:value-type="float">
            <text:p>0,001731601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tesse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emps_ms:</text:p>
          </table:table-cell>
          <table:table-cell office:value-type="float" office:value="78840" calcext:value-type="float">
            <text:p>78840</text:p>
          </table:table-cell>
          <table:table-cell office:value-type="string" calcext:value-type="string">
            <text:p>Delai_etincelle:</text:p>
          </table:table-cell>
          <table:table-cell office:value-type="float" office:value="68907" calcext:value-type="float">
            <text:p>68907</text:p>
          </table:table-cell>
          <table:table-cell office:value-type="string" calcext:value-type="string">
            <text:p>Délai corrigé :</text:p>
          </table:table-cell>
          <table:table-cell table:formula="of:=[.H19]+3000+100" office:value-type="float" office:value="72007" calcext:value-type="float">
            <text:p>72007</text:p>
          </table:table-cell>
          <table:table-cell office:value-type="string" calcext:value-type="string">
            <text:p>Delai_degre_ms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onversion délai :</text:p>
          </table:table-cell>
          <table:table-cell table:formula="of:=180 - ([.J19]/[.L19])" office:value-type="float" office:value="15.6004566210046" calcext:value-type="float">
            <text:p>15,600456621</text:p>
          </table:table-cell>
          <table:table-cell office:value-type="string" calcext:value-type="string">
            <text:p>Sans avance statique : </text:p>
          </table:table-cell>
          <table:table-cell table:formula="of:=[.N19]-15.6" office:value-type="float" office:value="0.000456621004554236" calcext:value-type="float">
            <text:p>0,00045662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emps_ms:</text:p>
          </table:table-cell>
          <table:table-cell office:value-type="float" office:value="74880" calcext:value-type="float">
            <text:p>74880</text:p>
          </table:table-cell>
          <table:table-cell office:value-type="string" calcext:value-type="string">
            <text:p>Delai_etincelle:</text:p>
          </table:table-cell>
          <table:table-cell office:value-type="float" office:value="65290" calcext:value-type="float">
            <text:p>65290</text:p>
          </table:table-cell>
          <table:table-cell office:value-type="string" calcext:value-type="string">
            <text:p>Délai corrigé :</text:p>
          </table:table-cell>
          <table:table-cell table:formula="of:=[.H20]+3000+100" office:value-type="float" office:value="68390" calcext:value-type="float">
            <text:p>68390</text:p>
          </table:table-cell>
          <table:table-cell office:value-type="string" calcext:value-type="string">
            <text:p>Delai_degre_ms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onversion délai :</text:p>
          </table:table-cell>
          <table:table-cell table:formula="of:=180 - ([.J20]/[.L20])" office:value-type="float" office:value="15.6009615384615" calcext:value-type="float">
            <text:p>15,6009615385</text:p>
          </table:table-cell>
          <table:table-cell office:value-type="string" calcext:value-type="string">
            <text:p>Sans avance statique : </text:p>
          </table:table-cell>
          <table:table-cell table:formula="of:=[.N20]-15.6" office:value-type="float" office:value="0.000961538461547562" calcext:value-type="float">
            <text:p>0,000961538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tesse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emps_ms:</text:p>
          </table:table-cell>
          <table:table-cell office:value-type="float" office:value="71280" calcext:value-type="float">
            <text:p>71280</text:p>
          </table:table-cell>
          <table:table-cell office:value-type="string" calcext:value-type="string">
            <text:p>Delai_etincelle:</text:p>
          </table:table-cell>
          <table:table-cell office:value-type="float" office:value="62002" calcext:value-type="float">
            <text:p>62002</text:p>
          </table:table-cell>
          <table:table-cell office:value-type="string" calcext:value-type="string">
            <text:p>Délai corrigé :</text:p>
          </table:table-cell>
          <table:table-cell table:formula="of:=[.H21]+3000+100" office:value-type="float" office:value="65102" calcext:value-type="float">
            <text:p>65102</text:p>
          </table:table-cell>
          <table:table-cell office:value-type="string" calcext:value-type="string">
            <text:p>Delai_degre_ms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onversion délai :</text:p>
          </table:table-cell>
          <table:table-cell table:formula="of:=180 - ([.J21]/[.L21])" office:value-type="float" office:value="15.6010101010101" calcext:value-type="float">
            <text:p>15,601010101</text:p>
          </table:table-cell>
          <table:table-cell office:value-type="string" calcext:value-type="string">
            <text:p>Sans avance statique : </text:p>
          </table:table-cell>
          <table:table-cell table:formula="of:=[.N21]-15.6" office:value-type="float" office:value="0.00101010101010424" calcext:value-type="float">
            <text:p>0,00101010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tesse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emps_ms:</text:p>
          </table:table-cell>
          <table:table-cell office:value-type="float" office:value="68040" calcext:value-type="float">
            <text:p>68040</text:p>
          </table:table-cell>
          <table:table-cell office:value-type="string" calcext:value-type="string">
            <text:p>Delai_etincelle:</text:p>
          </table:table-cell>
          <table:table-cell office:value-type="float" office:value="59043" calcext:value-type="float">
            <text:p>59043</text:p>
          </table:table-cell>
          <table:table-cell office:value-type="string" calcext:value-type="string">
            <text:p>Délai corrigé :</text:p>
          </table:table-cell>
          <table:table-cell table:formula="of:=[.H22]+3000+100" office:value-type="float" office:value="62143" calcext:value-type="float">
            <text:p>62143</text:p>
          </table:table-cell>
          <table:table-cell office:value-type="string" calcext:value-type="string">
            <text:p>Delai_degre_ms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nversion délai :</text:p>
          </table:table-cell>
          <table:table-cell table:formula="of:=180 - ([.J22]/[.L22])" office:value-type="float" office:value="15.6005291005291" calcext:value-type="float">
            <text:p>15,6005291005</text:p>
          </table:table-cell>
          <table:table-cell office:value-type="string" calcext:value-type="string">
            <text:p>Sans avance statique : </text:p>
          </table:table-cell>
          <table:table-cell table:formula="of:=[.N22]-15.6" office:value-type="float" office:value="0.000529100529087501" calcext:value-type="float">
            <text:p>0,000529100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tesse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emps_ms:</text:p>
          </table:table-cell>
          <table:table-cell office:value-type="float" office:value="65160" calcext:value-type="float">
            <text:p>65160</text:p>
          </table:table-cell>
          <table:table-cell office:value-type="string" calcext:value-type="string">
            <text:p>Delai_etincelle: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Délai corrigé :</text:p>
          </table:table-cell>
          <table:table-cell table:formula="of:=[.H23]+3000+100" office:value-type="float" office:value="59512" calcext:value-type="float">
            <text:p>59512</text:p>
          </table:table-cell>
          <table:table-cell office:value-type="string" calcext:value-type="string">
            <text:p>Delai_degre_ms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onversion délai :</text:p>
          </table:table-cell>
          <table:table-cell table:formula="of:=180 - ([.J23]/[.L23])" office:value-type="float" office:value="15.6022099447514" calcext:value-type="float">
            <text:p>15,6022099448</text:p>
          </table:table-cell>
          <table:table-cell office:value-type="string" calcext:value-type="string">
            <text:p>Sans avance statique : </text:p>
          </table:table-cell>
          <table:table-cell table:formula="of:=[.N23]-15.6" office:value-type="float" office:value="0.00220994475139413" calcext:value-type="float">
            <text:p>0,00220994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tesse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emps_ms:</text:p>
          </table:table-cell>
          <table:table-cell office:value-type="float" office:value="62460" calcext:value-type="float">
            <text:p>62460</text:p>
          </table:table-cell>
          <table:table-cell office:value-type="string" calcext:value-type="string">
            <text:p>Delai_etincelle:</text:p>
          </table:table-cell>
          <table:table-cell office:value-type="float" office:value="53946" calcext:value-type="float">
            <text:p>53946</text:p>
          </table:table-cell>
          <table:table-cell office:value-type="string" calcext:value-type="string">
            <text:p>Délai corrigé :</text:p>
          </table:table-cell>
          <table:table-cell table:formula="of:=[.H24]+3000+100" office:value-type="float" office:value="57046" calcext:value-type="float">
            <text:p>57046</text:p>
          </table:table-cell>
          <table:table-cell office:value-type="string" calcext:value-type="string">
            <text:p>Delai_degre_ms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nversion délai :</text:p>
          </table:table-cell>
          <table:table-cell table:formula="of:=180 - ([.J24]/[.L24])" office:value-type="float" office:value="15.6023054755043" calcext:value-type="float">
            <text:p>15,6023054755</text:p>
          </table:table-cell>
          <table:table-cell office:value-type="string" calcext:value-type="string">
            <text:p>Sans avance statique : </text:p>
          </table:table-cell>
          <table:table-cell table:formula="of:=[.N24]-15.6" office:value-type="float" office:value="0.0023054755043237" calcext:value-type="float">
            <text:p>0,002305475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tesse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emps_ms:</text:p>
          </table:table-cell>
          <table:table-cell office:value-type="float" office:value="59940" calcext:value-type="float">
            <text:p>59940</text:p>
          </table:table-cell>
          <table:table-cell office:value-type="string" calcext:value-type="string">
            <text:p>Delai_etincelle:</text:p>
          </table:table-cell>
          <table:table-cell office:value-type="float" office:value="51645" calcext:value-type="float">
            <text:p>51645</text:p>
          </table:table-cell>
          <table:table-cell office:value-type="string" calcext:value-type="string">
            <text:p>Délai corrigé :</text:p>
          </table:table-cell>
          <table:table-cell table:formula="of:=[.H25]+3000+100" office:value-type="float" office:value="54745" calcext:value-type="float">
            <text:p>54745</text:p>
          </table:table-cell>
          <table:table-cell office:value-type="string" calcext:value-type="string">
            <text:p>Delai_degre_ms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onversion délai :</text:p>
          </table:table-cell>
          <table:table-cell table:formula="of:=180 - ([.J25]/[.L25])" office:value-type="float" office:value="15.6006006006006" calcext:value-type="float">
            <text:p>15,6006006006</text:p>
          </table:table-cell>
          <table:table-cell office:value-type="string" calcext:value-type="string">
            <text:p>Sans avance statique : </text:p>
          </table:table-cell>
          <table:table-cell table:formula="of:=[.N25]-15.6" office:value-type="float" office:value="0.000600600600614953" calcext:value-type="float">
            <text:p>0,000600600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tesse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Temps_ms: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Delai_etincelle:</text:p>
          </table:table-cell>
          <table:table-cell office:value-type="float" office:value="49508" calcext:value-type="float">
            <text:p>49508</text:p>
          </table:table-cell>
          <table:table-cell office:value-type="string" calcext:value-type="string">
            <text:p>Délai corrigé :</text:p>
          </table:table-cell>
          <table:table-cell table:formula="of:=[.H26]+3000+100" office:value-type="float" office:value="52608" calcext:value-type="float">
            <text:p>52608</text:p>
          </table:table-cell>
          <table:table-cell office:value-type="string" calcext:value-type="string">
            <text:p>Delai_degre_ms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nversion délai :</text:p>
          </table:table-cell>
          <table:table-cell table:formula="of:=180 - ([.J26]/[.L26])" office:value-type="float" office:value="15.6" calcext:value-type="float">
            <text:p>15,6</text:p>
          </table:table-cell>
          <table:table-cell office:value-type="string" calcext:value-type="string">
            <text:p>Sans avance statique : </text:p>
          </table:table-cell>
          <table:table-cell table:formula="of:=[.N26]-15.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tesse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emps_ms:</text:p>
          </table:table-cell>
          <table:table-cell office:value-type="float" office:value="55440" calcext:value-type="float">
            <text:p>55440</text:p>
          </table:table-cell>
          <table:table-cell office:value-type="string" calcext:value-type="string">
            <text:p>Delai_etincelle:</text:p>
          </table:table-cell>
          <table:table-cell office:value-type="float" office:value="47535" calcext:value-type="float">
            <text:p>47535</text:p>
          </table:table-cell>
          <table:table-cell office:value-type="string" calcext:value-type="string">
            <text:p>Délai corrigé :</text:p>
          </table:table-cell>
          <table:table-cell table:formula="of:=[.H27]+3000+100" office:value-type="float" office:value="50635" calcext:value-type="float">
            <text:p>50635</text:p>
          </table:table-cell>
          <table:table-cell office:value-type="string" calcext:value-type="string">
            <text:p>Delai_degre_ms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onversion délai :</text:p>
          </table:table-cell>
          <table:table-cell table:formula="of:=180 - ([.J27]/[.L27])" office:value-type="float" office:value="15.6006493506493" calcext:value-type="float">
            <text:p>15,6006493506</text:p>
          </table:table-cell>
          <table:table-cell office:value-type="string" calcext:value-type="string">
            <text:p>Sans avance statique : </text:p>
          </table:table-cell>
          <table:table-cell table:formula="of:=[.N27]-15.6" office:value-type="float" office:value="0.00064935064934879" calcext:value-type="float">
            <text:p>0,000649350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tesse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mps_ms:</text:p>
          </table:table-cell>
          <table:table-cell office:value-type="float" office:value="53460" calcext:value-type="float">
            <text:p>53460</text:p>
          </table:table-cell>
          <table:table-cell office:value-type="string" calcext:value-type="string">
            <text:p>Delai_etincelle:</text:p>
          </table:table-cell>
          <table:table-cell office:value-type="float" office:value="45701" calcext:value-type="float">
            <text:p>45701</text:p>
          </table:table-cell>
          <table:table-cell office:value-type="string" calcext:value-type="string">
            <text:p>Délai corrigé :</text:p>
          </table:table-cell>
          <table:table-cell table:formula="of:=[.H28]+3000+100" office:value-type="float" office:value="48801" calcext:value-type="float">
            <text:p>48801</text:p>
          </table:table-cell>
          <table:table-cell office:value-type="string" calcext:value-type="string">
            <text:p>Delai_degre_ms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onversion délai :</text:p>
          </table:table-cell>
          <table:table-cell table:formula="of:=180 - ([.J28]/[.L28])" office:value-type="float" office:value="15.6868686868687" calcext:value-type="float">
            <text:p>15,6868686869</text:p>
          </table:table-cell>
          <table:table-cell office:value-type="string" calcext:value-type="string">
            <text:p>Sans avance statique : </text:p>
          </table:table-cell>
          <table:table-cell table:formula="of:=[.N28]-15.6" office:value-type="float" office:value="0.0868686868686783" calcext:value-type="float">
            <text:p>0,086868686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tesse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Temps_ms: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Delai_etincelle:</text:p>
          </table:table-cell>
          <table:table-cell office:value-type="float" office:value="44034" calcext:value-type="float">
            <text:p>44034</text:p>
          </table:table-cell>
          <table:table-cell office:value-type="string" calcext:value-type="string">
            <text:p>Délai corrigé :</text:p>
          </table:table-cell>
          <table:table-cell table:formula="of:=[.H29]+3000+100" office:value-type="float" office:value="47134" calcext:value-type="float">
            <text:p>47134</text:p>
          </table:table-cell>
          <table:table-cell office:value-type="string" calcext:value-type="string">
            <text:p>Delai_degre_ms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Conversion délai :</text:p>
          </table:table-cell>
          <table:table-cell table:formula="of:=180 - ([.J29]/[.L29])" office:value-type="float" office:value="15.7700348432056" calcext:value-type="float">
            <text:p>15,7700348432</text:p>
          </table:table-cell>
          <table:table-cell office:value-type="string" calcext:value-type="string">
            <text:p>Sans avance statique : </text:p>
          </table:table-cell>
          <table:table-cell table:formula="of:=[.N29]-15.6" office:value-type="float" office:value="0.170034843205565" calcext:value-type="float">
            <text:p>0,17003484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tesse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emps_ms:</text:p>
          </table:table-cell>
          <table:table-cell office:value-type="float" office:value="49860" calcext:value-type="float">
            <text:p>49860</text:p>
          </table:table-cell>
          <table:table-cell office:value-type="string" calcext:value-type="string">
            <text:p>Delai_etincelle:</text:p>
          </table:table-cell>
          <table:table-cell office:value-type="float" office:value="42368" calcext:value-type="float">
            <text:p>42368</text:p>
          </table:table-cell>
          <table:table-cell office:value-type="string" calcext:value-type="string">
            <text:p>Délai corrigé :</text:p>
          </table:table-cell>
          <table:table-cell table:formula="of:=[.H30]+3000+100" office:value-type="float" office:value="45468" calcext:value-type="float">
            <text:p>45468</text:p>
          </table:table-cell>
          <table:table-cell office:value-type="string" calcext:value-type="string">
            <text:p>Delai_degre_ms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onversion délai :</text:p>
          </table:table-cell>
          <table:table-cell table:formula="of:=180 - ([.J30]/[.L30])" office:value-type="float" office:value="15.85559566787" calcext:value-type="float">
            <text:p>15,8555956679</text:p>
          </table:table-cell>
          <table:table-cell office:value-type="string" calcext:value-type="string">
            <text:p>Sans avance statique : </text:p>
          </table:table-cell>
          <table:table-cell table:formula="of:=[.N30]-15.6" office:value-type="float" office:value="0.255595667870034" calcext:value-type="float">
            <text:p>0,255595667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sse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emps_ms:</text:p>
          </table:table-cell>
          <table:table-cell office:value-type="float" office:value="48240" calcext:value-type="float">
            <text:p>48240</text:p>
          </table:table-cell>
          <table:table-cell office:value-type="string" calcext:value-type="string">
            <text:p>Delai_etincelle:</text:p>
          </table:table-cell>
          <table:table-cell office:value-type="float" office:value="40868" calcext:value-type="float">
            <text:p>40868</text:p>
          </table:table-cell>
          <table:table-cell office:value-type="string" calcext:value-type="string">
            <text:p>Délai corrigé :</text:p>
          </table:table-cell>
          <table:table-cell table:formula="of:=[.H31]+3000+100" office:value-type="float" office:value="43968" calcext:value-type="float">
            <text:p>43968</text:p>
          </table:table-cell>
          <table:table-cell office:value-type="string" calcext:value-type="string">
            <text:p>Delai_degre_ms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version délai :</text:p>
          </table:table-cell>
          <table:table-cell table:formula="of:=180 - ([.J31]/[.L31])" office:value-type="float" office:value="15.9402985074627" calcext:value-type="float">
            <text:p>15,9402985075</text:p>
          </table:table-cell>
          <table:table-cell office:value-type="string" calcext:value-type="string">
            <text:p>Sans avance statique : </text:p>
          </table:table-cell>
          <table:table-cell table:formula="of:=[.N31]-15.6" office:value-type="float" office:value="0.3402985074627" calcext:value-type="float">
            <text:p>0,340298507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tesse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emps_ms: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Delai_etincelle:</text:p>
          </table:table-cell>
          <table:table-cell office:value-type="float" office:value="39534" calcext:value-type="float">
            <text:p>39534</text:p>
          </table:table-cell>
          <table:table-cell office:value-type="string" calcext:value-type="string">
            <text:p>Délai corrigé :</text:p>
          </table:table-cell>
          <table:table-cell table:formula="of:=[.H32]+3000+100" office:value-type="float" office:value="42634" calcext:value-type="float">
            <text:p>42634</text:p>
          </table:table-cell>
          <table:table-cell office:value-type="string" calcext:value-type="string">
            <text:p>Delai_degre_ms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onversion délai :</text:p>
          </table:table-cell>
          <table:table-cell table:formula="of:=180 - ([.J32]/[.L32])" office:value-type="float" office:value="16.0230769230769" calcext:value-type="float">
            <text:p>16,0230769231</text:p>
          </table:table-cell>
          <table:table-cell office:value-type="string" calcext:value-type="string">
            <text:p>Sans avance statique : </text:p>
          </table:table-cell>
          <table:table-cell table:formula="of:=[.N32]-15.6" office:value-type="float" office:value="0.423076923076929" calcext:value-type="float">
            <text:p>0,423076923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tesse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emps_ms:</text:p>
          </table:table-cell>
          <table:table-cell office:value-type="float" office:value="45360" calcext:value-type="float">
            <text:p>45360</text:p>
          </table:table-cell>
          <table:table-cell office:value-type="string" calcext:value-type="string">
            <text:p>Delai_etincelle:</text:p>
          </table:table-cell>
          <table:table-cell office:value-type="float" office:value="38201" calcext:value-type="float">
            <text:p>38201</text:p>
          </table:table-cell>
          <table:table-cell office:value-type="string" calcext:value-type="string">
            <text:p>Délai corrigé :</text:p>
          </table:table-cell>
          <table:table-cell table:formula="of:=[.H33]+3000+100" office:value-type="float" office:value="41301" calcext:value-type="float">
            <text:p>41301</text:p>
          </table:table-cell>
          <table:table-cell office:value-type="string" calcext:value-type="string">
            <text:p>Delai_degre_ms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nversion délai :</text:p>
          </table:table-cell>
          <table:table-cell table:formula="of:=180 - ([.J33]/[.L33])" office:value-type="float" office:value="16.1071428571429" calcext:value-type="float">
            <text:p>16,1071428571</text:p>
          </table:table-cell>
          <table:table-cell office:value-type="string" calcext:value-type="string">
            <text:p>Sans avance statique : </text:p>
          </table:table-cell>
          <table:table-cell table:formula="of:=[.N33]-15.6" office:value-type="float" office:value="0.507142857142862" calcext:value-type="float">
            <text:p>0,507142857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tesse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emps_ms: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Delai_etincelle:</text:p>
          </table:table-cell>
          <table:table-cell office:value-type="float" office:value="37033" calcext:value-type="float">
            <text:p>37033</text:p>
          </table:table-cell>
          <table:table-cell office:value-type="string" calcext:value-type="string">
            <text:p>Délai corrigé :</text:p>
          </table:table-cell>
          <table:table-cell table:formula="of:=[.H34]+3000+100" office:value-type="float" office:value="40133" calcext:value-type="float">
            <text:p>40133</text:p>
          </table:table-cell>
          <table:table-cell office:value-type="string" calcext:value-type="string">
            <text:p>Delai_degre_ms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nversion délai :</text:p>
          </table:table-cell>
          <table:table-cell table:formula="of:=180 - ([.J34]/[.L34])" office:value-type="float" office:value="16.1918367346939" calcext:value-type="float">
            <text:p>16,1918367347</text:p>
          </table:table-cell>
          <table:table-cell office:value-type="string" calcext:value-type="string">
            <text:p>Sans avance statique : </text:p>
          </table:table-cell>
          <table:table-cell table:formula="of:=[.N34]-15.6" office:value-type="float" office:value="0.59183673469388" calcext:value-type="float">
            <text:p>0,591836734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tesse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emps_ms: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Delai_etincelle:</text:p>
          </table:table-cell>
          <table:table-cell office:value-type="float" office:value="35866" calcext:value-type="float">
            <text:p>35866</text:p>
          </table:table-cell>
          <table:table-cell office:value-type="string" calcext:value-type="string">
            <text:p>Délai corrigé :</text:p>
          </table:table-cell>
          <table:table-cell table:formula="of:=[.H35]+3000+100" office:value-type="float" office:value="38966" calcext:value-type="float">
            <text:p>38966</text:p>
          </table:table-cell>
          <table:table-cell office:value-type="string" calcext:value-type="string">
            <text:p>Delai_degre_ms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onversion délai :</text:p>
          </table:table-cell>
          <table:table-cell table:formula="of:=180 - ([.J35]/[.L35])" office:value-type="float" office:value="16.2773109243697" calcext:value-type="float">
            <text:p>16,2773109244</text:p>
          </table:table-cell>
          <table:table-cell office:value-type="string" calcext:value-type="string">
            <text:p>Sans avance statique : </text:p>
          </table:table-cell>
          <table:table-cell table:formula="of:=[.N35]-15.6" office:value-type="float" office:value="0.677310924369744" calcext:value-type="float">
            <text:p>0,67731092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tesse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emps_ms:</text:p>
          </table:table-cell>
          <table:table-cell office:value-type="float" office:value="41580" calcext:value-type="float">
            <text:p>41580</text:p>
          </table:table-cell>
          <table:table-cell office:value-type="string" calcext:value-type="string">
            <text:p>Delai_etincelle: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Délai corrigé :</text:p>
          </table:table-cell>
          <table:table-cell table:formula="of:=[.H36]+3000+100" office:value-type="float" office:value="37800" calcext:value-type="float">
            <text:p>37800</text:p>
          </table:table-cell>
          <table:table-cell office:value-type="string" calcext:value-type="string">
            <text:p>Delai_degre_ms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version délai :</text:p>
          </table:table-cell>
          <table:table-cell table:formula="of:=180 - ([.J36]/[.L36])" office:value-type="float" office:value="16.3636363636364" calcext:value-type="float">
            <text:p>16,3636363636</text:p>
          </table:table-cell>
          <table:table-cell office:value-type="string" calcext:value-type="string">
            <text:p>Sans avance statique : </text:p>
          </table:table-cell>
          <table:table-cell table:formula="of:=[.N36]-15.6" office:value-type="float" office:value="0.763636363636374" calcext:value-type="float">
            <text:p>0,76363636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tesse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Temps_ms: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Delai_etincelle: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Délai corrigé :</text:p>
          </table:table-cell>
          <table:table-cell table:formula="of:=[.H37]+3000+100" office:value-type="float" office:value="36799" calcext:value-type="float">
            <text:p>36799</text:p>
          </table:table-cell>
          <table:table-cell office:value-type="string" calcext:value-type="string">
            <text:p>Delai_degre_ms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onversion délai :</text:p>
          </table:table-cell>
          <table:table-cell table:formula="of:=180 - ([.J37]/[.L37])" office:value-type="float" office:value="16.4488888888889" calcext:value-type="float">
            <text:p>16,4488888889</text:p>
          </table:table-cell>
          <table:table-cell office:value-type="string" calcext:value-type="string">
            <text:p>Sans avance statique : </text:p>
          </table:table-cell>
          <table:table-cell table:formula="of:=[.N37]-15.6" office:value-type="float" office:value="0.848888888888888" calcext:value-type="float">
            <text:p>0,848888888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tesse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Temps_ms:</text:p>
          </table:table-cell>
          <table:table-cell office:value-type="float" office:value="39420" calcext:value-type="float">
            <text:p>39420</text:p>
          </table:table-cell>
          <table:table-cell office:value-type="string" calcext:value-type="string">
            <text:p>Delai_etincelle:</text:p>
          </table:table-cell>
          <table:table-cell office:value-type="float" office:value="32700" calcext:value-type="float">
            <text:p>32700</text:p>
          </table:table-cell>
          <table:table-cell office:value-type="string" calcext:value-type="string">
            <text:p>Délai corrigé :</text:p>
          </table:table-cell>
          <table:table-cell table:formula="of:=[.H38]+3000+100" office:value-type="float" office:value="35800" calcext:value-type="float">
            <text:p>35800</text:p>
          </table:table-cell>
          <table:table-cell office:value-type="string" calcext:value-type="string">
            <text:p>Delai_degre_ms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onversion délai :</text:p>
          </table:table-cell>
          <table:table-cell table:formula="of:=180 - ([.J38]/[.L38])" office:value-type="float" office:value="16.5296803652968" calcext:value-type="float">
            <text:p>16,5296803653</text:p>
          </table:table-cell>
          <table:table-cell office:value-type="string" calcext:value-type="string">
            <text:p>Sans avance statique : </text:p>
          </table:table-cell>
          <table:table-cell table:formula="of:=[.N38]-15.6" office:value-type="float" office:value="0.929680365296798" calcext:value-type="float">
            <text:p>0,929680365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tesse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emps_ms:</text:p>
          </table:table-cell>
          <table:table-cell office:value-type="float" office:value="38340" calcext:value-type="float">
            <text:p>38340</text:p>
          </table:table-cell>
          <table:table-cell office:value-type="string" calcext:value-type="string">
            <text:p>Delai_etincelle:</text:p>
          </table:table-cell>
          <table:table-cell office:value-type="float" office:value="31701" calcext:value-type="float">
            <text:p>31701</text:p>
          </table:table-cell>
          <table:table-cell office:value-type="string" calcext:value-type="string">
            <text:p>Délai corrigé :</text:p>
          </table:table-cell>
          <table:table-cell table:formula="of:=[.H39]+3000+100" office:value-type="float" office:value="34801" calcext:value-type="float">
            <text:p>34801</text:p>
          </table:table-cell>
          <table:table-cell office:value-type="string" calcext:value-type="string">
            <text:p>Delai_degre_ms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version délai :</text:p>
          </table:table-cell>
          <table:table-cell table:formula="of:=180 - ([.J39]/[.L39])" office:value-type="float" office:value="16.6150234741784" calcext:value-type="float">
            <text:p>16,6150234742</text:p>
          </table:table-cell>
          <table:table-cell office:value-type="string" calcext:value-type="string">
            <text:p>Sans avance statique : </text:p>
          </table:table-cell>
          <table:table-cell table:formula="of:=[.N39]-15.6" office:value-type="float" office:value="1.0150234741784" calcext:value-type="float">
            <text:p>1,015023474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tesse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emps_ms:</text:p>
          </table:table-cell>
          <table:table-cell office:value-type="float" office:value="37440" calcext:value-type="float">
            <text:p>37440</text:p>
          </table:table-cell>
          <table:table-cell office:value-type="string" calcext:value-type="string">
            <text:p>Delai_etincelle:</text:p>
          </table:table-cell>
          <table:table-cell office:value-type="float" office:value="30866" calcext:value-type="float">
            <text:p>30866</text:p>
          </table:table-cell>
          <table:table-cell office:value-type="string" calcext:value-type="string">
            <text:p>Délai corrigé :</text:p>
          </table:table-cell>
          <table:table-cell table:formula="of:=[.H40]+3000+100" office:value-type="float" office:value="33966" calcext:value-type="float">
            <text:p>33966</text:p>
          </table:table-cell>
          <table:table-cell office:value-type="string" calcext:value-type="string">
            <text:p>Delai_degre_ms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nversion délai :</text:p>
          </table:table-cell>
          <table:table-cell table:formula="of:=180 - ([.J40]/[.L40])" office:value-type="float" office:value="16.7019230769231" calcext:value-type="float">
            <text:p>16,7019230769</text:p>
          </table:table-cell>
          <table:table-cell office:value-type="string" calcext:value-type="string">
            <text:p>Sans avance statique : </text:p>
          </table:table-cell>
          <table:table-cell table:formula="of:=[.N40]-15.6" office:value-type="float" office:value="1.10192307692307" calcext:value-type="float">
            <text:p>1,101923076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tesse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Temps_ms:</text:p>
          </table:table-cell>
          <table:table-cell office:value-type="float" office:value="36540" calcext:value-type="float">
            <text:p>36540</text:p>
          </table:table-cell>
          <table:table-cell office:value-type="string" calcext:value-type="string">
            <text:p>Delai_etincelle: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Délai corrigé :</text:p>
          </table:table-cell>
          <table:table-cell table:formula="of:=[.H41]+3000+100" office:value-type="float" office:value="33133" calcext:value-type="float">
            <text:p>33133</text:p>
          </table:table-cell>
          <table:table-cell office:value-type="string" calcext:value-type="string">
            <text:p>Delai_degre_ms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version délai :</text:p>
          </table:table-cell>
          <table:table-cell table:formula="of:=180 - ([.J41]/[.L41])" office:value-type="float" office:value="16.7832512315271" calcext:value-type="float">
            <text:p>16,7832512315</text:p>
          </table:table-cell>
          <table:table-cell office:value-type="string" calcext:value-type="string">
            <text:p>Sans avance statique : </text:p>
          </table:table-cell>
          <table:table-cell table:formula="of:=[.N41]-15.6" office:value-type="float" office:value="1.18325123152709" calcext:value-type="float">
            <text:p>1,183251231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itesse: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Temps_ms:</text:p>
          </table:table-cell>
          <table:table-cell office:value-type="float" office:value="35640" calcext:value-type="float">
            <text:p>35640</text:p>
          </table:table-cell>
          <table:table-cell office:value-type="string" calcext:value-type="string">
            <text:p>Delai_etincelle:</text:p>
          </table:table-cell>
          <table:table-cell office:value-type="float" office:value="29200" calcext:value-type="float">
            <text:p>29200</text:p>
          </table:table-cell>
          <table:table-cell office:value-type="string" calcext:value-type="string">
            <text:p>Délai corrigé :</text:p>
          </table:table-cell>
          <table:table-cell table:formula="of:=[.H42]+3000+100" office:value-type="float" office:value="32300" calcext:value-type="float">
            <text:p>32300</text:p>
          </table:table-cell>
          <table:table-cell office:value-type="string" calcext:value-type="string">
            <text:p>Delai_degre_ms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onversion délai :</text:p>
          </table:table-cell>
          <table:table-cell table:formula="of:=180 - ([.J42]/[.L42])" office:value-type="float" office:value="16.8686868686869" calcext:value-type="float">
            <text:p>16,8686868687</text:p>
          </table:table-cell>
          <table:table-cell office:value-type="string" calcext:value-type="string">
            <text:p>Sans avance statique : </text:p>
          </table:table-cell>
          <table:table-cell table:formula="of:=[.N42]-15.6" office:value-type="float" office:value="1.26868686868687" calcext:value-type="float">
            <text:p>1,268686868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tesse: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Temps_ms:</text:p>
          </table:table-cell>
          <table:table-cell office:value-type="float" office:value="34740" calcext:value-type="float">
            <text:p>34740</text:p>
          </table:table-cell>
          <table:table-cell office:value-type="string" calcext:value-type="string">
            <text:p>Delai_etincelle:</text:p>
          </table:table-cell>
          <table:table-cell office:value-type="float" office:value="28368" calcext:value-type="float">
            <text:p>28368</text:p>
          </table:table-cell>
          <table:table-cell office:value-type="string" calcext:value-type="string">
            <text:p>Délai corrigé :</text:p>
          </table:table-cell>
          <table:table-cell table:formula="of:=[.H43]+3000+100" office:value-type="float" office:value="31468" calcext:value-type="float">
            <text:p>31468</text:p>
          </table:table-cell>
          <table:table-cell office:value-type="string" calcext:value-type="string">
            <text:p>Delai_degre_ms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onversion délai :</text:p>
          </table:table-cell>
          <table:table-cell table:formula="of:=180 - ([.J43]/[.L43])" office:value-type="float" office:value="16.9533678756477" calcext:value-type="float">
            <text:p>16,9533678756</text:p>
          </table:table-cell>
          <table:table-cell office:value-type="string" calcext:value-type="string">
            <text:p>Sans avance statique : </text:p>
          </table:table-cell>
          <table:table-cell table:formula="of:=[.N43]-15.6" office:value-type="float" office:value="1.35336787564767" calcext:value-type="float">
            <text:p>1,35336787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itesse: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Temps_ms:</text:p>
          </table:table-cell>
          <table:table-cell office:value-type="float" office:value="34020" calcext:value-type="float">
            <text:p>34020</text:p>
          </table:table-cell>
          <table:table-cell office:value-type="string" calcext:value-type="string">
            <text:p>Delai_etincelle:</text:p>
          </table:table-cell>
          <table:table-cell office:value-type="float" office:value="27700" calcext:value-type="float">
            <text:p>27700</text:p>
          </table:table-cell>
          <table:table-cell office:value-type="string" calcext:value-type="string">
            <text:p>Délai corrigé :</text:p>
          </table:table-cell>
          <table:table-cell table:formula="of:=[.H44]+3000+100" office:value-type="float" office:value="30800" calcext:value-type="float">
            <text:p>30800</text:p>
          </table:table-cell>
          <table:table-cell office:value-type="string" calcext:value-type="string">
            <text:p>Delai_degre_ms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onversion délai :</text:p>
          </table:table-cell>
          <table:table-cell table:formula="of:=180 - ([.J44]/[.L44])" office:value-type="float" office:value="17.037037037037" calcext:value-type="float">
            <text:p>17,037037037</text:p>
          </table:table-cell>
          <table:table-cell office:value-type="string" calcext:value-type="string">
            <text:p>Sans avance statique : </text:p>
          </table:table-cell>
          <table:table-cell table:formula="of:=[.N44]-15.6" office:value-type="float" office:value="1.43703703703704" calcext:value-type="float">
            <text:p>1,43703703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tesse: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emps_ms:</text:p>
          </table:table-cell>
          <table:table-cell office:value-type="float" office:value="33300" calcext:value-type="float">
            <text:p>33300</text:p>
          </table:table-cell>
          <table:table-cell office:value-type="string" calcext:value-type="string">
            <text:p>Delai_etincelle:</text:p>
          </table:table-cell>
          <table:table-cell office:value-type="float" office:value="27032" calcext:value-type="float">
            <text:p>27032</text:p>
          </table:table-cell>
          <table:table-cell office:value-type="string" calcext:value-type="string">
            <text:p>Délai corrigé :</text:p>
          </table:table-cell>
          <table:table-cell table:formula="of:=[.H45]+3000+100" office:value-type="float" office:value="30132" calcext:value-type="float">
            <text:p>30132</text:p>
          </table:table-cell>
          <table:table-cell office:value-type="string" calcext:value-type="string">
            <text:p>Delai_degre_ms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onversion délai :</text:p>
          </table:table-cell>
          <table:table-cell table:formula="of:=180 - ([.J45]/[.L45])" office:value-type="float" office:value="17.1243243243243" calcext:value-type="float">
            <text:p>17,1243243243</text:p>
          </table:table-cell>
          <table:table-cell office:value-type="string" calcext:value-type="string">
            <text:p>Sans avance statique : </text:p>
          </table:table-cell>
          <table:table-cell table:formula="of:=[.N45]-15.6" office:value-type="float" office:value="1.52432432432433" calcext:value-type="float">
            <text:p>1,524324324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itesse: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Temps_ms:</text:p>
          </table:table-cell>
          <table:table-cell office:value-type="float" office:value="32580" calcext:value-type="float">
            <text:p>32580</text:p>
          </table:table-cell>
          <table:table-cell office:value-type="string" calcext:value-type="string">
            <text:p>Delai_etincelle:</text:p>
          </table:table-cell>
          <table:table-cell office:value-type="float" office:value="26365" calcext:value-type="float">
            <text:p>26365</text:p>
          </table:table-cell>
          <table:table-cell office:value-type="string" calcext:value-type="string">
            <text:p>Délai corrigé :</text:p>
          </table:table-cell>
          <table:table-cell table:formula="of:=[.H46]+3000+100" office:value-type="float" office:value="29465" calcext:value-type="float">
            <text:p>29465</text:p>
          </table:table-cell>
          <table:table-cell office:value-type="string" calcext:value-type="string">
            <text:p>Delai_degre_ms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onversion délai :</text:p>
          </table:table-cell>
          <table:table-cell table:formula="of:=180 - ([.J46]/[.L46])" office:value-type="float" office:value="17.2099447513812" calcext:value-type="float">
            <text:p>17,2099447514</text:p>
          </table:table-cell>
          <table:table-cell office:value-type="string" calcext:value-type="string">
            <text:p>Sans avance statique : </text:p>
          </table:table-cell>
          <table:table-cell table:formula="of:=[.N46]-15.6" office:value-type="float" office:value="1.60994475138122" calcext:value-type="float">
            <text:p>1,609944751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itesse: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Temps_ms:</text:p>
          </table:table-cell>
          <table:table-cell office:value-type="float" office:value="31860" calcext:value-type="float">
            <text:p>31860</text:p>
          </table:table-cell>
          <table:table-cell office:value-type="string" calcext:value-type="string">
            <text:p>Delai_etincelle:</text:p>
          </table:table-cell>
          <table:table-cell office:value-type="float" office:value="25699" calcext:value-type="float">
            <text:p>25699</text:p>
          </table:table-cell>
          <table:table-cell office:value-type="string" calcext:value-type="string">
            <text:p>Délai corrigé :</text:p>
          </table:table-cell>
          <table:table-cell table:formula="of:=[.H47]+3000+100" office:value-type="float" office:value="28799" calcext:value-type="float">
            <text:p>28799</text:p>
          </table:table-cell>
          <table:table-cell office:value-type="string" calcext:value-type="string">
            <text:p>Delai_degre_ms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nversion délai :</text:p>
          </table:table-cell>
          <table:table-cell table:formula="of:=180 - ([.J47]/[.L47])" office:value-type="float" office:value="17.2937853107344" calcext:value-type="float">
            <text:p>17,2937853107</text:p>
          </table:table-cell>
          <table:table-cell office:value-type="string" calcext:value-type="string">
            <text:p>Sans avance statique : </text:p>
          </table:table-cell>
          <table:table-cell table:formula="of:=[.N47]-15.6" office:value-type="float" office:value="1.69378531073445" calcext:value-type="float">
            <text:p>1,693785310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tesse: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Temps_ms:</text:p>
          </table:table-cell>
          <table:table-cell office:value-type="float" office:value="31140" calcext:value-type="float">
            <text:p>31140</text:p>
          </table:table-cell>
          <table:table-cell office:value-type="string" calcext:value-type="string">
            <text:p>Delai_etincelle:</text:p>
          </table:table-cell>
          <table:table-cell office:value-type="float" office:value="25034" calcext:value-type="float">
            <text:p>25034</text:p>
          </table:table-cell>
          <table:table-cell office:value-type="string" calcext:value-type="string">
            <text:p>Délai corrigé :</text:p>
          </table:table-cell>
          <table:table-cell table:formula="of:=[.H48]+3000+100" office:value-type="float" office:value="28134" calcext:value-type="float">
            <text:p>28134</text:p>
          </table:table-cell>
          <table:table-cell office:value-type="string" calcext:value-type="string">
            <text:p>Delai_degre_ms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onversion délai :</text:p>
          </table:table-cell>
          <table:table-cell table:formula="of:=180 - ([.J48]/[.L48])" office:value-type="float" office:value="17.3757225433526" calcext:value-type="float">
            <text:p>17,3757225434</text:p>
          </table:table-cell>
          <table:table-cell office:value-type="string" calcext:value-type="string">
            <text:p>Sans avance statique : </text:p>
          </table:table-cell>
          <table:table-cell table:formula="of:=[.N48]-15.6" office:value-type="float" office:value="1.7757225433526" calcext:value-type="float">
            <text:p>1,775722543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itesse: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Temps_ms: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Delai_etincelle:</text:p>
          </table:table-cell>
          <table:table-cell office:value-type="float" office:value="24532" calcext:value-type="float">
            <text:p>24532</text:p>
          </table:table-cell>
          <table:table-cell office:value-type="string" calcext:value-type="string">
            <text:p>Délai corrigé :</text:p>
          </table:table-cell>
          <table:table-cell table:formula="of:=[.H49]+3000+100" office:value-type="float" office:value="27632" calcext:value-type="float">
            <text:p>27632</text:p>
          </table:table-cell>
          <table:table-cell office:value-type="string" calcext:value-type="string">
            <text:p>Delai_degre_ms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nversion délai :</text:p>
          </table:table-cell>
          <table:table-cell table:formula="of:=180 - ([.J49]/[.L49])" office:value-type="float" office:value="17.4588235294118" calcext:value-type="float">
            <text:p>17,4588235294</text:p>
          </table:table-cell>
          <table:table-cell office:value-type="string" calcext:value-type="string">
            <text:p>Sans avance statique : </text:p>
          </table:table-cell>
          <table:table-cell table:formula="of:=[.N49]-15.6" office:value-type="float" office:value="1.85882352941177" calcext:value-type="float">
            <text:p>1,858823529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tesse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mps_ms:</text:p>
          </table:table-cell>
          <table:table-cell office:value-type="float" office:value="29880" calcext:value-type="float">
            <text:p>29880</text:p>
          </table:table-cell>
          <table:table-cell office:value-type="string" calcext:value-type="string">
            <text:p>Delai_etincelle:</text:p>
          </table:table-cell>
          <table:table-cell office:value-type="float" office:value="23867" calcext:value-type="float">
            <text:p>23867</text:p>
          </table:table-cell>
          <table:table-cell office:value-type="string" calcext:value-type="string">
            <text:p>Délai corrigé :</text:p>
          </table:table-cell>
          <table:table-cell table:formula="of:=[.H50]+3000+100" office:value-type="float" office:value="26967" calcext:value-type="float">
            <text:p>26967</text:p>
          </table:table-cell>
          <table:table-cell office:value-type="string" calcext:value-type="string">
            <text:p>Delai_degre_ms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onversion délai :</text:p>
          </table:table-cell>
          <table:table-cell table:formula="of:=180 - ([.J50]/[.L50])" office:value-type="float" office:value="17.5481927710843" calcext:value-type="float">
            <text:p>17,5481927711</text:p>
          </table:table-cell>
          <table:table-cell office:value-type="string" calcext:value-type="string">
            <text:p>Sans avance statique : </text:p>
          </table:table-cell>
          <table:table-cell table:formula="of:=[.N50]-15.6" office:value-type="float" office:value="1.94819277108433" calcext:value-type="float">
            <text:p>1,948192771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tesse: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Temps_ms:</text:p>
          </table:table-cell>
          <table:table-cell office:value-type="float" office:value="29340" calcext:value-type="float">
            <text:p>29340</text:p>
          </table:table-cell>
          <table:table-cell office:value-type="string" calcext:value-type="string">
            <text:p>Delai_etincelle:</text:p>
          </table:table-cell>
          <table:table-cell office:value-type="float" office:value="23366" calcext:value-type="float">
            <text:p>23366</text:p>
          </table:table-cell>
          <table:table-cell office:value-type="string" calcext:value-type="string">
            <text:p>Délai corrigé :</text:p>
          </table:table-cell>
          <table:table-cell table:formula="of:=[.H51]+3000+100" office:value-type="float" office:value="26466" calcext:value-type="float">
            <text:p>26466</text:p>
          </table:table-cell>
          <table:table-cell office:value-type="string" calcext:value-type="string">
            <text:p>Delai_degre_ms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onversion délai :</text:p>
          </table:table-cell>
          <table:table-cell table:formula="of:=180 - ([.J51]/[.L51])" office:value-type="float" office:value="17.6319018404908" calcext:value-type="float">
            <text:p>17,6319018405</text:p>
          </table:table-cell>
          <table:table-cell office:value-type="string" calcext:value-type="string">
            <text:p>Sans avance statique : </text:p>
          </table:table-cell>
          <table:table-cell table:formula="of:=[.N51]-15.6" office:value-type="float" office:value="2.0319018404908" calcext:value-type="float">
            <text:p>2,031901840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itesse: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Temps_ms: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Delai_etincelle:</text:p>
          </table:table-cell>
          <table:table-cell office:value-type="float" office:value="22866" calcext:value-type="float">
            <text:p>22866</text:p>
          </table:table-cell>
          <table:table-cell office:value-type="string" calcext:value-type="string">
            <text:p>Délai corrigé :</text:p>
          </table:table-cell>
          <table:table-cell table:formula="of:=[.H52]+3000+100" office:value-type="float" office:value="25966" calcext:value-type="float">
            <text:p>25966</text:p>
          </table:table-cell>
          <table:table-cell office:value-type="string" calcext:value-type="string">
            <text:p>Delai_degre_ms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nversion délai :</text:p>
          </table:table-cell>
          <table:table-cell table:formula="of:=180 - ([.J52]/[.L52])" office:value-type="float" office:value="17.7125" calcext:value-type="float">
            <text:p>17,7125</text:p>
          </table:table-cell>
          <table:table-cell office:value-type="string" calcext:value-type="string">
            <text:p>Sans avance statique : </text:p>
          </table:table-cell>
          <table:table-cell table:formula="of:=[.N52]-15.6" office:value-type="float" office:value="2.11250000000001" calcext:value-type="float">
            <text:p>2,112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itesse: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Temps_ms:</text:p>
          </table:table-cell>
          <table:table-cell office:value-type="float" office:value="28260" calcext:value-type="float">
            <text:p>28260</text:p>
          </table:table-cell>
          <table:table-cell office:value-type="string" calcext:value-type="string">
            <text:p>Delai_etincelle:</text:p>
          </table:table-cell>
          <table:table-cell office:value-type="float" office:value="22365" calcext:value-type="float">
            <text:p>22365</text:p>
          </table:table-cell>
          <table:table-cell office:value-type="string" calcext:value-type="string">
            <text:p>Délai corrigé :</text:p>
          </table:table-cell>
          <table:table-cell table:formula="of:=[.H53]+3000+100" office:value-type="float" office:value="25465" calcext:value-type="float">
            <text:p>25465</text:p>
          </table:table-cell>
          <table:table-cell office:value-type="string" calcext:value-type="string">
            <text:p>Delai_degre_ms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version délai :</text:p>
          </table:table-cell>
          <table:table-cell table:formula="of:=180 - ([.J53]/[.L53])" office:value-type="float" office:value="17.8025477707006" calcext:value-type="float">
            <text:p>17,8025477707</text:p>
          </table:table-cell>
          <table:table-cell office:value-type="string" calcext:value-type="string">
            <text:p>Sans avance statique : </text:p>
          </table:table-cell>
          <table:table-cell table:formula="of:=[.N53]-15.6" office:value-type="float" office:value="2.20254777070064" calcext:value-type="float">
            <text:p>2,202547770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itess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emps_ms:</text:p>
          </table:table-cell>
          <table:table-cell office:value-type="float" office:value="27720" calcext:value-type="float">
            <text:p>27720</text:p>
          </table:table-cell>
          <table:table-cell office:value-type="string" calcext:value-type="string">
            <text:p>Delai_etincelle:</text:p>
          </table:table-cell>
          <table:table-cell office:value-type="float" office:value="21866" calcext:value-type="float">
            <text:p>21866</text:p>
          </table:table-cell>
          <table:table-cell office:value-type="string" calcext:value-type="string">
            <text:p>Délai corrigé :</text:p>
          </table:table-cell>
          <table:table-cell table:formula="of:=[.H54]+3000+100" office:value-type="float" office:value="24966" calcext:value-type="float">
            <text:p>24966</text:p>
          </table:table-cell>
          <table:table-cell office:value-type="string" calcext:value-type="string">
            <text:p>Delai_degre_ms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onversion délai :</text:p>
          </table:table-cell>
          <table:table-cell table:formula="of:=180 - ([.J54]/[.L54])" office:value-type="float" office:value="17.8831168831169" calcext:value-type="float">
            <text:p>17,8831168831</text:p>
          </table:table-cell>
          <table:table-cell office:value-type="string" calcext:value-type="string">
            <text:p>Sans avance statique : </text:p>
          </table:table-cell>
          <table:table-cell table:formula="of:=[.N54]-15.6" office:value-type="float" office:value="2.28311688311688" calcext:value-type="float">
            <text:p>2,283116883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itesse: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emps_ms:</text:p>
          </table:table-cell>
          <table:table-cell office:value-type="float" office:value="27180" calcext:value-type="float">
            <text:p>27180</text:p>
          </table:table-cell>
          <table:table-cell office:value-type="string" calcext:value-type="string">
            <text:p>Delai_etincelle:</text:p>
          </table:table-cell>
          <table:table-cell office:value-type="float" office:value="21367" calcext:value-type="float">
            <text:p>21367</text:p>
          </table:table-cell>
          <table:table-cell office:value-type="string" calcext:value-type="string">
            <text:p>Délai corrigé :</text:p>
          </table:table-cell>
          <table:table-cell table:formula="of:=[.H55]+3000+100" office:value-type="float" office:value="24467" calcext:value-type="float">
            <text:p>24467</text:p>
          </table:table-cell>
          <table:table-cell office:value-type="string" calcext:value-type="string">
            <text:p>Delai_degre_ms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onversion délai :</text:p>
          </table:table-cell>
          <table:table-cell table:formula="of:=180 - ([.J55]/[.L55])" office:value-type="float" office:value="17.9668874172185" calcext:value-type="float">
            <text:p>17,9668874172</text:p>
          </table:table-cell>
          <table:table-cell office:value-type="string" calcext:value-type="string">
            <text:p>Sans avance statique : </text:p>
          </table:table-cell>
          <table:table-cell table:formula="of:=[.N55]-15.6" office:value-type="float" office:value="2.36688741721854" calcext:value-type="float">
            <text:p>2,36688741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itesse: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emps_ms:</text:p>
          </table:table-cell>
          <table:table-cell office:value-type="float" office:value="26640" calcext:value-type="float">
            <text:p>26640</text:p>
          </table:table-cell>
          <table:table-cell office:value-type="string" calcext:value-type="string">
            <text:p>Delai_etincelle:</text:p>
          </table:table-cell>
          <table:table-cell office:value-type="float" office:value="20868" calcext:value-type="float">
            <text:p>20868</text:p>
          </table:table-cell>
          <table:table-cell office:value-type="string" calcext:value-type="string">
            <text:p>Délai corrigé :</text:p>
          </table:table-cell>
          <table:table-cell table:formula="of:=[.H56]+3000+100" office:value-type="float" office:value="23968" calcext:value-type="float">
            <text:p>23968</text:p>
          </table:table-cell>
          <table:table-cell office:value-type="string" calcext:value-type="string">
            <text:p>Delai_degre_ms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onversion délai :</text:p>
          </table:table-cell>
          <table:table-cell table:formula="of:=180 - ([.J56]/[.L56])" office:value-type="float" office:value="18.0540540540541" calcext:value-type="float">
            <text:p>18,0540540541</text:p>
          </table:table-cell>
          <table:table-cell office:value-type="string" calcext:value-type="string">
            <text:p>Sans avance statique : </text:p>
          </table:table-cell>
          <table:table-cell table:formula="of:=[.N56]-15.6" office:value-type="float" office:value="2.45405405405406" calcext:value-type="float">
            <text:p>2,454054054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itesse: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emps_ms:</text:p>
          </table:table-cell>
          <table:table-cell office:value-type="float" office:value="26280" calcext:value-type="float">
            <text:p>26280</text:p>
          </table:table-cell>
          <table:table-cell office:value-type="string" calcext:value-type="string">
            <text:p>Delai_etincelle:</text:p>
          </table:table-cell>
          <table:table-cell office:value-type="float" office:value="20532" calcext:value-type="float">
            <text:p>20532</text:p>
          </table:table-cell>
          <table:table-cell office:value-type="string" calcext:value-type="string">
            <text:p>Délai corrigé :</text:p>
          </table:table-cell>
          <table:table-cell table:formula="of:=[.H57]+3000+100" office:value-type="float" office:value="23632" calcext:value-type="float">
            <text:p>23632</text:p>
          </table:table-cell>
          <table:table-cell office:value-type="string" calcext:value-type="string">
            <text:p>Delai_degre_ms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nversion délai :</text:p>
          </table:table-cell>
          <table:table-cell table:formula="of:=180 - ([.J57]/[.L57])" office:value-type="float" office:value="18.1369863013699" calcext:value-type="float">
            <text:p>18,1369863014</text:p>
          </table:table-cell>
          <table:table-cell office:value-type="string" calcext:value-type="string">
            <text:p>Sans avance statique : </text:p>
          </table:table-cell>
          <table:table-cell table:formula="of:=[.N57]-15.6" office:value-type="float" office:value="2.53698630136986" calcext:value-type="float">
            <text:p>2,536986301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tesse: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emps_ms:</text:p>
          </table:table-cell>
          <table:table-cell office:value-type="float" office:value="25740" calcext:value-type="float">
            <text:p>25740</text:p>
          </table:table-cell>
          <table:table-cell office:value-type="string" calcext:value-type="string">
            <text:p>Delai_etincelle:</text:p>
          </table:table-cell>
          <table:table-cell office:value-type="float" office:value="20034" calcext:value-type="float">
            <text:p>20034</text:p>
          </table:table-cell>
          <table:table-cell office:value-type="string" calcext:value-type="string">
            <text:p>Délai corrigé :</text:p>
          </table:table-cell>
          <table:table-cell table:formula="of:=[.H58]+3000+100" office:value-type="float" office:value="23134" calcext:value-type="float">
            <text:p>23134</text:p>
          </table:table-cell>
          <table:table-cell office:value-type="string" calcext:value-type="string">
            <text:p>Delai_degre_ms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onversion délai :</text:p>
          </table:table-cell>
          <table:table-cell table:formula="of:=180 - ([.J58]/[.L58])" office:value-type="float" office:value="18.2237762237762" calcext:value-type="float">
            <text:p>18,2237762238</text:p>
          </table:table-cell>
          <table:table-cell office:value-type="string" calcext:value-type="string">
            <text:p>Sans avance statique : </text:p>
          </table:table-cell>
          <table:table-cell table:formula="of:=[.N58]-15.6" office:value-type="float" office:value="2.62377622377621" calcext:value-type="float">
            <text:p>2,623776223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itesse: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emps_ms:</text:p>
          </table:table-cell>
          <table:table-cell office:value-type="float" office:value="25380" calcext:value-type="float">
            <text:p>25380</text:p>
          </table:table-cell>
          <table:table-cell office:value-type="string" calcext:value-type="string">
            <text:p>Delai_etincelle:</text:p>
          </table:table-cell>
          <table:table-cell office:value-type="float" office:value="19699" calcext:value-type="float">
            <text:p>19699</text:p>
          </table:table-cell>
          <table:table-cell office:value-type="string" calcext:value-type="string">
            <text:p>Délai corrigé :</text:p>
          </table:table-cell>
          <table:table-cell table:formula="of:=[.H59]+3000+100" office:value-type="float" office:value="22799" calcext:value-type="float">
            <text:p>22799</text:p>
          </table:table-cell>
          <table:table-cell office:value-type="string" calcext:value-type="string">
            <text:p>Delai_degre_ms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onversion délai :</text:p>
          </table:table-cell>
          <table:table-cell table:formula="of:=180 - ([.J59]/[.L59])" office:value-type="float" office:value="18.3049645390071" calcext:value-type="float">
            <text:p>18,304964539</text:p>
          </table:table-cell>
          <table:table-cell office:value-type="string" calcext:value-type="string">
            <text:p>Sans avance statique : </text:p>
          </table:table-cell>
          <table:table-cell table:formula="of:=[.N59]-15.6" office:value-type="float" office:value="2.7049645390071" calcext:value-type="float">
            <text:p>2,70496453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tesse: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emps_ms:</text:p>
          </table:table-cell>
          <table:table-cell office:value-type="float" office:value="24840" calcext:value-type="float">
            <text:p>24840</text:p>
          </table:table-cell>
          <table:table-cell office:value-type="string" calcext:value-type="string">
            <text:p>Delai_etincelle: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Délai corrigé :</text:p>
          </table:table-cell>
          <table:table-cell table:formula="of:=[.H60]+3000+100" office:value-type="float" office:value="22302" calcext:value-type="float">
            <text:p>22302</text:p>
          </table:table-cell>
          <table:table-cell office:value-type="string" calcext:value-type="string">
            <text:p>Delai_degre_ms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version délai :</text:p>
          </table:table-cell>
          <table:table-cell table:formula="of:=180 - ([.J60]/[.L60])" office:value-type="float" office:value="18.3913043478261" calcext:value-type="float">
            <text:p>18,3913043478</text:p>
          </table:table-cell>
          <table:table-cell office:value-type="string" calcext:value-type="string">
            <text:p>Sans avance statique : </text:p>
          </table:table-cell>
          <table:table-cell table:formula="of:=[.N60]-15.6" office:value-type="float" office:value="2.79130434782609" calcext:value-type="float">
            <text:p>2,791304347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itesse: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emps_ms:</text:p>
          </table:table-cell>
          <table:table-cell office:value-type="float" office:value="24480" calcext:value-type="float">
            <text:p>24480</text:p>
          </table:table-cell>
          <table:table-cell office:value-type="string" calcext:value-type="string">
            <text:p>Delai_etincelle:</text:p>
          </table:table-cell>
          <table:table-cell office:value-type="float" office:value="18867" calcext:value-type="float">
            <text:p>18867</text:p>
          </table:table-cell>
          <table:table-cell office:value-type="string" calcext:value-type="string">
            <text:p>Délai corrigé :</text:p>
          </table:table-cell>
          <table:table-cell table:formula="of:=[.H61]+3000+100" office:value-type="float" office:value="21967" calcext:value-type="float">
            <text:p>21967</text:p>
          </table:table-cell>
          <table:table-cell office:value-type="string" calcext:value-type="string">
            <text:p>Delai_degre_ms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nversion délai :</text:p>
          </table:table-cell>
          <table:table-cell table:formula="of:=180 - ([.J61]/[.L61])" office:value-type="float" office:value="18.4779411764706" calcext:value-type="float">
            <text:p>18,4779411765</text:p>
          </table:table-cell>
          <table:table-cell office:value-type="string" calcext:value-type="string">
            <text:p>Sans avance statique : </text:p>
          </table:table-cell>
          <table:table-cell table:formula="of:=[.N61]-15.6" office:value-type="float" office:value="2.87794117647058" calcext:value-type="float">
            <text:p>2,877941176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itesse: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emps_ms:</text:p>
          </table:table-cell>
          <table:table-cell office:value-type="float" office:value="24120" calcext:value-type="float">
            <text:p>24120</text:p>
          </table:table-cell>
          <table:table-cell office:value-type="string" calcext:value-type="string">
            <text:p>Delai_etincelle:</text:p>
          </table:table-cell>
          <table:table-cell office:value-type="float" office:value="18533" calcext:value-type="float">
            <text:p>18533</text:p>
          </table:table-cell>
          <table:table-cell office:value-type="string" calcext:value-type="string">
            <text:p>Délai corrigé :</text:p>
          </table:table-cell>
          <table:table-cell table:formula="of:=[.H62]+3000+100" office:value-type="float" office:value="21633" calcext:value-type="float">
            <text:p>21633</text:p>
          </table:table-cell>
          <table:table-cell office:value-type="string" calcext:value-type="string">
            <text:p>Delai_degre_ms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onversion délai :</text:p>
          </table:table-cell>
          <table:table-cell table:formula="of:=180 - ([.J62]/[.L62])" office:value-type="float" office:value="18.5597014925373" calcext:value-type="float">
            <text:p>18,5597014925</text:p>
          </table:table-cell>
          <table:table-cell office:value-type="string" calcext:value-type="string">
            <text:p>Sans avance statique : </text:p>
          </table:table-cell>
          <table:table-cell table:formula="of:=[.N62]-15.6" office:value-type="float" office:value="2.9597014925373" calcext:value-type="float">
            <text:p>2,959701492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itesse: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emps_ms:</text:p>
          </table:table-cell>
          <table:table-cell office:value-type="float" office:value="23760" calcext:value-type="float">
            <text:p>23760</text:p>
          </table:table-cell>
          <table:table-cell office:value-type="string" calcext:value-type="string">
            <text:p>Delai_etincelle:</text:p>
          </table:table-cell>
          <table:table-cell office:value-type="float" office:value="18199" calcext:value-type="float">
            <text:p>18199</text:p>
          </table:table-cell>
          <table:table-cell office:value-type="string" calcext:value-type="string">
            <text:p>Délai corrigé :</text:p>
          </table:table-cell>
          <table:table-cell table:formula="of:=[.H63]+3000+100" office:value-type="float" office:value="21299" calcext:value-type="float">
            <text:p>21299</text:p>
          </table:table-cell>
          <table:table-cell office:value-type="string" calcext:value-type="string">
            <text:p>Delai_degre_ms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nversion délai :</text:p>
          </table:table-cell>
          <table:table-cell table:formula="of:=180 - ([.J63]/[.L63])" office:value-type="float" office:value="18.6439393939394" calcext:value-type="float">
            <text:p>18,6439393939</text:p>
          </table:table-cell>
          <table:table-cell office:value-type="string" calcext:value-type="string">
            <text:p>Sans avance statique : </text:p>
          </table:table-cell>
          <table:table-cell table:formula="of:=[.N63]-15.6" office:value-type="float" office:value="3.04393939393941" calcext:value-type="float">
            <text:p>3,043939393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itesse: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emps_ms: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Delai_etincelle:</text:p>
          </table:table-cell>
          <table:table-cell office:value-type="float" office:value="17865" calcext:value-type="float">
            <text:p>17865</text:p>
          </table:table-cell>
          <table:table-cell office:value-type="string" calcext:value-type="string">
            <text:p>Délai corrigé :</text:p>
          </table:table-cell>
          <table:table-cell table:formula="of:=[.H64]+3000+100" office:value-type="float" office:value="20965" calcext:value-type="float">
            <text:p>20965</text:p>
          </table:table-cell>
          <table:table-cell office:value-type="string" calcext:value-type="string">
            <text:p>Delai_degre_ms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nversion délai :</text:p>
          </table:table-cell>
          <table:table-cell table:formula="of:=180 - ([.J64]/[.L64])" office:value-type="float" office:value="18.7307692307692" calcext:value-type="float">
            <text:p>18,7307692308</text:p>
          </table:table-cell>
          <table:table-cell office:value-type="string" calcext:value-type="string">
            <text:p>Sans avance statique : </text:p>
          </table:table-cell>
          <table:table-cell table:formula="of:=[.N64]-15.6" office:value-type="float" office:value="3.13076923076923" calcext:value-type="float">
            <text:p>3,130769230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itesse: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emps_ms: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Delai_etincelle:</text:p>
          </table:table-cell>
          <table:table-cell office:value-type="float" office:value="17532" calcext:value-type="float">
            <text:p>17532</text:p>
          </table:table-cell>
          <table:table-cell office:value-type="string" calcext:value-type="string">
            <text:p>Délai corrigé :</text:p>
          </table:table-cell>
          <table:table-cell table:formula="of:=[.H65]+3000+100" office:value-type="float" office:value="20632" calcext:value-type="float">
            <text:p>20632</text:p>
          </table:table-cell>
          <table:table-cell office:value-type="string" calcext:value-type="string">
            <text:p>Delai_degre_ms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nversion délai :</text:p>
          </table:table-cell>
          <table:table-cell table:formula="of:=180 - ([.J65]/[.L65])" office:value-type="float" office:value="18.8125" calcext:value-type="float">
            <text:p>18,8125</text:p>
          </table:table-cell>
          <table:table-cell office:value-type="string" calcext:value-type="string">
            <text:p>Sans avance statique : </text:p>
          </table:table-cell>
          <table:table-cell table:formula="of:=[.N65]-15.6" office:value-type="float" office:value="3.2125" calcext:value-type="float">
            <text:p>3,212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itesse: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Temps_ms:</text:p>
          </table:table-cell>
          <table:table-cell office:value-type="float" office:value="22680" calcext:value-type="float">
            <text:p>22680</text:p>
          </table:table-cell>
          <table:table-cell office:value-type="string" calcext:value-type="string">
            <text:p>Delai_etincelle: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Délai corrigé :</text:p>
          </table:table-cell>
          <table:table-cell table:formula="of:=[.H66]+3000+100" office:value-type="float" office:value="20299" calcext:value-type="float">
            <text:p>20299</text:p>
          </table:table-cell>
          <table:table-cell office:value-type="string" calcext:value-type="string">
            <text:p>Delai_degre_ms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onversion délai :</text:p>
          </table:table-cell>
          <table:table-cell table:formula="of:=180 - ([.J66]/[.L66])" office:value-type="float" office:value="18.8968253968254" calcext:value-type="float">
            <text:p>18,8968253968</text:p>
          </table:table-cell>
          <table:table-cell office:value-type="string" calcext:value-type="string">
            <text:p>Sans avance statique : </text:p>
          </table:table-cell>
          <table:table-cell table:formula="of:=[.N66]-15.6" office:value-type="float" office:value="3.29682539682539" calcext:value-type="float">
            <text:p>3,29682539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itesse: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Temps_ms:</text:p>
          </table:table-cell>
          <table:table-cell office:value-type="float" office:value="22320" calcext:value-type="float">
            <text:p>22320</text:p>
          </table:table-cell>
          <table:table-cell office:value-type="string" calcext:value-type="string">
            <text:p>Delai_etincelle: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Délai corrigé :</text:p>
          </table:table-cell>
          <table:table-cell table:formula="of:=[.H67]+3000+100" office:value-type="float" office:value="19966" calcext:value-type="float">
            <text:p>19966</text:p>
          </table:table-cell>
          <table:table-cell office:value-type="string" calcext:value-type="string">
            <text:p>Delai_degre_ms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nversion délai :</text:p>
          </table:table-cell>
          <table:table-cell table:formula="of:=180 - ([.J67]/[.L67])" office:value-type="float" office:value="18.9838709677419" calcext:value-type="float">
            <text:p>18,9838709677</text:p>
          </table:table-cell>
          <table:table-cell office:value-type="string" calcext:value-type="string">
            <text:p>Sans avance statique : </text:p>
          </table:table-cell>
          <table:table-cell table:formula="of:=[.N67]-15.6" office:value-type="float" office:value="3.38387096774192" calcext:value-type="float">
            <text:p>3,383870967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itesse: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Temps_ms:</text:p>
          </table:table-cell>
          <table:table-cell office:value-type="float" office:value="21960" calcext:value-type="float">
            <text:p>21960</text:p>
          </table:table-cell>
          <table:table-cell office:value-type="string" calcext:value-type="string">
            <text:p>Delai_etincelle:</text:p>
          </table:table-cell>
          <table:table-cell office:value-type="float" office:value="16534" calcext:value-type="float">
            <text:p>16534</text:p>
          </table:table-cell>
          <table:table-cell office:value-type="string" calcext:value-type="string">
            <text:p>Délai corrigé :</text:p>
          </table:table-cell>
          <table:table-cell table:formula="of:=[.H68]+3000+100" office:value-type="float" office:value="19634" calcext:value-type="float">
            <text:p>19634</text:p>
          </table:table-cell>
          <table:table-cell office:value-type="string" calcext:value-type="string">
            <text:p>Delai_degre_ms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nversion délai :</text:p>
          </table:table-cell>
          <table:table-cell table:formula="of:=180 - ([.J68]/[.L68])" office:value-type="float" office:value="19.0655737704918" calcext:value-type="float">
            <text:p>19,0655737705</text:p>
          </table:table-cell>
          <table:table-cell office:value-type="string" calcext:value-type="string">
            <text:p>Sans avance statique : </text:p>
          </table:table-cell>
          <table:table-cell table:formula="of:=[.N68]-15.6" office:value-type="float" office:value="3.4655737704918" calcext:value-type="float">
            <text:p>3,465573770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itesse: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emps_ms: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Delai_etincelle:</text:p>
          </table:table-cell>
          <table:table-cell office:value-type="float" office:value="16202" calcext:value-type="float">
            <text:p>16202</text:p>
          </table:table-cell>
          <table:table-cell office:value-type="string" calcext:value-type="string">
            <text:p>Délai corrigé :</text:p>
          </table:table-cell>
          <table:table-cell table:formula="of:=[.H69]+3000+100" office:value-type="float" office:value="19302" calcext:value-type="float">
            <text:p>19302</text:p>
          </table:table-cell>
          <table:table-cell office:value-type="string" calcext:value-type="string">
            <text:p>Delai_degre_ms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version délai :</text:p>
          </table:table-cell>
          <table:table-cell table:formula="of:=180 - ([.J69]/[.L69])" office:value-type="float" office:value="19.15" calcext:value-type="float">
            <text:p>19,15</text:p>
          </table:table-cell>
          <table:table-cell office:value-type="string" calcext:value-type="string">
            <text:p>Sans avance statique : </text:p>
          </table:table-cell>
          <table:table-cell table:formula="of:=[.N69]-15.6" office:value-type="float" office:value="3.55000000000001" calcext:value-type="float">
            <text:p>3,5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tesse: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Temps_ms:</text:p>
          </table:table-cell>
          <table:table-cell office:value-type="float" office:value="21420" calcext:value-type="float">
            <text:p>21420</text:p>
          </table:table-cell>
          <table:table-cell office:value-type="string" calcext:value-type="string">
            <text:p>Delai_etincelle:</text:p>
          </table:table-cell>
          <table:table-cell office:value-type="float" office:value="16031" calcext:value-type="float">
            <text:p>16031</text:p>
          </table:table-cell>
          <table:table-cell office:value-type="string" calcext:value-type="string">
            <text:p>Délai corrigé :</text:p>
          </table:table-cell>
          <table:table-cell table:formula="of:=[.H70]+3000+100" office:value-type="float" office:value="19131" calcext:value-type="float">
            <text:p>19131</text:p>
          </table:table-cell>
          <table:table-cell office:value-type="string" calcext:value-type="string">
            <text:p>Delai_degre_ms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onversion délai :</text:p>
          </table:table-cell>
          <table:table-cell table:formula="of:=180 - ([.J70]/[.L70])" office:value-type="float" office:value="19.2352941176471" calcext:value-type="float">
            <text:p>19,2352941176</text:p>
          </table:table-cell>
          <table:table-cell office:value-type="string" calcext:value-type="string">
            <text:p>Sans avance statique : </text:p>
          </table:table-cell>
          <table:table-cell table:formula="of:=[.N70]-15.6" office:value-type="float" office:value="3.63529411764707" calcext:value-type="float">
            <text:p>3,63529411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tesse: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Temps_ms:</text:p>
          </table:table-cell>
          <table:table-cell office:value-type="float" office:value="21060" calcext:value-type="float">
            <text:p>21060</text:p>
          </table:table-cell>
          <table:table-cell office:value-type="string" calcext:value-type="string">
            <text:p>Delai_etincelle:</text:p>
          </table:table-cell>
          <table:table-cell office:value-type="float" office:value="15699" calcext:value-type="float">
            <text:p>15699</text:p>
          </table:table-cell>
          <table:table-cell office:value-type="string" calcext:value-type="string">
            <text:p>Délai corrigé :</text:p>
          </table:table-cell>
          <table:table-cell table:formula="of:=[.H71]+3000+100" office:value-type="float" office:value="18799" calcext:value-type="float">
            <text:p>18799</text:p>
          </table:table-cell>
          <table:table-cell office:value-type="string" calcext:value-type="string">
            <text:p>Delai_degre_ms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nversion délai :</text:p>
          </table:table-cell>
          <table:table-cell table:formula="of:=180 - ([.J71]/[.L71])" office:value-type="float" office:value="19.3247863247863" calcext:value-type="float">
            <text:p>19,3247863248</text:p>
          </table:table-cell>
          <table:table-cell office:value-type="string" calcext:value-type="string">
            <text:p>Sans avance statique : </text:p>
          </table:table-cell>
          <table:table-cell table:formula="of:=[.N71]-15.6" office:value-type="float" office:value="3.72478632478632" calcext:value-type="float">
            <text:p>3,72478632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itesse: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Temps_ms: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Delai_etincelle:</text:p>
          </table:table-cell>
          <table:table-cell office:value-type="float" office:value="15368" calcext:value-type="float">
            <text:p>15368</text:p>
          </table:table-cell>
          <table:table-cell office:value-type="string" calcext:value-type="string">
            <text:p>Délai corrigé :</text:p>
          </table:table-cell>
          <table:table-cell table:formula="of:=[.H72]+3000+100" office:value-type="float" office:value="18468" calcext:value-type="float">
            <text:p>18468</text:p>
          </table:table-cell>
          <table:table-cell office:value-type="string" calcext:value-type="string">
            <text:p>Delai_degre_ms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nversion délai :</text:p>
          </table:table-cell>
          <table:table-cell table:formula="of:=180 - ([.J72]/[.L72])" office:value-type="float" office:value="19.4086956521739" calcext:value-type="float">
            <text:p>19,4086956522</text:p>
          </table:table-cell>
          <table:table-cell office:value-type="string" calcext:value-type="string">
            <text:p>Sans avance statique : </text:p>
          </table:table-cell>
          <table:table-cell table:formula="of:=[.N72]-15.6" office:value-type="float" office:value="3.80869565217392" calcext:value-type="float">
            <text:p>3,808695652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itesse: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Temps_ms:</text:p>
          </table:table-cell>
          <table:table-cell office:value-type="float" office:value="20520" calcext:value-type="float">
            <text:p>20520</text:p>
          </table:table-cell>
          <table:table-cell office:value-type="string" calcext:value-type="string">
            <text:p>Delai_etincelle:</text:p>
          </table:table-cell>
          <table:table-cell office:value-type="float" office:value="15198" calcext:value-type="float">
            <text:p>15198</text:p>
          </table:table-cell>
          <table:table-cell office:value-type="string" calcext:value-type="string">
            <text:p>Délai corrigé :</text:p>
          </table:table-cell>
          <table:table-cell table:formula="of:=[.H73]+3000+100" office:value-type="float" office:value="18298" calcext:value-type="float">
            <text:p>18298</text:p>
          </table:table-cell>
          <table:table-cell office:value-type="string" calcext:value-type="string">
            <text:p>Delai_degre_ms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nversion délai :</text:p>
          </table:table-cell>
          <table:table-cell table:formula="of:=180 - ([.J73]/[.L73])" office:value-type="float" office:value="19.4912280701755" calcext:value-type="float">
            <text:p>19,4912280702</text:p>
          </table:table-cell>
          <table:table-cell office:value-type="string" calcext:value-type="string">
            <text:p>Sans avance statique : </text:p>
          </table:table-cell>
          <table:table-cell table:formula="of:=[.N73]-15.6" office:value-type="float" office:value="3.89122807017545" calcext:value-type="float">
            <text:p>3,891228070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tesse: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Temps_ms:</text:p>
          </table:table-cell>
          <table:table-cell office:value-type="float" office:value="20160" calcext:value-type="float">
            <text:p>20160</text:p>
          </table:table-cell>
          <table:table-cell office:value-type="string" calcext:value-type="string">
            <text:p>Delai_etincelle:</text:p>
          </table:table-cell>
          <table:table-cell office:value-type="float" office:value="14868" calcext:value-type="float">
            <text:p>14868</text:p>
          </table:table-cell>
          <table:table-cell office:value-type="string" calcext:value-type="string">
            <text:p>Délai corrigé :</text:p>
          </table:table-cell>
          <table:table-cell table:formula="of:=[.H74]+3000+100" office:value-type="float" office:value="17968" calcext:value-type="float">
            <text:p>17968</text:p>
          </table:table-cell>
          <table:table-cell office:value-type="string" calcext:value-type="string">
            <text:p>Delai_degre_ms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version délai :</text:p>
          </table:table-cell>
          <table:table-cell table:formula="of:=180 - ([.J74]/[.L74])" office:value-type="float" office:value="19.5714285714286" calcext:value-type="float">
            <text:p>19,5714285714</text:p>
          </table:table-cell>
          <table:table-cell office:value-type="string" calcext:value-type="string">
            <text:p>Sans avance statique : </text:p>
          </table:table-cell>
          <table:table-cell table:formula="of:=[.N74]-15.6" office:value-type="float" office:value="3.97142857142858" calcext:value-type="float">
            <text:p>3,971428571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itesse: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mps_ms: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Delai_etincelle:</text:p>
          </table:table-cell>
          <table:table-cell office:value-type="float" office:value="14698" calcext:value-type="float">
            <text:p>14698</text:p>
          </table:table-cell>
          <table:table-cell office:value-type="string" calcext:value-type="string">
            <text:p>Délai corrigé :</text:p>
          </table:table-cell>
          <table:table-cell table:formula="of:=[.H75]+3000+100" office:value-type="float" office:value="17798" calcext:value-type="float">
            <text:p>17798</text:p>
          </table:table-cell>
          <table:table-cell office:value-type="string" calcext:value-type="string">
            <text:p>Delai_degre_ms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sion délai :</text:p>
          </table:table-cell>
          <table:table-cell table:formula="of:=180 - ([.J75]/[.L75])" office:value-type="float" office:value="19.6576576576577" calcext:value-type="float">
            <text:p>19,6576576577</text:p>
          </table:table-cell>
          <table:table-cell office:value-type="string" calcext:value-type="string">
            <text:p>Sans avance statique : </text:p>
          </table:table-cell>
          <table:table-cell table:formula="of:=[.N75]-15.6" office:value-type="float" office:value="4.05765765765767" calcext:value-type="float">
            <text:p>4,057657657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itesse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Temps_ms:</text:p>
          </table:table-cell>
          <table:table-cell office:value-type="float" office:value="19620" calcext:value-type="float">
            <text:p>19620</text:p>
          </table:table-cell>
          <table:table-cell office:value-type="string" calcext:value-type="string">
            <text:p>Delai_etincelle:</text:p>
          </table:table-cell>
          <table:table-cell office:value-type="float" office:value="14368" calcext:value-type="float">
            <text:p>14368</text:p>
          </table:table-cell>
          <table:table-cell office:value-type="string" calcext:value-type="string">
            <text:p>Délai corrigé :</text:p>
          </table:table-cell>
          <table:table-cell table:formula="of:=[.H76]+3000+100" office:value-type="float" office:value="17468" calcext:value-type="float">
            <text:p>17468</text:p>
          </table:table-cell>
          <table:table-cell office:value-type="string" calcext:value-type="string">
            <text:p>Delai_degre_ms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nversion délai :</text:p>
          </table:table-cell>
          <table:table-cell table:formula="of:=180 - ([.J76]/[.L76])" office:value-type="float" office:value="19.743119266055" calcext:value-type="float">
            <text:p>19,7431192661</text:p>
          </table:table-cell>
          <table:table-cell office:value-type="string" calcext:value-type="string">
            <text:p>Sans avance statique : </text:p>
          </table:table-cell>
          <table:table-cell table:formula="of:=[.N76]-15.6" office:value-type="float" office:value="4.14311926605503" calcext:value-type="float">
            <text:p>4,143119266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itesse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Temps_ms:</text:p>
          </table:table-cell>
          <table:table-cell office:value-type="float" office:value="19440" calcext:value-type="float">
            <text:p>19440</text:p>
          </table:table-cell>
          <table:table-cell office:value-type="string" calcext:value-type="string">
            <text:p>Delai_etincelle:</text:p>
          </table:table-cell>
          <table:table-cell office:value-type="float" office:value="14198" calcext:value-type="float">
            <text:p>14198</text:p>
          </table:table-cell>
          <table:table-cell office:value-type="string" calcext:value-type="string">
            <text:p>Délai corrigé :</text:p>
          </table:table-cell>
          <table:table-cell table:formula="of:=[.H77]+3000+100" office:value-type="float" office:value="17298" calcext:value-type="float">
            <text:p>17298</text:p>
          </table:table-cell>
          <table:table-cell office:value-type="string" calcext:value-type="string">
            <text:p>Delai_degre_ms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nversion délai :</text:p>
          </table:table-cell>
          <table:table-cell table:formula="of:=180 - ([.J77]/[.L77])" office:value-type="float" office:value="19.8333333333333" calcext:value-type="float">
            <text:p>19,8333333333</text:p>
          </table:table-cell>
          <table:table-cell office:value-type="string" calcext:value-type="string">
            <text:p>Sans avance statique : </text:p>
          </table:table-cell>
          <table:table-cell table:formula="of:=[.N77]-15.6" office:value-type="float" office:value="4.23333333333334" calcext:value-type="float">
            <text:p>4,23333333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tesse: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Temps_ms:</text:p>
          </table:table-cell>
          <table:table-cell office:value-type="float" office:value="19080" calcext:value-type="float">
            <text:p>19080</text:p>
          </table:table-cell>
          <table:table-cell office:value-type="string" calcext:value-type="string">
            <text:p>Delai_etincelle:</text:p>
          </table:table-cell>
          <table:table-cell office:value-type="float" office:value="13869" calcext:value-type="float">
            <text:p>13869</text:p>
          </table:table-cell>
          <table:table-cell office:value-type="string" calcext:value-type="string">
            <text:p>Délai corrigé :</text:p>
          </table:table-cell>
          <table:table-cell table:formula="of:=[.H78]+3000+100" office:value-type="float" office:value="16969" calcext:value-type="float">
            <text:p>16969</text:p>
          </table:table-cell>
          <table:table-cell office:value-type="string" calcext:value-type="string">
            <text:p>Delai_degre_ms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nversion délai :</text:p>
          </table:table-cell>
          <table:table-cell table:formula="of:=180 - ([.J78]/[.L78])" office:value-type="float" office:value="19.9150943396226" calcext:value-type="float">
            <text:p>19,9150943396</text:p>
          </table:table-cell>
          <table:table-cell office:value-type="string" calcext:value-type="string">
            <text:p>Sans avance statique : </text:p>
          </table:table-cell>
          <table:table-cell table:formula="of:=[.N78]-15.6" office:value-type="float" office:value="4.31509433962264" calcext:value-type="float">
            <text:p>4,31509433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itesse: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Temps_ms: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Delai_etincelle: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Délai corrigé :</text:p>
          </table:table-cell>
          <table:table-cell table:formula="of:=[.H79]+3000+100" office:value-type="float" office:value="16800" calcext:value-type="float">
            <text:p>16800</text:p>
          </table:table-cell>
          <table:table-cell office:value-type="string" calcext:value-type="string">
            <text:p>Delai_degre_ms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nversion délai :</text:p>
          </table:table-cell>
          <table:table-cell table:formula="of:=180 - ([.J79]/[.L79])" office:value-type="float" office:value="20" calcext:value-type="float">
            <text:p>20</text:p>
          </table:table-cell>
          <table:table-cell office:value-type="string" calcext:value-type="string">
            <text:p>Sans avance statique : </text:p>
          </table:table-cell>
          <table:table-cell table:formula="of:=[.N79]-15.6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tesse: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emps_ms:</text:p>
          </table:table-cell>
          <table:table-cell office:value-type="float" office:value="18720" calcext:value-type="float">
            <text:p>18720</text:p>
          </table:table-cell>
          <table:table-cell office:value-type="string" calcext:value-type="string">
            <text:p>Delai_etincelle:</text:p>
          </table:table-cell>
          <table:table-cell office:value-type="float" office:value="13531" calcext:value-type="float">
            <text:p>13531</text:p>
          </table:table-cell>
          <table:table-cell office:value-type="string" calcext:value-type="string">
            <text:p>Délai corrigé :</text:p>
          </table:table-cell>
          <table:table-cell table:formula="of:=[.H80]+3000+100" office:value-type="float" office:value="16631" calcext:value-type="float">
            <text:p>16631</text:p>
          </table:table-cell>
          <table:table-cell office:value-type="string" calcext:value-type="string">
            <text:p>Delai_degre_ms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nversion délai :</text:p>
          </table:table-cell>
          <table:table-cell table:formula="of:=180 - ([.J80]/[.L80])" office:value-type="float" office:value="20.0865384615385" calcext:value-type="float">
            <text:p>20,0865384615</text:p>
          </table:table-cell>
          <table:table-cell office:value-type="string" calcext:value-type="string">
            <text:p>Sans avance statique : </text:p>
          </table:table-cell>
          <table:table-cell table:formula="of:=[.N80]-15.6" office:value-type="float" office:value="4.48653846153845" calcext:value-type="float">
            <text:p>4,486538461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itesse: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emps_ms:</text:p>
          </table:table-cell>
          <table:table-cell office:value-type="float" office:value="18360" calcext:value-type="float">
            <text:p>18360</text:p>
          </table:table-cell>
          <table:table-cell office:value-type="string" calcext:value-type="string">
            <text:p>Delai_etincelle:</text:p>
          </table:table-cell>
          <table:table-cell office:value-type="float" office:value="13203" calcext:value-type="float">
            <text:p>13203</text:p>
          </table:table-cell>
          <table:table-cell office:value-type="string" calcext:value-type="string">
            <text:p>Délai corrigé :</text:p>
          </table:table-cell>
          <table:table-cell table:formula="of:=[.H81]+3000+100" office:value-type="float" office:value="16303" calcext:value-type="float">
            <text:p>16303</text:p>
          </table:table-cell>
          <table:table-cell office:value-type="string" calcext:value-type="string">
            <text:p>Delai_degre_ms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version délai :</text:p>
          </table:table-cell>
          <table:table-cell table:formula="of:=180 - ([.J81]/[.L81])" office:value-type="float" office:value="20.1666666666667" calcext:value-type="float">
            <text:p>20,1666666667</text:p>
          </table:table-cell>
          <table:table-cell office:value-type="string" calcext:value-type="string">
            <text:p>Sans avance statique : </text:p>
          </table:table-cell>
          <table:table-cell table:formula="of:=[.N81]-15.6" office:value-type="float" office:value="4.56666666666666" calcext:value-type="float">
            <text:p>4,566666666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itesse: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Temps_ms:</text:p>
          </table:table-cell>
          <table:table-cell office:value-type="float" office:value="18180" calcext:value-type="float">
            <text:p>18180</text:p>
          </table:table-cell>
          <table:table-cell office:value-type="string" calcext:value-type="string">
            <text:p>Delai_etincelle:</text:p>
          </table:table-cell>
          <table:table-cell office:value-type="float" office:value="13035" calcext:value-type="float">
            <text:p>13035</text:p>
          </table:table-cell>
          <table:table-cell office:value-type="string" calcext:value-type="string">
            <text:p>Délai corrigé :</text:p>
          </table:table-cell>
          <table:table-cell table:formula="of:=[.H82]+3000+100" office:value-type="float" office:value="16135" calcext:value-type="float">
            <text:p>16135</text:p>
          </table:table-cell>
          <table:table-cell office:value-type="string" calcext:value-type="string">
            <text:p>Delai_degre_ms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nversion délai :</text:p>
          </table:table-cell>
          <table:table-cell table:formula="of:=180 - ([.J82]/[.L82])" office:value-type="float" office:value="20.2475247524752" calcext:value-type="float">
            <text:p>20,2475247525</text:p>
          </table:table-cell>
          <table:table-cell office:value-type="string" calcext:value-type="string">
            <text:p>Sans avance statique : </text:p>
          </table:table-cell>
          <table:table-cell table:formula="of:=[.N82]-15.6" office:value-type="float" office:value="4.64752475247524" calcext:value-type="float">
            <text:p>4,647524752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esse: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Temps_ms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Delai_etincelle: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Délai corrigé :</text:p>
          </table:table-cell>
          <table:table-cell table:formula="of:=[.H83]+3000+100" office:value-type="float" office:value="15966" calcext:value-type="float">
            <text:p>15966</text:p>
          </table:table-cell>
          <table:table-cell office:value-type="string" calcext:value-type="string">
            <text:p>Delai_degre_ms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version délai :</text:p>
          </table:table-cell>
          <table:table-cell table:formula="of:=180 - ([.J83]/[.L83])" office:value-type="float" office:value="20.34" calcext:value-type="float">
            <text:p>20,34</text:p>
          </table:table-cell>
          <table:table-cell office:value-type="string" calcext:value-type="string">
            <text:p>Sans avance statique : </text:p>
          </table:table-cell>
          <table:table-cell table:formula="of:=[.N83]-15.6"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itesse: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emps_ms: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Delai_etincelle: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Délai corrigé :</text:p>
          </table:table-cell>
          <table:table-cell table:formula="of:=[.H84]+3000+100" office:value-type="float" office:value="15798" calcext:value-type="float">
            <text:p>15798</text:p>
          </table:table-cell>
          <table:table-cell office:value-type="string" calcext:value-type="string">
            <text:p>Delai_degre_ms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nversion délai :</text:p>
          </table:table-cell>
          <table:table-cell table:formula="of:=180 - ([.J84]/[.L84])" office:value-type="float" office:value="20.4242424242424" calcext:value-type="float">
            <text:p>20,4242424242</text:p>
          </table:table-cell>
          <table:table-cell office:value-type="string" calcext:value-type="string">
            <text:p>Sans avance statique : </text:p>
          </table:table-cell>
          <table:table-cell table:formula="of:=[.N84]-15.6" office:value-type="float" office:value="4.82424242424244" calcext:value-type="float">
            <text:p>4,824242424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itesse: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Temps_ms: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Delai_etincelle: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Délai corrigé :</text:p>
          </table:table-cell>
          <table:table-cell table:formula="of:=[.H85]+3000+100" office:value-type="float" office:value="15631" calcext:value-type="float">
            <text:p>15631</text:p>
          </table:table-cell>
          <table:table-cell office:value-type="string" calcext:value-type="string">
            <text:p>Delai_degre_ms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version délai :</text:p>
          </table:table-cell>
          <table:table-cell table:formula="of:=180 - ([.J85]/[.L85])" office:value-type="float" office:value="20.5" calcext:value-type="float">
            <text:p>20,5</text:p>
          </table:table-cell>
          <table:table-cell office:value-type="string" calcext:value-type="string">
            <text:p>Sans avance statique : </text:p>
          </table:table-cell>
          <table:table-cell table:formula="of:=[.N85]-15.6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itesse: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Temps_ms: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Delai_etincelle:</text:p>
          </table:table-cell>
          <table:table-cell office:value-type="float" office:value="12202" calcext:value-type="float">
            <text:p>12202</text:p>
          </table:table-cell>
          <table:table-cell office:value-type="string" calcext:value-type="string">
            <text:p>Délai corrigé :</text:p>
          </table:table-cell>
          <table:table-cell table:formula="of:=[.H86]+3000+100" office:value-type="float" office:value="15302" calcext:value-type="float">
            <text:p>15302</text:p>
          </table:table-cell>
          <table:table-cell office:value-type="string" calcext:value-type="string">
            <text:p>Delai_degre_ms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version délai :</text:p>
          </table:table-cell>
          <table:table-cell table:formula="of:=180 - ([.J86]/[.L86])" office:value-type="float" office:value="20.6041666666667" calcext:value-type="float">
            <text:p>20,6041666667</text:p>
          </table:table-cell>
          <table:table-cell office:value-type="string" calcext:value-type="string">
            <text:p>Sans avance statique : </text:p>
          </table:table-cell>
          <table:table-cell table:formula="of:=[.N86]-15.6" office:value-type="float" office:value="5.00416666666666" calcext:value-type="float">
            <text:p>5,004166666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itesse: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Temps_ms: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Delai_etincelle: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Délai corrigé :</text:p>
          </table:table-cell>
          <table:table-cell table:formula="of:=[.H87]+3000+100" office:value-type="float" office:value="15133" calcext:value-type="float">
            <text:p>15133</text:p>
          </table:table-cell>
          <table:table-cell office:value-type="string" calcext:value-type="string">
            <text:p>Delai_degre_ms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version délai :</text:p>
          </table:table-cell>
          <table:table-cell table:formula="of:=180 - ([.J87]/[.L87])" office:value-type="float" office:value="20.7052631578947" calcext:value-type="float">
            <text:p>20,7052631579</text:p>
          </table:table-cell>
          <table:table-cell office:value-type="string" calcext:value-type="string">
            <text:p>Sans avance statique : </text:p>
          </table:table-cell>
          <table:table-cell table:formula="of:=[.N87]-15.6" office:value-type="float" office:value="5.10526315789473" calcext:value-type="float">
            <text:p>5,105263157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itesse: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emps_ms:</text:p>
          </table:table-cell>
          <table:table-cell office:value-type="float" office:value="16920" calcext:value-type="float">
            <text:p>16920</text:p>
          </table:table-cell>
          <table:table-cell office:value-type="string" calcext:value-type="string">
            <text:p>Delai_etincelle:</text:p>
          </table:table-cell>
          <table:table-cell office:value-type="float" office:value="11864" calcext:value-type="float">
            <text:p>11864</text:p>
          </table:table-cell>
          <table:table-cell office:value-type="string" calcext:value-type="string">
            <text:p>Délai corrigé :</text:p>
          </table:table-cell>
          <table:table-cell table:formula="of:=[.H88]+3000+100" office:value-type="float" office:value="14964" calcext:value-type="float">
            <text:p>14964</text:p>
          </table:table-cell>
          <table:table-cell office:value-type="string" calcext:value-type="string">
            <text:p>Delai_degre_ms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version délai :</text:p>
          </table:table-cell>
          <table:table-cell table:formula="of:=180 - ([.J88]/[.L88])" office:value-type="float" office:value="20.8085106382979" calcext:value-type="float">
            <text:p>20,8085106383</text:p>
          </table:table-cell>
          <table:table-cell office:value-type="string" calcext:value-type="string">
            <text:p>Sans avance statique : </text:p>
          </table:table-cell>
          <table:table-cell table:formula="of:=[.N88]-15.6" office:value-type="float" office:value="5.20851063829786" calcext:value-type="float">
            <text:p>5,208510638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itesse: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Temps_ms: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Delai_etincelle:</text:p>
          </table:table-cell>
          <table:table-cell office:value-type="float" office:value="11696" calcext:value-type="float">
            <text:p>11696</text:p>
          </table:table-cell>
          <table:table-cell office:value-type="string" calcext:value-type="string">
            <text:p>Délai corrigé :</text:p>
          </table:table-cell>
          <table:table-cell table:formula="of:=[.H89]+3000+100" office:value-type="float" office:value="14796" calcext:value-type="float">
            <text:p>14796</text:p>
          </table:table-cell>
          <table:table-cell office:value-type="string" calcext:value-type="string">
            <text:p>Delai_degre_ms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version délai :</text:p>
          </table:table-cell>
          <table:table-cell table:formula="of:=180 - ([.J89]/[.L89])" office:value-type="float" office:value="20.9032258064516" calcext:value-type="float">
            <text:p>20,9032258065</text:p>
          </table:table-cell>
          <table:table-cell office:value-type="string" calcext:value-type="string">
            <text:p>Sans avance statique : </text:p>
          </table:table-cell>
          <table:table-cell table:formula="of:=[.N89]-15.6" office:value-type="float" office:value="5.30322580645162" calcext:value-type="float">
            <text:p>5,303225806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tesse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Temps_ms:</text:p>
          </table:table-cell>
          <table:table-cell office:value-type="float" office:value="16560" calcext:value-type="float">
            <text:p>16560</text:p>
          </table:table-cell>
          <table:table-cell office:value-type="string" calcext:value-type="string">
            <text:p>Delai_etincelle: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Délai corrigé :</text:p>
          </table:table-cell>
          <table:table-cell table:formula="of:=[.H90]+3000+100" office:value-type="float" office:value="14628" calcext:value-type="float">
            <text:p>14628</text:p>
          </table:table-cell>
          <table:table-cell office:value-type="string" calcext:value-type="string">
            <text:p>Delai_degre_ms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version délai :</text:p>
          </table:table-cell>
          <table:table-cell table:formula="of:=180 - ([.J90]/[.L90])" office:value-type="float" office:value="21" calcext:value-type="float">
            <text:p>21</text:p>
          </table:table-cell>
          <table:table-cell office:value-type="string" calcext:value-type="string">
            <text:p>Sans avance statique : </text:p>
          </table:table-cell>
          <table:table-cell table:formula="of:=[.N90]-15.6"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itesse: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Temps_ms:</text:p>
          </table:table-cell>
          <table:table-cell office:value-type="float" office:value="16380" calcext:value-type="float">
            <text:p>16380</text:p>
          </table:table-cell>
          <table:table-cell office:value-type="string" calcext:value-type="string">
            <text:p>Delai_etincelle: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Délai corrigé :</text:p>
          </table:table-cell>
          <table:table-cell table:formula="of:=[.H91]+3000+100" office:value-type="float" office:value="14458" calcext:value-type="float">
            <text:p>14458</text:p>
          </table:table-cell>
          <table:table-cell office:value-type="string" calcext:value-type="string">
            <text:p>Delai_degre_ms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version délai :</text:p>
          </table:table-cell>
          <table:table-cell table:formula="of:=180 - ([.J91]/[.L91])" office:value-type="float" office:value="21.1208791208791" calcext:value-type="float">
            <text:p>21,1208791209</text:p>
          </table:table-cell>
          <table:table-cell office:value-type="string" calcext:value-type="string">
            <text:p>Sans avance statique : </text:p>
          </table:table-cell>
          <table:table-cell table:formula="of:=[.N91]-15.6" office:value-type="float" office:value="5.52087912087912" calcext:value-type="float">
            <text:p>5,520879120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itesse: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Temps_ms: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Delai_etincelle: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Délai corrigé :</text:p>
          </table:table-cell>
          <table:table-cell table:formula="of:=[.H92]+3000+100" office:value-type="float" office:value="14288" calcext:value-type="float">
            <text:p>14288</text:p>
          </table:table-cell>
          <table:table-cell office:value-type="string" calcext:value-type="string">
            <text:p>Delai_degre_ms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version délai :</text:p>
          </table:table-cell>
          <table:table-cell table:formula="of:=180 - ([.J92]/[.L92])" office:value-type="float" office:value="21.2444444444444" calcext:value-type="float">
            <text:p>21,2444444444</text:p>
          </table:table-cell>
          <table:table-cell office:value-type="string" calcext:value-type="string">
            <text:p>Sans avance statique : </text:p>
          </table:table-cell>
          <table:table-cell table:formula="of:=[.N92]-15.6" office:value-type="float" office:value="5.64444444444444" calcext:value-type="float">
            <text:p>5,64444444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itesse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Temps_ms:</text:p>
          </table:table-cell>
          <table:table-cell office:value-type="float" office:value="16020" calcext:value-type="float">
            <text:p>16020</text:p>
          </table:table-cell>
          <table:table-cell office:value-type="string" calcext:value-type="string">
            <text:p>Delai_etincelle:</text:p>
          </table:table-cell>
          <table:table-cell office:value-type="float" office:value="11018" calcext:value-type="float">
            <text:p>11018</text:p>
          </table:table-cell>
          <table:table-cell office:value-type="string" calcext:value-type="string">
            <text:p>Délai corrigé :</text:p>
          </table:table-cell>
          <table:table-cell table:formula="of:=[.H93]+3000+100" office:value-type="float" office:value="14118" calcext:value-type="float">
            <text:p>14118</text:p>
          </table:table-cell>
          <table:table-cell office:value-type="string" calcext:value-type="string">
            <text:p>Delai_degre_ms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nversion délai :</text:p>
          </table:table-cell>
          <table:table-cell table:formula="of:=180 - ([.J93]/[.L93])" office:value-type="float" office:value="21.3707865168539" calcext:value-type="float">
            <text:p>21,3707865169</text:p>
          </table:table-cell>
          <table:table-cell office:value-type="string" calcext:value-type="string">
            <text:p>Sans avance statique : </text:p>
          </table:table-cell>
          <table:table-cell table:formula="of:=[.N93]-15.6" office:value-type="float" office:value="5.77078651685394" calcext:value-type="float">
            <text:p>5,770786516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tesse: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emps_ms:</text:p>
          </table:table-cell>
          <table:table-cell office:value-type="float" office:value="15840" calcext:value-type="float">
            <text:p>15840</text:p>
          </table:table-cell>
          <table:table-cell office:value-type="string" calcext:value-type="string">
            <text:p>Delai_etincelle:</text:p>
          </table:table-cell>
          <table:table-cell office:value-type="float" office:value="10849" calcext:value-type="float">
            <text:p>10849</text:p>
          </table:table-cell>
          <table:table-cell office:value-type="string" calcext:value-type="string">
            <text:p>Délai corrigé :</text:p>
          </table:table-cell>
          <table:table-cell table:formula="of:=[.H94]+3000+100" office:value-type="float" office:value="13949" calcext:value-type="float">
            <text:p>13949</text:p>
          </table:table-cell>
          <table:table-cell office:value-type="string" calcext:value-type="string">
            <text:p>Delai_degre_ms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nversion délai :</text:p>
          </table:table-cell>
          <table:table-cell table:formula="of:=180 - ([.J94]/[.L94])" office:value-type="float" office:value="21.4886363636364" calcext:value-type="float">
            <text:p>21,4886363636</text:p>
          </table:table-cell>
          <table:table-cell office:value-type="string" calcext:value-type="string">
            <text:p>Sans avance statique : </text:p>
          </table:table-cell>
          <table:table-cell table:formula="of:=[.N94]-15.6" office:value-type="float" office:value="5.88863636363637" calcext:value-type="float">
            <text:p>5,88863636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tesse: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emps_ms:</text:p>
          </table:table-cell>
          <table:table-cell office:value-type="float" office:value="15660" calcext:value-type="float">
            <text:p>15660</text:p>
          </table:table-cell>
          <table:table-cell office:value-type="string" calcext:value-type="string">
            <text:p>Delai_etincelle:</text:p>
          </table:table-cell>
          <table:table-cell office:value-type="float" office:value="10680" calcext:value-type="float">
            <text:p>10680</text:p>
          </table:table-cell>
          <table:table-cell office:value-type="string" calcext:value-type="string">
            <text:p>Délai corrigé :</text:p>
          </table:table-cell>
          <table:table-cell table:formula="of:=[.H95]+3000+100" office:value-type="float" office:value="13780" calcext:value-type="float">
            <text:p>13780</text:p>
          </table:table-cell>
          <table:table-cell office:value-type="string" calcext:value-type="string">
            <text:p>Delai_degre_ms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version délai :</text:p>
          </table:table-cell>
          <table:table-cell table:formula="of:=180 - ([.J95]/[.L95])" office:value-type="float" office:value="21.6091954022988" calcext:value-type="float">
            <text:p>21,6091954023</text:p>
          </table:table-cell>
          <table:table-cell office:value-type="string" calcext:value-type="string">
            <text:p>Sans avance statique : </text:p>
          </table:table-cell>
          <table:table-cell table:formula="of:=[.N95]-15.6" office:value-type="float" office:value="6.00919540229884" calcext:value-type="float">
            <text:p>6,009195402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itesse: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emps_ms:</text:p>
          </table:table-cell>
          <table:table-cell office:value-type="float" office:value="15480" calcext:value-type="float">
            <text:p>15480</text:p>
          </table:table-cell>
          <table:table-cell office:value-type="string" calcext:value-type="string">
            <text:p>Delai_etincelle: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Délai corrigé :</text:p>
          </table:table-cell>
          <table:table-cell table:formula="of:=[.H96]+3000+100" office:value-type="float" office:value="13610" calcext:value-type="float">
            <text:p>13610</text:p>
          </table:table-cell>
          <table:table-cell office:value-type="string" calcext:value-type="string">
            <text:p>Delai_degre_ms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nversion délai :</text:p>
          </table:table-cell>
          <table:table-cell table:formula="of:=180 - ([.J96]/[.L96])" office:value-type="float" office:value="21.7441860465116" calcext:value-type="float">
            <text:p>21,7441860465</text:p>
          </table:table-cell>
          <table:table-cell office:value-type="string" calcext:value-type="string">
            <text:p>Sans avance statique : </text:p>
          </table:table-cell>
          <table:table-cell table:formula="of:=[.N96]-15.6" office:value-type="float" office:value="6.14418604651163" calcext:value-type="float">
            <text:p>6,144186046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itesse: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emps_ms: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Delai_etincelle: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Délai corrigé :</text:p>
          </table:table-cell>
          <table:table-cell table:formula="of:=[.H97]+3000+100" office:value-type="float" office:value="13440" calcext:value-type="float">
            <text:p>13440</text:p>
          </table:table-cell>
          <table:table-cell office:value-type="string" calcext:value-type="string">
            <text:p>Delai_degre_ms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nversion délai :</text:p>
          </table:table-cell>
          <table:table-cell table:formula="of:=180 - ([.J97]/[.L97])" office:value-type="float" office:value="21.8823529411765" calcext:value-type="float">
            <text:p>21,8823529412</text:p>
          </table:table-cell>
          <table:table-cell office:value-type="string" calcext:value-type="string">
            <text:p>Sans avance statique : </text:p>
          </table:table-cell>
          <table:table-cell table:formula="of:=[.N97]-15.6" office:value-type="float" office:value="6.28235294117646" calcext:value-type="float">
            <text:p>6,28235294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Vitesse: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emps_ms: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Delai_etincelle: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Délai corrigé :</text:p>
          </table:table-cell>
          <table:table-cell table:formula="of:=[.H98]+3000+100" office:value-type="float" office:value="13428" calcext:value-type="float">
            <text:p>13428</text:p>
          </table:table-cell>
          <table:table-cell office:value-type="string" calcext:value-type="string">
            <text:p>Delai_degre_ms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nversion délai :</text:p>
          </table:table-cell>
          <table:table-cell table:formula="of:=180 - ([.J98]/[.L98])" office:value-type="float" office:value="22.0235294117647" calcext:value-type="float">
            <text:p>22,0235294118</text:p>
          </table:table-cell>
          <table:table-cell office:value-type="string" calcext:value-type="string">
            <text:p>Sans avance statique : </text:p>
          </table:table-cell>
          <table:table-cell table:formula="of:=[.N98]-15.6" office:value-type="float" office:value="6.42352941176471" calcext:value-type="float">
            <text:p>6,423529411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itesse: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Temps_ms: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Delai_etincelle: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Délai corrigé :</text:p>
          </table:table-cell>
          <table:table-cell table:formula="of:=[.H99]+3000+100" office:value-type="float" office:value="13258" calcext:value-type="float">
            <text:p>13258</text:p>
          </table:table-cell>
          <table:table-cell office:value-type="string" calcext:value-type="string">
            <text:p>Delai_degre_ms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version délai :</text:p>
          </table:table-cell>
          <table:table-cell table:formula="of:=180 - ([.J99]/[.L99])" office:value-type="float" office:value="22.1666666666667" calcext:value-type="float">
            <text:p>22,1666666667</text:p>
          </table:table-cell>
          <table:table-cell office:value-type="string" calcext:value-type="string">
            <text:p>Sans avance statique : </text:p>
          </table:table-cell>
          <table:table-cell table:formula="of:=[.N99]-15.6" office:value-type="float" office:value="6.56666666666666" calcext:value-type="float">
            <text:p>6,566666666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tesse: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emps_ms: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Delai_etincelle: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Délai corrigé :</text:p>
          </table:table-cell>
          <table:table-cell table:formula="of:=[.H100]+3000+100" office:value-type="float" office:value="13089" calcext:value-type="float">
            <text:p>13089</text:p>
          </table:table-cell>
          <table:table-cell office:value-type="string" calcext:value-type="string">
            <text:p>Delai_degre_ms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version délai :</text:p>
          </table:table-cell>
          <table:table-cell table:formula="of:=180 - ([.J100]/[.L100])" office:value-type="float" office:value="22.3012048192771" calcext:value-type="float">
            <text:p>22,3012048193</text:p>
          </table:table-cell>
          <table:table-cell office:value-type="string" calcext:value-type="string">
            <text:p>Sans avance statique : </text:p>
          </table:table-cell>
          <table:table-cell table:formula="of:=[.N100]-15.6" office:value-type="float" office:value="6.7012048192771" calcext:value-type="float">
            <text:p>6,701204819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itesse: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emps_ms:</text:p>
          </table:table-cell>
          <table:table-cell office:value-type="float" office:value="14760" calcext:value-type="float">
            <text:p>14760</text:p>
          </table:table-cell>
          <table:table-cell office:value-type="string" calcext:value-type="string">
            <text:p>Delai_etincelle:</text:p>
          </table:table-cell>
          <table:table-cell office:value-type="float" office:value="9819" calcext:value-type="float">
            <text:p>9819</text:p>
          </table:table-cell>
          <table:table-cell office:value-type="string" calcext:value-type="string">
            <text:p>Délai corrigé :</text:p>
          </table:table-cell>
          <table:table-cell table:formula="of:=[.H101]+3000+100" office:value-type="float" office:value="12919" calcext:value-type="float">
            <text:p>12919</text:p>
          </table:table-cell>
          <table:table-cell office:value-type="string" calcext:value-type="string">
            <text:p>Delai_degre_ms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version délai :</text:p>
          </table:table-cell>
          <table:table-cell table:formula="of:=180 - ([.J101]/[.L101])" office:value-type="float" office:value="22.4512195121951" calcext:value-type="float">
            <text:p>22,4512195122</text:p>
          </table:table-cell>
          <table:table-cell office:value-type="string" calcext:value-type="string">
            <text:p>Sans avance statique : </text:p>
          </table:table-cell>
          <table:table-cell table:formula="of:=[.N101]-15.6" office:value-type="float" office:value="6.85121951219511" calcext:value-type="float">
            <text:p>6,851219512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tesse: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emps_ms:</text:p>
          </table:table-cell>
          <table:table-cell office:value-type="float" office:value="14580" calcext:value-type="float">
            <text:p>14580</text:p>
          </table:table-cell>
          <table:table-cell office:value-type="string" calcext:value-type="string">
            <text:p>Delai_etincelle:</text:p>
          </table:table-cell>
          <table:table-cell office:value-type="float" office:value="9649" calcext:value-type="float">
            <text:p>9649</text:p>
          </table:table-cell>
          <table:table-cell office:value-type="string" calcext:value-type="string">
            <text:p>Délai corrigé :</text:p>
          </table:table-cell>
          <table:table-cell table:formula="of:=[.H102]+3000+100" office:value-type="float" office:value="12749" calcext:value-type="float">
            <text:p>12749</text:p>
          </table:table-cell>
          <table:table-cell office:value-type="string" calcext:value-type="string">
            <text:p>Delai_degre_ms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nversion délai :</text:p>
          </table:table-cell>
          <table:table-cell table:formula="of:=180 - ([.J102]/[.L102])" office:value-type="float" office:value="22.6049382716049" calcext:value-type="float">
            <text:p>22,6049382716</text:p>
          </table:table-cell>
          <table:table-cell office:value-type="string" calcext:value-type="string">
            <text:p>Sans avance statique : </text:p>
          </table:table-cell>
          <table:table-cell table:formula="of:=[.N102]-15.6" office:value-type="float" office:value="7.00493827160494" calcext:value-type="float">
            <text:p>7,00493827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itesse: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Temps_ms: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Delai_etincelle: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Délai corrigé :</text:p>
          </table:table-cell>
          <table:table-cell table:formula="of:=[.H103]+3000+100" office:value-type="float" office:value="12572" calcext:value-type="float">
            <text:p>12572</text:p>
          </table:table-cell>
          <table:table-cell office:value-type="string" calcext:value-type="string">
            <text:p>Delai_degre_ms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nversion délai :</text:p>
          </table:table-cell>
          <table:table-cell table:formula="of:=180 - ([.J103]/[.L103])" office:value-type="float" office:value="22.85" calcext:value-type="float">
            <text:p>22,85</text:p>
          </table:table-cell>
          <table:table-cell office:value-type="string" calcext:value-type="string">
            <text:p>Sans avance statique : </text:p>
          </table:table-cell>
          <table:table-cell table:formula="of:=[.N103]-15.6" office:value-type="float" office:value="7.25" calcext:value-type="float">
            <text:p>7,2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tesse: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Temps_ms: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Delai_etincelle:</text:p>
          </table:table-cell>
          <table:table-cell office:value-type="float" office:value="9452" calcext:value-type="float">
            <text:p>9452</text:p>
          </table:table-cell>
          <table:table-cell office:value-type="string" calcext:value-type="string">
            <text:p>Délai corrigé :</text:p>
          </table:table-cell>
          <table:table-cell table:formula="of:=[.H104]+3000+100" office:value-type="float" office:value="12552" calcext:value-type="float">
            <text:p>12552</text:p>
          </table:table-cell>
          <table:table-cell office:value-type="string" calcext:value-type="string">
            <text:p>Delai_degre_ms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nversion délai :</text:p>
          </table:table-cell>
          <table:table-cell table:formula="of:=180 - ([.J104]/[.L104])" office:value-type="float" office:value="23.1" calcext:value-type="float">
            <text:p>23,1</text:p>
          </table:table-cell>
          <table:table-cell office:value-type="string" calcext:value-type="string">
            <text:p>Sans avance statique : </text:p>
          </table:table-cell>
          <table:table-cell table:formula="of:=[.N104]-15.6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itesse: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Temps_ms: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Delai_etincelle: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Délai corrigé :</text:p>
          </table:table-cell>
          <table:table-cell table:formula="of:=[.H105]+3000+100" office:value-type="float" office:value="12379" calcext:value-type="float">
            <text:p>12379</text:p>
          </table:table-cell>
          <table:table-cell office:value-type="string" calcext:value-type="string">
            <text:p>Delai_degre_ms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nversion délai :</text:p>
          </table:table-cell>
          <table:table-cell table:formula="of:=180 - ([.J105]/[.L105])" office:value-type="float" office:value="23.3037974683544" calcext:value-type="float">
            <text:p>23,3037974684</text:p>
          </table:table-cell>
          <table:table-cell office:value-type="string" calcext:value-type="string">
            <text:p>Sans avance statique : </text:p>
          </table:table-cell>
          <table:table-cell table:formula="of:=[.N105]-15.6" office:value-type="float" office:value="7.70379746835442" calcext:value-type="float">
            <text:p>7,703797468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tesse: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Temps_ms:</text:p>
          </table:table-cell>
          <table:table-cell office:value-type="float" office:value="14040" calcext:value-type="float">
            <text:p>14040</text:p>
          </table:table-cell>
          <table:table-cell office:value-type="string" calcext:value-type="string">
            <text:p>Delai_etincelle:</text:p>
          </table:table-cell>
          <table:table-cell office:value-type="float" office:value="9122" calcext:value-type="float">
            <text:p>9122</text:p>
          </table:table-cell>
          <table:table-cell office:value-type="string" calcext:value-type="string">
            <text:p>Délai corrigé :</text:p>
          </table:table-cell>
          <table:table-cell table:formula="of:=[.H106]+3000+100" office:value-type="float" office:value="12222" calcext:value-type="float">
            <text:p>12222</text:p>
          </table:table-cell>
          <table:table-cell office:value-type="string" calcext:value-type="string">
            <text:p>Delai_degre_ms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onversion délai :</text:p>
          </table:table-cell>
          <table:table-cell table:formula="of:=180 - ([.J106]/[.L106])" office:value-type="float" office:value="23.3076923076923" calcext:value-type="float">
            <text:p>23,3076923077</text:p>
          </table:table-cell>
          <table:table-cell office:value-type="string" calcext:value-type="string">
            <text:p>Sans avance statique : </text:p>
          </table:table-cell>
          <table:table-cell table:formula="of:=[.N106]-15.6" office:value-type="float" office:value="7.70769230769232" calcext:value-type="float">
            <text:p>7,707692307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itesse: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Temps_ms: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Delai_etincelle:</text:p>
          </table:table-cell>
          <table:table-cell office:value-type="float" office:value="8965" calcext:value-type="float">
            <text:p>8965</text:p>
          </table:table-cell>
          <table:table-cell office:value-type="string" calcext:value-type="string">
            <text:p>Délai corrigé :</text:p>
          </table:table-cell>
          <table:table-cell table:formula="of:=[.H107]+3000+100" office:value-type="float" office:value="12065" calcext:value-type="float">
            <text:p>12065</text:p>
          </table:table-cell>
          <table:table-cell office:value-type="string" calcext:value-type="string">
            <text:p>Delai_degre_ms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nversion délai :</text:p>
          </table:table-cell>
          <table:table-cell table:formula="of:=180 - ([.J107]/[.L107])" office:value-type="float" office:value="23.3116883116883" calcext:value-type="float">
            <text:p>23,3116883117</text:p>
          </table:table-cell>
          <table:table-cell office:value-type="string" calcext:value-type="string">
            <text:p>Sans avance statique : </text:p>
          </table:table-cell>
          <table:table-cell table:formula="of:=[.N107]-15.6" office:value-type="float" office:value="7.7116883116883" calcext:value-type="float">
            <text:p>7,711688311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tesse: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Temps_ms: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Delai_etincelle:</text:p>
          </table:table-cell>
          <table:table-cell office:value-type="float" office:value="8965" calcext:value-type="float">
            <text:p>8965</text:p>
          </table:table-cell>
          <table:table-cell office:value-type="string" calcext:value-type="string">
            <text:p>Délai corrigé :</text:p>
          </table:table-cell>
          <table:table-cell table:formula="of:=[.H108]+3000+100" office:value-type="float" office:value="12065" calcext:value-type="float">
            <text:p>12065</text:p>
          </table:table-cell>
          <table:table-cell office:value-type="string" calcext:value-type="string">
            <text:p>Delai_degre_ms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nversion délai :</text:p>
          </table:table-cell>
          <table:table-cell table:formula="of:=180 - ([.J108]/[.L108])" office:value-type="float" office:value="23.3116883116883" calcext:value-type="float">
            <text:p>23,3116883117</text:p>
          </table:table-cell>
          <table:table-cell office:value-type="string" calcext:value-type="string">
            <text:p>Sans avance statique : </text:p>
          </table:table-cell>
          <table:table-cell table:formula="of:=[.N108]-15.6" office:value-type="float" office:value="7.7116883116883" calcext:value-type="float">
            <text:p>7,711688311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itesse: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Temps_ms:</text:p>
          </table:table-cell>
          <table:table-cell office:value-type="float" office:value="13680" calcext:value-type="float">
            <text:p>13680</text:p>
          </table:table-cell>
          <table:table-cell office:value-type="string" calcext:value-type="string">
            <text:p>Delai_etincelle:</text:p>
          </table:table-cell>
          <table:table-cell office:value-type="float" office:value="8808" calcext:value-type="float">
            <text:p>8808</text:p>
          </table:table-cell>
          <table:table-cell office:value-type="string" calcext:value-type="string">
            <text:p>Délai corrigé :</text:p>
          </table:table-cell>
          <table:table-cell table:formula="of:=[.H109]+3000+100" office:value-type="float" office:value="11908" calcext:value-type="float">
            <text:p>11908</text:p>
          </table:table-cell>
          <table:table-cell office:value-type="string" calcext:value-type="string">
            <text:p>Delai_degre_ms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version délai :</text:p>
          </table:table-cell>
          <table:table-cell table:formula="of:=180 - ([.J109]/[.L109])" office:value-type="float" office:value="23.3157894736842" calcext:value-type="float">
            <text:p>23,3157894737</text:p>
          </table:table-cell>
          <table:table-cell office:value-type="string" calcext:value-type="string">
            <text:p>Sans avance statique : </text:p>
          </table:table-cell>
          <table:table-cell table:formula="of:=[.N109]-15.6" office:value-type="float" office:value="7.71578947368422" calcext:value-type="float">
            <text:p>7,715789473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tesse: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Temps_ms: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Delai_etincelle:</text:p>
          </table:table-cell>
          <table:table-cell office:value-type="float" office:value="8651" calcext:value-type="float">
            <text:p>8651</text:p>
          </table:table-cell>
          <table:table-cell office:value-type="string" calcext:value-type="string">
            <text:p>Délai corrigé :</text:p>
          </table:table-cell>
          <table:table-cell table:formula="of:=[.H110]+3000+100" office:value-type="float" office:value="11751" calcext:value-type="float">
            <text:p>11751</text:p>
          </table:table-cell>
          <table:table-cell office:value-type="string" calcext:value-type="string">
            <text:p>Delai_degre_ms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nversion délai :</text:p>
          </table:table-cell>
          <table:table-cell table:formula="of:=180 - ([.J110]/[.L110])" office:value-type="float" office:value="23.32" calcext:value-type="float">
            <text:p>23,32</text:p>
          </table:table-cell>
          <table:table-cell office:value-type="string" calcext:value-type="string">
            <text:p>Sans avance statique : </text:p>
          </table:table-cell>
          <table:table-cell table:formula="of:=[.N110]-15.6" office:value-type="float" office:value="7.71999999999999" calcext:value-type="float">
            <text:p>7,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tesse: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Temps_ms: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Delai_etincelle:</text:p>
          </table:table-cell>
          <table:table-cell office:value-type="float" office:value="8651" calcext:value-type="float">
            <text:p>8651</text:p>
          </table:table-cell>
          <table:table-cell office:value-type="string" calcext:value-type="string">
            <text:p>Délai corrigé :</text:p>
          </table:table-cell>
          <table:table-cell table:formula="of:=[.H111]+3000+100" office:value-type="float" office:value="11751" calcext:value-type="float">
            <text:p>11751</text:p>
          </table:table-cell>
          <table:table-cell office:value-type="string" calcext:value-type="string">
            <text:p>Delai_degre_ms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nversion délai :</text:p>
          </table:table-cell>
          <table:table-cell table:formula="of:=180 - ([.J111]/[.L111])" office:value-type="float" office:value="23.32" calcext:value-type="float">
            <text:p>23,32</text:p>
          </table:table-cell>
          <table:table-cell office:value-type="string" calcext:value-type="string">
            <text:p>Sans avance statique : </text:p>
          </table:table-cell>
          <table:table-cell table:formula="of:=[.N111]-15.6" office:value-type="float" office:value="7.71999999999999" calcext:value-type="float">
            <text:p>7,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itesse: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Temps_ms: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Delai_etincelle: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Délai corrigé :</text:p>
          </table:table-cell>
          <table:table-cell table:formula="of:=[.H112]+3000+100" office:value-type="float" office:value="11594" calcext:value-type="float">
            <text:p>11594</text:p>
          </table:table-cell>
          <table:table-cell office:value-type="string" calcext:value-type="string">
            <text:p>Delai_degre_ms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nversion délai :</text:p>
          </table:table-cell>
          <table:table-cell table:formula="of:=180 - ([.J112]/[.L112])" office:value-type="float" office:value="23.3243243243243" calcext:value-type="float">
            <text:p>23,3243243243</text:p>
          </table:table-cell>
          <table:table-cell office:value-type="string" calcext:value-type="string">
            <text:p>Sans avance statique : </text:p>
          </table:table-cell>
          <table:table-cell table:formula="of:=[.N112]-15.6" office:value-type="float" office:value="7.72432432432432" calcext:value-type="float">
            <text:p>7,724324324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tesse: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Temps_ms:</text:p>
          </table:table-cell>
          <table:table-cell office:value-type="float" office:value="13140" calcext:value-type="float">
            <text:p>13140</text:p>
          </table:table-cell>
          <table:table-cell office:value-type="string" calcext:value-type="string">
            <text:p>Delai_etincelle: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Délai corrigé :</text:p>
          </table:table-cell>
          <table:table-cell table:formula="of:=[.H113]+3000+100" office:value-type="float" office:value="11437" calcext:value-type="float">
            <text:p>11437</text:p>
          </table:table-cell>
          <table:table-cell office:value-type="string" calcext:value-type="string">
            <text:p>Delai_degre_ms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nversion délai :</text:p>
          </table:table-cell>
          <table:table-cell table:formula="of:=180 - ([.J113]/[.L113])" office:value-type="float" office:value="23.3287671232877" calcext:value-type="float">
            <text:p>23,3287671233</text:p>
          </table:table-cell>
          <table:table-cell office:value-type="string" calcext:value-type="string">
            <text:p>Sans avance statique : </text:p>
          </table:table-cell>
          <table:table-cell table:formula="of:=[.N113]-15.6" office:value-type="float" office:value="7.72876712328766" calcext:value-type="float">
            <text:p>7,72876712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itesse: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Temps_ms:</text:p>
          </table:table-cell>
          <table:table-cell office:value-type="float" office:value="13140" calcext:value-type="float">
            <text:p>13140</text:p>
          </table:table-cell>
          <table:table-cell office:value-type="string" calcext:value-type="string">
            <text:p>Delai_etincelle: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Délai corrigé :</text:p>
          </table:table-cell>
          <table:table-cell table:formula="of:=[.H114]+3000+100" office:value-type="float" office:value="11437" calcext:value-type="float">
            <text:p>11437</text:p>
          </table:table-cell>
          <table:table-cell office:value-type="string" calcext:value-type="string">
            <text:p>Delai_degre_ms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nversion délai :</text:p>
          </table:table-cell>
          <table:table-cell table:formula="of:=180 - ([.J114]/[.L114])" office:value-type="float" office:value="23.3287671232877" calcext:value-type="float">
            <text:p>23,3287671233</text:p>
          </table:table-cell>
          <table:table-cell office:value-type="string" calcext:value-type="string">
            <text:p>Sans avance statique : </text:p>
          </table:table-cell>
          <table:table-cell table:formula="of:=[.N114]-15.6" office:value-type="float" office:value="7.72876712328766" calcext:value-type="float">
            <text:p>7,72876712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tesse: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Temps_ms:</text:p>
          </table:table-cell>
          <table:table-cell office:value-type="float" office:value="12960" calcext:value-type="float">
            <text:p>12960</text:p>
          </table:table-cell>
          <table:table-cell office:value-type="string" calcext:value-type="string">
            <text:p>Delai_etincelle:</text:p>
          </table:table-cell>
          <table:table-cell office:value-type="float" office:value="8180" calcext:value-type="float">
            <text:p>8180</text:p>
          </table:table-cell>
          <table:table-cell office:value-type="string" calcext:value-type="string">
            <text:p>Délai corrigé :</text:p>
          </table:table-cell>
          <table:table-cell table:formula="of:=[.H115]+3000+100" office:value-type="float" office:value="11280" calcext:value-type="float">
            <text:p>11280</text:p>
          </table:table-cell>
          <table:table-cell office:value-type="string" calcext:value-type="string">
            <text:p>Delai_degre_ms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nversion délai :</text:p>
          </table:table-cell>
          <table:table-cell table:formula="of:=180 - ([.J115]/[.L115])" office:value-type="float" office:value="23.3333333333333" calcext:value-type="float">
            <text:p>23,3333333333</text:p>
          </table:table-cell>
          <table:table-cell office:value-type="string" calcext:value-type="string">
            <text:p>Sans avance statique : </text:p>
          </table:table-cell>
          <table:table-cell table:formula="of:=[.N115]-15.6" office:value-type="float" office:value="7.73333333333334" calcext:value-type="float">
            <text:p>7,73333333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itesse: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Temps_ms: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Delai_etincelle: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Délai corrigé :</text:p>
          </table:table-cell>
          <table:table-cell table:formula="of:=[.H116]+3000+100" office:value-type="float" office:value="11123" calcext:value-type="float">
            <text:p>11123</text:p>
          </table:table-cell>
          <table:table-cell office:value-type="string" calcext:value-type="string">
            <text:p>Delai_degre_ms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onversion délai :</text:p>
          </table:table-cell>
          <table:table-cell table:formula="of:=180 - ([.J116]/[.L116])" office:value-type="float" office:value="23.3380281690141" calcext:value-type="float">
            <text:p>23,338028169</text:p>
          </table:table-cell>
          <table:table-cell office:value-type="string" calcext:value-type="string">
            <text:p>Sans avance statique : </text:p>
          </table:table-cell>
          <table:table-cell table:formula="of:=[.N116]-15.6" office:value-type="float" office:value="7.73802816901408" calcext:value-type="float">
            <text:p>7,73802816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itesse: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Temps_ms: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Delai_etincelle: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Délai corrigé :</text:p>
          </table:table-cell>
          <table:table-cell table:formula="of:=[.H117]+3000+100" office:value-type="float" office:value="11123" calcext:value-type="float">
            <text:p>11123</text:p>
          </table:table-cell>
          <table:table-cell office:value-type="string" calcext:value-type="string">
            <text:p>Delai_degre_ms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onversion délai :</text:p>
          </table:table-cell>
          <table:table-cell table:formula="of:=180 - ([.J117]/[.L117])" office:value-type="float" office:value="23.3380281690141" calcext:value-type="float">
            <text:p>23,338028169</text:p>
          </table:table-cell>
          <table:table-cell office:value-type="string" calcext:value-type="string">
            <text:p>Sans avance statique : </text:p>
          </table:table-cell>
          <table:table-cell table:formula="of:=[.N117]-15.6" office:value-type="float" office:value="7.73802816901408" calcext:value-type="float">
            <text:p>7,73802816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itesse: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Temps_ms: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Delai_etincelle: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Délai corrigé :</text:p>
          </table:table-cell>
          <table:table-cell table:formula="of:=[.H118]+3000+100" office:value-type="float" office:value="10966" calcext:value-type="float">
            <text:p>10966</text:p>
          </table:table-cell>
          <table:table-cell office:value-type="string" calcext:value-type="string">
            <text:p>Delai_degre_ms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nversion délai :</text:p>
          </table:table-cell>
          <table:table-cell table:formula="of:=180 - ([.J118]/[.L118])" office:value-type="float" office:value="23.3428571428572" calcext:value-type="float">
            <text:p>23,3428571429</text:p>
          </table:table-cell>
          <table:table-cell office:value-type="string" calcext:value-type="string">
            <text:p>Sans avance statique : </text:p>
          </table:table-cell>
          <table:table-cell table:formula="of:=[.N118]-15.6" office:value-type="float" office:value="7.74285714285716" calcext:value-type="float">
            <text:p>7,742857142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itesse: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Temps_ms: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Delai_etincelle: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Délai corrigé :</text:p>
          </table:table-cell>
          <table:table-cell table:formula="of:=[.H119]+3000+100" office:value-type="float" office:value="10966" calcext:value-type="float">
            <text:p>10966</text:p>
          </table:table-cell>
          <table:table-cell office:value-type="string" calcext:value-type="string">
            <text:p>Delai_degre_ms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nversion délai :</text:p>
          </table:table-cell>
          <table:table-cell table:formula="of:=180 - ([.J119]/[.L119])" office:value-type="float" office:value="23.3428571428572" calcext:value-type="float">
            <text:p>23,3428571429</text:p>
          </table:table-cell>
          <table:table-cell office:value-type="string" calcext:value-type="string">
            <text:p>Sans avance statique : </text:p>
          </table:table-cell>
          <table:table-cell table:formula="of:=[.N119]-15.6" office:value-type="float" office:value="7.74285714285716" calcext:value-type="float">
            <text:p>7,742857142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tesse: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emps_ms:</text:p>
          </table:table-cell>
          <table:table-cell office:value-type="float" office:value="12420" calcext:value-type="float">
            <text:p>12420</text:p>
          </table:table-cell>
          <table:table-cell office:value-type="string" calcext:value-type="string">
            <text:p>Delai_etincelle:</text:p>
          </table:table-cell>
          <table:table-cell office:value-type="float" office:value="7710" calcext:value-type="float">
            <text:p>7710</text:p>
          </table:table-cell>
          <table:table-cell office:value-type="string" calcext:value-type="string">
            <text:p>Délai corrigé :</text:p>
          </table:table-cell>
          <table:table-cell table:formula="of:=[.H120]+3000+100" office:value-type="float" office:value="10810" calcext:value-type="float">
            <text:p>10810</text:p>
          </table:table-cell>
          <table:table-cell office:value-type="string" calcext:value-type="string">
            <text:p>Delai_degre_ms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nversion délai :</text:p>
          </table:table-cell>
          <table:table-cell table:formula="of:=180 - ([.J120]/[.L120])" office:value-type="float" office:value="23.3333333333333" calcext:value-type="float">
            <text:p>23,3333333333</text:p>
          </table:table-cell>
          <table:table-cell office:value-type="string" calcext:value-type="string">
            <text:p>Sans avance statique : </text:p>
          </table:table-cell>
          <table:table-cell table:formula="of:=[.N120]-15.6" office:value-type="float" office:value="7.73333333333334" calcext:value-type="float">
            <text:p>7,73333333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tesse: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Temps_ms: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Delai_etincelle: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Délai corrigé :</text:p>
          </table:table-cell>
          <table:table-cell table:formula="of:=[.H121]+3000+100" office:value-type="float" office:value="10653" calcext:value-type="float">
            <text:p>10653</text:p>
          </table:table-cell>
          <table:table-cell office:value-type="string" calcext:value-type="string">
            <text:p>Delai_degre_ms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nversion délai :</text:p>
          </table:table-cell>
          <table:table-cell table:formula="of:=180 - ([.J121]/[.L121])" office:value-type="float" office:value="23.3382352941177" calcext:value-type="float">
            <text:p>23,3382352941</text:p>
          </table:table-cell>
          <table:table-cell office:value-type="string" calcext:value-type="string">
            <text:p>Sans avance statique : </text:p>
          </table:table-cell>
          <table:table-cell table:formula="of:=[.N121]-15.6" office:value-type="float" office:value="7.73823529411765" calcext:value-type="float">
            <text:p>7,738235294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itesse: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Temps_ms: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Delai_etincelle: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Délai corrigé :</text:p>
          </table:table-cell>
          <table:table-cell table:formula="of:=[.H122]+3000+100" office:value-type="float" office:value="10653" calcext:value-type="float">
            <text:p>10653</text:p>
          </table:table-cell>
          <table:table-cell office:value-type="string" calcext:value-type="string">
            <text:p>Delai_degre_ms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nversion délai :</text:p>
          </table:table-cell>
          <table:table-cell table:formula="of:=180 - ([.J122]/[.L122])" office:value-type="float" office:value="23.3382352941177" calcext:value-type="float">
            <text:p>23,3382352941</text:p>
          </table:table-cell>
          <table:table-cell office:value-type="string" calcext:value-type="string">
            <text:p>Sans avance statique : </text:p>
          </table:table-cell>
          <table:table-cell table:formula="of:=[.N122]-15.6" office:value-type="float" office:value="7.73823529411765" calcext:value-type="float">
            <text:p>7,738235294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tesse: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Temps_ms: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Delai_etincelle:</text:p>
          </table:table-cell>
          <table:table-cell office:value-type="float" office:value="7396" calcext:value-type="float">
            <text:p>7396</text:p>
          </table:table-cell>
          <table:table-cell office:value-type="string" calcext:value-type="string">
            <text:p>Délai corrigé :</text:p>
          </table:table-cell>
          <table:table-cell table:formula="of:=[.H123]+3000+100" office:value-type="float" office:value="10496" calcext:value-type="float">
            <text:p>10496</text:p>
          </table:table-cell>
          <table:table-cell office:value-type="string" calcext:value-type="string">
            <text:p>Delai_degre_ms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nversion délai :</text:p>
          </table:table-cell>
          <table:table-cell table:formula="of:=180 - ([.J123]/[.L123])" office:value-type="float" office:value="23.3432835820896" calcext:value-type="float">
            <text:p>23,3432835821</text:p>
          </table:table-cell>
          <table:table-cell office:value-type="string" calcext:value-type="string">
            <text:p>Sans avance statique : </text:p>
          </table:table-cell>
          <table:table-cell table:formula="of:=[.N123]-15.6" office:value-type="float" office:value="7.74328358208956" calcext:value-type="float">
            <text:p>7,743283582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itesse: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Temps_ms: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Delai_etincelle:</text:p>
          </table:table-cell>
          <table:table-cell office:value-type="float" office:value="7396" calcext:value-type="float">
            <text:p>7396</text:p>
          </table:table-cell>
          <table:table-cell office:value-type="string" calcext:value-type="string">
            <text:p>Délai corrigé :</text:p>
          </table:table-cell>
          <table:table-cell table:formula="of:=[.H124]+3000+100" office:value-type="float" office:value="10496" calcext:value-type="float">
            <text:p>10496</text:p>
          </table:table-cell>
          <table:table-cell office:value-type="string" calcext:value-type="string">
            <text:p>Delai_degre_ms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nversion délai :</text:p>
          </table:table-cell>
          <table:table-cell table:formula="of:=180 - ([.J124]/[.L124])" office:value-type="float" office:value="23.3432835820896" calcext:value-type="float">
            <text:p>23,3432835821</text:p>
          </table:table-cell>
          <table:table-cell office:value-type="string" calcext:value-type="string">
            <text:p>Sans avance statique : </text:p>
          </table:table-cell>
          <table:table-cell table:formula="of:=[.N124]-15.6" office:value-type="float" office:value="7.74328358208956" calcext:value-type="float">
            <text:p>7,743283582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tesse: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mps_ms: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Delai_etincelle: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Délai corrigé :</text:p>
          </table:table-cell>
          <table:table-cell table:formula="of:=[.H125]+3000+100" office:value-type="float" office:value="10339" calcext:value-type="float">
            <text:p>10339</text:p>
          </table:table-cell>
          <table:table-cell office:value-type="string" calcext:value-type="string">
            <text:p>Delai_degre_ms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nversion délai :</text:p>
          </table:table-cell>
          <table:table-cell table:formula="of:=180 - ([.J125]/[.L125])" office:value-type="float" office:value="23.3484848484848" calcext:value-type="float">
            <text:p>23,3484848485</text:p>
          </table:table-cell>
          <table:table-cell office:value-type="string" calcext:value-type="string">
            <text:p>Sans avance statique : </text:p>
          </table:table-cell>
          <table:table-cell table:formula="of:=[.N125]-15.6" office:value-type="float" office:value="7.74848484848484" calcext:value-type="float">
            <text:p>7,748484848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itesse: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Temps_ms: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Delai_etincelle: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Délai corrigé :</text:p>
          </table:table-cell>
          <table:table-cell table:formula="of:=[.H126]+3000+100" office:value-type="float" office:value="10339" calcext:value-type="float">
            <text:p>10339</text:p>
          </table:table-cell>
          <table:table-cell office:value-type="string" calcext:value-type="string">
            <text:p>Delai_degre_ms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nversion délai :</text:p>
          </table:table-cell>
          <table:table-cell table:formula="of:=180 - ([.J126]/[.L126])" office:value-type="float" office:value="23.3484848484848" calcext:value-type="float">
            <text:p>23,3484848485</text:p>
          </table:table-cell>
          <table:table-cell office:value-type="string" calcext:value-type="string">
            <text:p>Sans avance statique : </text:p>
          </table:table-cell>
          <table:table-cell table:formula="of:=[.N126]-15.6" office:value-type="float" office:value="7.74848484848484" calcext:value-type="float">
            <text:p>7,748484848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itesse: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Temps_ms: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Delai_etincelle: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Délai corrigé :</text:p>
          </table:table-cell>
          <table:table-cell table:formula="of:=[.H127]+3000+100" office:value-type="float" office:value="10182" calcext:value-type="float">
            <text:p>10182</text:p>
          </table:table-cell>
          <table:table-cell office:value-type="string" calcext:value-type="string">
            <text:p>Delai_degre_ms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nversion délai :</text:p>
          </table:table-cell>
          <table:table-cell table:formula="of:=180 - ([.J127]/[.L127])" office:value-type="float" office:value="23.3538461538461" calcext:value-type="float">
            <text:p>23,3538461538</text:p>
          </table:table-cell>
          <table:table-cell office:value-type="string" calcext:value-type="string">
            <text:p>Sans avance statique : </text:p>
          </table:table-cell>
          <table:table-cell table:formula="of:=[.N127]-15.6" office:value-type="float" office:value="7.75384615384615" calcext:value-type="float">
            <text:p>7,753846153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itesse: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emps_ms: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Delai_etincelle: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Délai corrigé :</text:p>
          </table:table-cell>
          <table:table-cell table:formula="of:=[.H128]+3000+100" office:value-type="float" office:value="10182" calcext:value-type="float">
            <text:p>10182</text:p>
          </table:table-cell>
          <table:table-cell office:value-type="string" calcext:value-type="string">
            <text:p>Delai_degre_ms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nversion délai :</text:p>
          </table:table-cell>
          <table:table-cell table:formula="of:=180 - ([.J128]/[.L128])" office:value-type="float" office:value="23.3538461538461" calcext:value-type="float">
            <text:p>23,3538461538</text:p>
          </table:table-cell>
          <table:table-cell office:value-type="string" calcext:value-type="string">
            <text:p>Sans avance statique : </text:p>
          </table:table-cell>
          <table:table-cell table:formula="of:=[.N128]-15.6" office:value-type="float" office:value="7.75384615384615" calcext:value-type="float">
            <text:p>7,753846153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Vitesse: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Temps_ms: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Delai_etincelle: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Délai corrigé :</text:p>
          </table:table-cell>
          <table:table-cell table:formula="of:=[.H129]+3000+100" office:value-type="float" office:value="10025" calcext:value-type="float">
            <text:p>10025</text:p>
          </table:table-cell>
          <table:table-cell office:value-type="string" calcext:value-type="string">
            <text:p>Delai_degre_ms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sion délai :</text:p>
          </table:table-cell>
          <table:table-cell table:formula="of:=180 - ([.J129]/[.L129])" office:value-type="float" office:value="23.359375" calcext:value-type="float">
            <text:p>23,359375</text:p>
          </table:table-cell>
          <table:table-cell office:value-type="string" calcext:value-type="string">
            <text:p>Sans avance statique : </text:p>
          </table:table-cell>
          <table:table-cell table:formula="of:=[.N129]-15.6" office:value-type="float" office:value="7.759375" calcext:value-type="float">
            <text:p>7,75937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tesse: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emps_ms: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Delai_etincelle: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Délai corrigé :</text:p>
          </table:table-cell>
          <table:table-cell table:formula="of:=[.H130]+3000+100" office:value-type="float" office:value="10025" calcext:value-type="float">
            <text:p>10025</text:p>
          </table:table-cell>
          <table:table-cell office:value-type="string" calcext:value-type="string">
            <text:p>Delai_degre_ms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sion délai :</text:p>
          </table:table-cell>
          <table:table-cell table:formula="of:=180 - ([.J130]/[.L130])" office:value-type="float" office:value="23.359375" calcext:value-type="float">
            <text:p>23,359375</text:p>
          </table:table-cell>
          <table:table-cell office:value-type="string" calcext:value-type="string">
            <text:p>Sans avance statique : </text:p>
          </table:table-cell>
          <table:table-cell table:formula="of:=[.N130]-15.6" office:value-type="float" office:value="7.759375" calcext:value-type="float">
            <text:p>7,75937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itesse: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Temps_ms: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Delai_etincelle:</text:p>
          </table:table-cell>
          <table:table-cell office:value-type="float" office:value="6768" calcext:value-type="float">
            <text:p>6768</text:p>
          </table:table-cell>
          <table:table-cell office:value-type="string" calcext:value-type="string">
            <text:p>Délai corrigé :</text:p>
          </table:table-cell>
          <table:table-cell table:formula="of:=[.H131]+3000+100" office:value-type="float" office:value="9868" calcext:value-type="float">
            <text:p>9868</text:p>
          </table:table-cell>
          <table:table-cell office:value-type="string" calcext:value-type="string">
            <text:p>Delai_degre_ms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version délai :</text:p>
          </table:table-cell>
          <table:table-cell table:formula="of:=180 - ([.J131]/[.L131])" office:value-type="float" office:value="23.3650793650794" calcext:value-type="float">
            <text:p>23,3650793651</text:p>
          </table:table-cell>
          <table:table-cell office:value-type="string" calcext:value-type="string">
            <text:p>Sans avance statique : </text:p>
          </table:table-cell>
          <table:table-cell table:formula="of:=[.N131]-15.6" office:value-type="float" office:value="7.76507936507937" calcext:value-type="float">
            <text:p>7,765079365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itesse: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Temps_ms: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Delai_etincelle:</text:p>
          </table:table-cell>
          <table:table-cell office:value-type="float" office:value="6768" calcext:value-type="float">
            <text:p>6768</text:p>
          </table:table-cell>
          <table:table-cell office:value-type="string" calcext:value-type="string">
            <text:p>Délai corrigé :</text:p>
          </table:table-cell>
          <table:table-cell table:formula="of:=[.H132]+3000+100" office:value-type="float" office:value="9868" calcext:value-type="float">
            <text:p>9868</text:p>
          </table:table-cell>
          <table:table-cell office:value-type="string" calcext:value-type="string">
            <text:p>Delai_degre_ms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version délai :</text:p>
          </table:table-cell>
          <table:table-cell table:formula="of:=180 - ([.J132]/[.L132])" office:value-type="float" office:value="23.3650793650794" calcext:value-type="float">
            <text:p>23,3650793651</text:p>
          </table:table-cell>
          <table:table-cell office:value-type="string" calcext:value-type="string">
            <text:p>Sans avance statique : </text:p>
          </table:table-cell>
          <table:table-cell table:formula="of:=[.N132]-15.6" office:value-type="float" office:value="7.76507936507937" calcext:value-type="float">
            <text:p>7,765079365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tesse: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Temps_ms: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Delai_etincelle: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Délai corrigé :</text:p>
          </table:table-cell>
          <table:table-cell table:formula="of:=[.H133]+3000+100" office:value-type="float" office:value="9711" calcext:value-type="float">
            <text:p>9711</text:p>
          </table:table-cell>
          <table:table-cell office:value-type="string" calcext:value-type="string">
            <text:p>Delai_degre_ms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nversion délai :</text:p>
          </table:table-cell>
          <table:table-cell table:formula="of:=180 - ([.J133]/[.L133])" office:value-type="float" office:value="23.3709677419355" calcext:value-type="float">
            <text:p>23,3709677419</text:p>
          </table:table-cell>
          <table:table-cell office:value-type="string" calcext:value-type="string">
            <text:p>Sans avance statique : </text:p>
          </table:table-cell>
          <table:table-cell table:formula="of:=[.N133]-15.6" office:value-type="float" office:value="7.77096774193549" calcext:value-type="float">
            <text:p>7,770967741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tesse: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Temps_ms: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Delai_etincelle: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Délai corrigé :</text:p>
          </table:table-cell>
          <table:table-cell table:formula="of:=[.H134]+3000+100" office:value-type="float" office:value="9711" calcext:value-type="float">
            <text:p>9711</text:p>
          </table:table-cell>
          <table:table-cell office:value-type="string" calcext:value-type="string">
            <text:p>Delai_degre_ms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nversion délai :</text:p>
          </table:table-cell>
          <table:table-cell table:formula="of:=180 - ([.J134]/[.L134])" office:value-type="float" office:value="23.3709677419355" calcext:value-type="float">
            <text:p>23,3709677419</text:p>
          </table:table-cell>
          <table:table-cell office:value-type="string" calcext:value-type="string">
            <text:p>Sans avance statique : </text:p>
          </table:table-cell>
          <table:table-cell table:formula="of:=[.N134]-15.6" office:value-type="float" office:value="7.77096774193549" calcext:value-type="float">
            <text:p>7,770967741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itesse: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emps_ms:</text:p>
          </table:table-cell>
          <table:table-cell office:value-type="float" office:value="10980" calcext:value-type="float">
            <text:p>10980</text:p>
          </table:table-cell>
          <table:table-cell office:value-type="string" calcext:value-type="string">
            <text:p>Delai_etincelle: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Délai corrigé :</text:p>
          </table:table-cell>
          <table:table-cell table:formula="of:=[.H135]+3000+100" office:value-type="float" office:value="9554" calcext:value-type="float">
            <text:p>9554</text:p>
          </table:table-cell>
          <table:table-cell office:value-type="string" calcext:value-type="string">
            <text:p>Delai_degre_ms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nversion délai :</text:p>
          </table:table-cell>
          <table:table-cell table:formula="of:=180 - ([.J135]/[.L135])" office:value-type="float" office:value="23.3770491803279" calcext:value-type="float">
            <text:p>23,3770491803</text:p>
          </table:table-cell>
          <table:table-cell office:value-type="string" calcext:value-type="string">
            <text:p>Sans avance statique : </text:p>
          </table:table-cell>
          <table:table-cell table:formula="of:=[.N135]-15.6" office:value-type="float" office:value="7.77704918032787" calcext:value-type="float">
            <text:p>7,777049180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itesse: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Temps_ms:</text:p>
          </table:table-cell>
          <table:table-cell office:value-type="float" office:value="10980" calcext:value-type="float">
            <text:p>10980</text:p>
          </table:table-cell>
          <table:table-cell office:value-type="string" calcext:value-type="string">
            <text:p>Delai_etincelle: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Délai corrigé :</text:p>
          </table:table-cell>
          <table:table-cell table:formula="of:=[.H136]+3000+100" office:value-type="float" office:value="9554" calcext:value-type="float">
            <text:p>9554</text:p>
          </table:table-cell>
          <table:table-cell office:value-type="string" calcext:value-type="string">
            <text:p>Delai_degre_ms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nversion délai :</text:p>
          </table:table-cell>
          <table:table-cell table:formula="of:=180 - ([.J136]/[.L136])" office:value-type="float" office:value="23.3770491803279" calcext:value-type="float">
            <text:p>23,3770491803</text:p>
          </table:table-cell>
          <table:table-cell office:value-type="string" calcext:value-type="string">
            <text:p>Sans avance statique : </text:p>
          </table:table-cell>
          <table:table-cell table:formula="of:=[.N136]-15.6" office:value-type="float" office:value="7.77704918032787" calcext:value-type="float">
            <text:p>7,777049180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itesse: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Temps_ms: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Delai_etincelle: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Délai corrigé :</text:p>
          </table:table-cell>
          <table:table-cell table:formula="of:=[.H137]+3000+100" office:value-type="float" office:value="9397" calcext:value-type="float">
            <text:p>9397</text:p>
          </table:table-cell>
          <table:table-cell office:value-type="string" calcext:value-type="string">
            <text:p>Delai_degre_ms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version délai :</text:p>
          </table:table-cell>
          <table:table-cell table:formula="of:=180 - ([.J137]/[.L137])" office:value-type="float" office:value="23.3833333333333" calcext:value-type="float">
            <text:p>23,3833333333</text:p>
          </table:table-cell>
          <table:table-cell office:value-type="string" calcext:value-type="string">
            <text:p>Sans avance statique : </text:p>
          </table:table-cell>
          <table:table-cell table:formula="of:=[.N137]-15.6" office:value-type="float" office:value="7.78333333333333" calcext:value-type="float">
            <text:p>7,78333333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tesse: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Temps_ms: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Delai_etincelle: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Délai corrigé :</text:p>
          </table:table-cell>
          <table:table-cell table:formula="of:=[.H138]+3000+100" office:value-type="float" office:value="9397" calcext:value-type="float">
            <text:p>9397</text:p>
          </table:table-cell>
          <table:table-cell office:value-type="string" calcext:value-type="string">
            <text:p>Delai_degre_ms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version délai :</text:p>
          </table:table-cell>
          <table:table-cell table:formula="of:=180 - ([.J138]/[.L138])" office:value-type="float" office:value="23.3833333333333" calcext:value-type="float">
            <text:p>23,3833333333</text:p>
          </table:table-cell>
          <table:table-cell office:value-type="string" calcext:value-type="string">
            <text:p>Sans avance statique : </text:p>
          </table:table-cell>
          <table:table-cell table:formula="of:=[.N138]-15.6" office:value-type="float" office:value="7.78333333333333" calcext:value-type="float">
            <text:p>7,783333333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tesse: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Temps_ms:</text:p>
          </table:table-cell>
          <table:table-cell office:value-type="float" office:value="10620" calcext:value-type="float">
            <text:p>10620</text:p>
          </table:table-cell>
          <table:table-cell office:value-type="string" calcext:value-type="string">
            <text:p>Delai_etincelle: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Délai corrigé :</text:p>
          </table:table-cell>
          <table:table-cell table:formula="of:=[.H139]+3000+100" office:value-type="float" office:value="9240" calcext:value-type="float">
            <text:p>9240</text:p>
          </table:table-cell>
          <table:table-cell office:value-type="string" calcext:value-type="string">
            <text:p>Delai_degre_m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nversion délai :</text:p>
          </table:table-cell>
          <table:table-cell table:formula="of:=180 - ([.J139]/[.L139])" office:value-type="float" office:value="23.3898305084746" calcext:value-type="float">
            <text:p>23,3898305085</text:p>
          </table:table-cell>
          <table:table-cell office:value-type="string" calcext:value-type="string">
            <text:p>Sans avance statique : </text:p>
          </table:table-cell>
          <table:table-cell table:formula="of:=[.N139]-15.6" office:value-type="float" office:value="7.78983050847458" calcext:value-type="float">
            <text:p>7,789830508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tesse: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emps_ms:</text:p>
          </table:table-cell>
          <table:table-cell office:value-type="float" office:value="10620" calcext:value-type="float">
            <text:p>10620</text:p>
          </table:table-cell>
          <table:table-cell office:value-type="string" calcext:value-type="string">
            <text:p>Delai_etincelle: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Délai corrigé :</text:p>
          </table:table-cell>
          <table:table-cell table:formula="of:=[.H140]+3000+100" office:value-type="float" office:value="9240" calcext:value-type="float">
            <text:p>9240</text:p>
          </table:table-cell>
          <table:table-cell office:value-type="string" calcext:value-type="string">
            <text:p>Delai_degre_m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nversion délai :</text:p>
          </table:table-cell>
          <table:table-cell table:formula="of:=180 - ([.J140]/[.L140])" office:value-type="float" office:value="23.3898305084746" calcext:value-type="float">
            <text:p>23,3898305085</text:p>
          </table:table-cell>
          <table:table-cell office:value-type="string" calcext:value-type="string">
            <text:p>Sans avance statique : </text:p>
          </table:table-cell>
          <table:table-cell table:formula="of:=[.N140]-15.6" office:value-type="float" office:value="7.78983050847458" calcext:value-type="float">
            <text:p>7,789830508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itesse: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Temps_ms:</text:p>
          </table:table-cell>
          <table:table-cell office:value-type="float" office:value="10620" calcext:value-type="float">
            <text:p>10620</text:p>
          </table:table-cell>
          <table:table-cell office:value-type="string" calcext:value-type="string">
            <text:p>Delai_etincelle: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Délai corrigé :</text:p>
          </table:table-cell>
          <table:table-cell table:formula="of:=[.H141]+3000+100" office:value-type="float" office:value="9240" calcext:value-type="float">
            <text:p>9240</text:p>
          </table:table-cell>
          <table:table-cell office:value-type="string" calcext:value-type="string">
            <text:p>Delai_degre_m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nversion délai :</text:p>
          </table:table-cell>
          <table:table-cell table:formula="of:=180 - ([.J141]/[.L141])" office:value-type="float" office:value="23.3898305084746" calcext:value-type="float">
            <text:p>23,3898305085</text:p>
          </table:table-cell>
          <table:table-cell office:value-type="string" calcext:value-type="string">
            <text:p>Sans avance statique : </text:p>
          </table:table-cell>
          <table:table-cell table:formula="of:=[.N141]-15.6" office:value-type="float" office:value="7.78983050847458" calcext:value-type="float">
            <text:p>7,7898305085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tesse: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Temps_ms: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Delai_etincelle:</text:p>
          </table:table-cell>
          <table:table-cell office:value-type="float" office:value="5983" calcext:value-type="float">
            <text:p>5983</text:p>
          </table:table-cell>
          <table:table-cell office:value-type="string" calcext:value-type="string">
            <text:p>Délai corrigé :</text:p>
          </table:table-cell>
          <table:table-cell table:formula="of:=[.H142]+3000+100" office:value-type="float" office:value="9083" calcext:value-type="float">
            <text:p>9083</text:p>
          </table:table-cell>
          <table:table-cell office:value-type="string" calcext:value-type="string">
            <text:p>Delai_degre_ms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nversion délai :</text:p>
          </table:table-cell>
          <table:table-cell table:formula="of:=180 - ([.J142]/[.L142])" office:value-type="float" office:value="23.3965517241379" calcext:value-type="float">
            <text:p>23,3965517241</text:p>
          </table:table-cell>
          <table:table-cell office:value-type="string" calcext:value-type="string">
            <text:p>Sans avance statique : </text:p>
          </table:table-cell>
          <table:table-cell table:formula="of:=[.N142]-15.6" office:value-type="float" office:value="7.79655172413794" calcext:value-type="float">
            <text:p>7,796551724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tesse: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Temps_ms: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Delai_etincelle:</text:p>
          </table:table-cell>
          <table:table-cell office:value-type="float" office:value="5983" calcext:value-type="float">
            <text:p>5983</text:p>
          </table:table-cell>
          <table:table-cell office:value-type="string" calcext:value-type="string">
            <text:p>Délai corrigé :</text:p>
          </table:table-cell>
          <table:table-cell table:formula="of:=[.H143]+3000+100" office:value-type="float" office:value="9083" calcext:value-type="float">
            <text:p>9083</text:p>
          </table:table-cell>
          <table:table-cell office:value-type="string" calcext:value-type="string">
            <text:p>Delai_degre_ms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nversion délai :</text:p>
          </table:table-cell>
          <table:table-cell table:formula="of:=180 - ([.J143]/[.L143])" office:value-type="float" office:value="23.3965517241379" calcext:value-type="float">
            <text:p>23,3965517241</text:p>
          </table:table-cell>
          <table:table-cell office:value-type="string" calcext:value-type="string">
            <text:p>Sans avance statique : </text:p>
          </table:table-cell>
          <table:table-cell table:formula="of:=[.N143]-15.6" office:value-type="float" office:value="7.79655172413794" calcext:value-type="float">
            <text:p>7,7965517241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tesse: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Temps_ms: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Delai_etincelle: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Délai corrigé :</text:p>
          </table:table-cell>
          <table:table-cell table:formula="of:=[.H144]+3000+100" office:value-type="float" office:value="8926" calcext:value-type="float">
            <text:p>8926</text:p>
          </table:table-cell>
          <table:table-cell office:value-type="string" calcext:value-type="string">
            <text:p>Delai_degre_m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version délai :</text:p>
          </table:table-cell>
          <table:table-cell table:formula="of:=180 - ([.J144]/[.L144])" office:value-type="float" office:value="23.4035087719298" calcext:value-type="float">
            <text:p>23,4035087719</text:p>
          </table:table-cell>
          <table:table-cell office:value-type="string" calcext:value-type="string">
            <text:p>Sans avance statique : </text:p>
          </table:table-cell>
          <table:table-cell table:formula="of:=[.N144]-15.6" office:value-type="float" office:value="7.80350877192984" calcext:value-type="float">
            <text:p>7,803508771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tesse: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Temps_ms: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Delai_etincelle: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Délai corrigé :</text:p>
          </table:table-cell>
          <table:table-cell table:formula="of:=[.H145]+3000+100" office:value-type="float" office:value="8926" calcext:value-type="float">
            <text:p>8926</text:p>
          </table:table-cell>
          <table:table-cell office:value-type="string" calcext:value-type="string">
            <text:p>Delai_degre_m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version délai :</text:p>
          </table:table-cell>
          <table:table-cell table:formula="of:=180 - ([.J145]/[.L145])" office:value-type="float" office:value="23.4035087719298" calcext:value-type="float">
            <text:p>23,4035087719</text:p>
          </table:table-cell>
          <table:table-cell office:value-type="string" calcext:value-type="string">
            <text:p>Sans avance statique : </text:p>
          </table:table-cell>
          <table:table-cell table:formula="of:=[.N145]-15.6" office:value-type="float" office:value="7.80350877192984" calcext:value-type="float">
            <text:p>7,803508771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itesse: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Temps_ms: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Delai_etincelle: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Délai corrigé :</text:p>
          </table:table-cell>
          <table:table-cell table:formula="of:=[.H146]+3000+100" office:value-type="float" office:value="8926" calcext:value-type="float">
            <text:p>8926</text:p>
          </table:table-cell>
          <table:table-cell office:value-type="string" calcext:value-type="string">
            <text:p>Delai_degre_m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version délai :</text:p>
          </table:table-cell>
          <table:table-cell table:formula="of:=180 - ([.J146]/[.L146])" office:value-type="float" office:value="23.4035087719298" calcext:value-type="float">
            <text:p>23,4035087719</text:p>
          </table:table-cell>
          <table:table-cell office:value-type="string" calcext:value-type="string">
            <text:p>Sans avance statique : </text:p>
          </table:table-cell>
          <table:table-cell table:formula="of:=[.N146]-15.6" office:value-type="float" office:value="7.80350877192984" calcext:value-type="float">
            <text:p>7,803508771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tesse: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Temps_ms: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Delai_etincelle: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Délai corrigé :</text:p>
          </table:table-cell>
          <table:table-cell table:formula="of:=[.H147]+3000+100" office:value-type="float" office:value="8769" calcext:value-type="float">
            <text:p>8769</text:p>
          </table:table-cell>
          <table:table-cell office:value-type="string" calcext:value-type="string">
            <text:p>Delai_degre_m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version délai :</text:p>
          </table:table-cell>
          <table:table-cell table:formula="of:=180 - ([.J147]/[.L147])" office:value-type="float" office:value="23.4107142857143" calcext:value-type="float">
            <text:p>23,4107142857</text:p>
          </table:table-cell>
          <table:table-cell office:value-type="string" calcext:value-type="string">
            <text:p>Sans avance statique : </text:p>
          </table:table-cell>
          <table:table-cell table:formula="of:=[.N147]-15.6" office:value-type="float" office:value="7.81071428571428" calcext:value-type="float">
            <text:p>7,810714285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tesse: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Temps_ms: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Delai_etincelle: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Délai corrigé :</text:p>
          </table:table-cell>
          <table:table-cell table:formula="of:=[.H148]+3000+100" office:value-type="float" office:value="8769" calcext:value-type="float">
            <text:p>8769</text:p>
          </table:table-cell>
          <table:table-cell office:value-type="string" calcext:value-type="string">
            <text:p>Delai_degre_m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version délai :</text:p>
          </table:table-cell>
          <table:table-cell table:formula="of:=180 - ([.J148]/[.L148])" office:value-type="float" office:value="23.4107142857143" calcext:value-type="float">
            <text:p>23,4107142857</text:p>
          </table:table-cell>
          <table:table-cell office:value-type="string" calcext:value-type="string">
            <text:p>Sans avance statique : </text:p>
          </table:table-cell>
          <table:table-cell table:formula="of:=[.N148]-15.6" office:value-type="float" office:value="7.81071428571428" calcext:value-type="float">
            <text:p>7,810714285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itesse: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Temps_ms: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Delai_etincelle: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Délai corrigé :</text:p>
          </table:table-cell>
          <table:table-cell table:formula="of:=[.H149]+3000+100" office:value-type="float" office:value="8613" calcext:value-type="float">
            <text:p>8613</text:p>
          </table:table-cell>
          <table:table-cell office:value-type="string" calcext:value-type="string">
            <text:p>Delai_degre_m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version délai :</text:p>
          </table:table-cell>
          <table:table-cell table:formula="of:=180 - ([.J149]/[.L149])" office:value-type="float" office:value="23.4" calcext:value-type="float">
            <text:p>23,4</text:p>
          </table:table-cell>
          <table:table-cell office:value-type="string" calcext:value-type="string">
            <text:p>Sans avance statique : </text:p>
          </table:table-cell>
          <table:table-cell table:formula="of:=[.N149]-15.6" office:value-type="float" office:value="7.80000000000001" calcext:value-type="float">
            <text:p>7,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tesse: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mps_ms: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Delai_etincelle: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Délai corrigé :</text:p>
          </table:table-cell>
          <table:table-cell table:formula="of:=[.H150]+3000+100" office:value-type="float" office:value="8613" calcext:value-type="float">
            <text:p>8613</text:p>
          </table:table-cell>
          <table:table-cell office:value-type="string" calcext:value-type="string">
            <text:p>Delai_degre_m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version délai :</text:p>
          </table:table-cell>
          <table:table-cell table:formula="of:=180 - ([.J150]/[.L150])" office:value-type="float" office:value="23.4" calcext:value-type="float">
            <text:p>23,4</text:p>
          </table:table-cell>
          <table:table-cell office:value-type="string" calcext:value-type="string">
            <text:p>Sans avance statique : </text:p>
          </table:table-cell>
          <table:table-cell table:formula="of:=[.N150]-15.6" office:value-type="float" office:value="7.80000000000001" calcext:value-type="float">
            <text:p>7,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itesse: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Temps_ms: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Delai_etincelle: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Délai corrigé :</text:p>
          </table:table-cell>
          <table:table-cell table:formula="of:=[.H151]+3000+100" office:value-type="float" office:value="8613" calcext:value-type="float">
            <text:p>8613</text:p>
          </table:table-cell>
          <table:table-cell office:value-type="string" calcext:value-type="string">
            <text:p>Delai_degre_m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version délai :</text:p>
          </table:table-cell>
          <table:table-cell table:formula="of:=180 - ([.J151]/[.L151])" office:value-type="float" office:value="23.4" calcext:value-type="float">
            <text:p>23,4</text:p>
          </table:table-cell>
          <table:table-cell office:value-type="string" calcext:value-type="string">
            <text:p>Sans avance statique : </text:p>
          </table:table-cell>
          <table:table-cell table:formula="of:=[.N151]-15.6" office:value-type="float" office:value="7.80000000000001" calcext:value-type="float">
            <text:p>7,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itesse: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Temps_ms: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Delai_etincelle: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Délai corrigé :</text:p>
          </table:table-cell>
          <table:table-cell table:formula="of:=[.H152]+3000+100" office:value-type="float" office:value="8456" calcext:value-type="float">
            <text:p>8456</text:p>
          </table:table-cell>
          <table:table-cell office:value-type="string" calcext:value-type="string">
            <text:p>Delai_degre_ms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version délai :</text:p>
          </table:table-cell>
          <table:table-cell table:formula="of:=180 - ([.J152]/[.L152])" office:value-type="float" office:value="23.4074074074074" calcext:value-type="float">
            <text:p>23,4074074074</text:p>
          </table:table-cell>
          <table:table-cell office:value-type="string" calcext:value-type="string">
            <text:p>Sans avance statique : </text:p>
          </table:table-cell>
          <table:table-cell table:formula="of:=[.N152]-15.6" office:value-type="float" office:value="7.80740740740742" calcext:value-type="float">
            <text:p>7,807407407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itesse: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Temps_ms: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Delai_etincelle: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Délai corrigé :</text:p>
          </table:table-cell>
          <table:table-cell table:formula="of:=[.H153]+3000+100" office:value-type="float" office:value="8456" calcext:value-type="float">
            <text:p>8456</text:p>
          </table:table-cell>
          <table:table-cell office:value-type="string" calcext:value-type="string">
            <text:p>Delai_degre_ms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version délai :</text:p>
          </table:table-cell>
          <table:table-cell table:formula="of:=180 - ([.J153]/[.L153])" office:value-type="float" office:value="23.4074074074074" calcext:value-type="float">
            <text:p>23,4074074074</text:p>
          </table:table-cell>
          <table:table-cell office:value-type="string" calcext:value-type="string">
            <text:p>Sans avance statique : </text:p>
          </table:table-cell>
          <table:table-cell table:formula="of:=[.N153]-15.6" office:value-type="float" office:value="7.80740740740742" calcext:value-type="float">
            <text:p>7,807407407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itesse: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Temps_ms: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Delai_etincelle: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Délai corrigé :</text:p>
          </table:table-cell>
          <table:table-cell table:formula="of:=[.H154]+3000+100" office:value-type="float" office:value="8456" calcext:value-type="float">
            <text:p>8456</text:p>
          </table:table-cell>
          <table:table-cell office:value-type="string" calcext:value-type="string">
            <text:p>Delai_degre_ms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version délai :</text:p>
          </table:table-cell>
          <table:table-cell table:formula="of:=180 - ([.J154]/[.L154])" office:value-type="float" office:value="23.4074074074074" calcext:value-type="float">
            <text:p>23,4074074074</text:p>
          </table:table-cell>
          <table:table-cell office:value-type="string" calcext:value-type="string">
            <text:p>Sans avance statique : </text:p>
          </table:table-cell>
          <table:table-cell table:formula="of:=[.N154]-15.6" office:value-type="float" office:value="7.80740740740742" calcext:value-type="float">
            <text:p>7,807407407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itesse: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Temps_ms:</text:p>
          </table:table-cell>
          <table:table-cell office:value-type="float" office:value="9540" calcext:value-type="float">
            <text:p>9540</text:p>
          </table:table-cell>
          <table:table-cell office:value-type="string" calcext:value-type="string">
            <text:p>Delai_etincelle: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Délai corrigé :</text:p>
          </table:table-cell>
          <table:table-cell table:formula="of:=[.H155]+3000+100" office:value-type="float" office:value="8299" calcext:value-type="float">
            <text:p>8299</text:p>
          </table:table-cell>
          <table:table-cell office:value-type="string" calcext:value-type="string">
            <text:p>Delai_degre_m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version délai :</text:p>
          </table:table-cell>
          <table:table-cell table:formula="of:=180 - ([.J155]/[.L155])" office:value-type="float" office:value="23.4150943396226" calcext:value-type="float">
            <text:p>23,4150943396</text:p>
          </table:table-cell>
          <table:table-cell office:value-type="string" calcext:value-type="string">
            <text:p>Sans avance statique : </text:p>
          </table:table-cell>
          <table:table-cell table:formula="of:=[.N155]-15.6" office:value-type="float" office:value="7.81509433962264" calcext:value-type="float">
            <text:p>7,81509433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Vitesse: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Temps_ms:</text:p>
          </table:table-cell>
          <table:table-cell office:value-type="float" office:value="9540" calcext:value-type="float">
            <text:p>9540</text:p>
          </table:table-cell>
          <table:table-cell office:value-type="string" calcext:value-type="string">
            <text:p>Delai_etincelle: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Délai corrigé :</text:p>
          </table:table-cell>
          <table:table-cell table:formula="of:=[.H156]+3000+100" office:value-type="float" office:value="8299" calcext:value-type="float">
            <text:p>8299</text:p>
          </table:table-cell>
          <table:table-cell office:value-type="string" calcext:value-type="string">
            <text:p>Delai_degre_m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version délai :</text:p>
          </table:table-cell>
          <table:table-cell table:formula="of:=180 - ([.J156]/[.L156])" office:value-type="float" office:value="23.4150943396226" calcext:value-type="float">
            <text:p>23,4150943396</text:p>
          </table:table-cell>
          <table:table-cell office:value-type="string" calcext:value-type="string">
            <text:p>Sans avance statique : </text:p>
          </table:table-cell>
          <table:table-cell table:formula="of:=[.N156]-15.6" office:value-type="float" office:value="7.81509433962264" calcext:value-type="float">
            <text:p>7,81509433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itesse: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emps_ms:</text:p>
          </table:table-cell>
          <table:table-cell office:value-type="float" office:value="9540" calcext:value-type="float">
            <text:p>9540</text:p>
          </table:table-cell>
          <table:table-cell office:value-type="string" calcext:value-type="string">
            <text:p>Delai_etincelle: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Délai corrigé :</text:p>
          </table:table-cell>
          <table:table-cell table:formula="of:=[.H157]+3000+100" office:value-type="float" office:value="8299" calcext:value-type="float">
            <text:p>8299</text:p>
          </table:table-cell>
          <table:table-cell office:value-type="string" calcext:value-type="string">
            <text:p>Delai_degre_m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version délai :</text:p>
          </table:table-cell>
          <table:table-cell table:formula="of:=180 - ([.J157]/[.L157])" office:value-type="float" office:value="23.4150943396226" calcext:value-type="float">
            <text:p>23,4150943396</text:p>
          </table:table-cell>
          <table:table-cell office:value-type="string" calcext:value-type="string">
            <text:p>Sans avance statique : </text:p>
          </table:table-cell>
          <table:table-cell table:formula="of:=[.N157]-15.6" office:value-type="float" office:value="7.81509433962264" calcext:value-type="float">
            <text:p>7,81509433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Vitesse: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Temps_ms: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Delai_etincelle: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Délai corrigé :</text:p>
          </table:table-cell>
          <table:table-cell table:formula="of:=[.H158]+3000+100" office:value-type="float" office:value="8143" calcext:value-type="float">
            <text:p>8143</text:p>
          </table:table-cell>
          <table:table-cell office:value-type="string" calcext:value-type="string">
            <text:p>Delai_degre_ms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nversion délai :</text:p>
          </table:table-cell>
          <table:table-cell table:formula="of:=180 - ([.J158]/[.L158])" office:value-type="float" office:value="23.4038461538462" calcext:value-type="float">
            <text:p>23,4038461538</text:p>
          </table:table-cell>
          <table:table-cell office:value-type="string" calcext:value-type="string">
            <text:p>Sans avance statique : </text:p>
          </table:table-cell>
          <table:table-cell table:formula="of:=[.N158]-15.6" office:value-type="float" office:value="7.80384615384616" calcext:value-type="float">
            <text:p>7,803846153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itesse: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Temps_ms: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Delai_etincelle: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Délai corrigé :</text:p>
          </table:table-cell>
          <table:table-cell table:formula="of:=[.H159]+3000+100" office:value-type="float" office:value="8143" calcext:value-type="float">
            <text:p>8143</text:p>
          </table:table-cell>
          <table:table-cell office:value-type="string" calcext:value-type="string">
            <text:p>Delai_degre_ms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nversion délai :</text:p>
          </table:table-cell>
          <table:table-cell table:formula="of:=180 - ([.J159]/[.L159])" office:value-type="float" office:value="23.4038461538462" calcext:value-type="float">
            <text:p>23,4038461538</text:p>
          </table:table-cell>
          <table:table-cell office:value-type="string" calcext:value-type="string">
            <text:p>Sans avance statique : </text:p>
          </table:table-cell>
          <table:table-cell table:formula="of:=[.N159]-15.6" office:value-type="float" office:value="7.80384615384616" calcext:value-type="float">
            <text:p>7,803846153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tesse: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emps_ms: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Delai_etincelle: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Délai corrigé :</text:p>
          </table:table-cell>
          <table:table-cell table:formula="of:=[.H160]+3000+100" office:value-type="float" office:value="8143" calcext:value-type="float">
            <text:p>8143</text:p>
          </table:table-cell>
          <table:table-cell office:value-type="string" calcext:value-type="string">
            <text:p>Delai_degre_ms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nversion délai :</text:p>
          </table:table-cell>
          <table:table-cell table:formula="of:=180 - ([.J160]/[.L160])" office:value-type="float" office:value="23.4038461538462" calcext:value-type="float">
            <text:p>23,4038461538</text:p>
          </table:table-cell>
          <table:table-cell office:value-type="string" calcext:value-type="string">
            <text:p>Sans avance statique : </text:p>
          </table:table-cell>
          <table:table-cell table:formula="of:=[.N160]-15.6" office:value-type="float" office:value="7.80384615384616" calcext:value-type="float">
            <text:p>7,803846153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itesse: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Temps_ms: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Delai_etincelle: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Délai corrigé :</text:p>
          </table:table-cell>
          <table:table-cell table:formula="of:=[.H161]+3000+100" office:value-type="float" office:value="7986" calcext:value-type="float">
            <text:p>7986</text:p>
          </table:table-cell>
          <table:table-cell office:value-type="string" calcext:value-type="string">
            <text:p>Delai_degre_m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version délai :</text:p>
          </table:table-cell>
          <table:table-cell table:formula="of:=180 - ([.J161]/[.L161])" office:value-type="float" office:value="23.4117647058823" calcext:value-type="float">
            <text:p>23,4117647059</text:p>
          </table:table-cell>
          <table:table-cell office:value-type="string" calcext:value-type="string">
            <text:p>Sans avance statique : </text:p>
          </table:table-cell>
          <table:table-cell table:formula="of:=[.N161]-15.6" office:value-type="float" office:value="7.81176470588235" calcext:value-type="float">
            <text:p>7,811764705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itesse: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Temps_ms: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Delai_etincelle: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Délai corrigé :</text:p>
          </table:table-cell>
          <table:table-cell table:formula="of:=[.H162]+3000+100" office:value-type="float" office:value="7986" calcext:value-type="float">
            <text:p>7986</text:p>
          </table:table-cell>
          <table:table-cell office:value-type="string" calcext:value-type="string">
            <text:p>Delai_degre_m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version délai :</text:p>
          </table:table-cell>
          <table:table-cell table:formula="of:=180 - ([.J162]/[.L162])" office:value-type="float" office:value="23.4117647058823" calcext:value-type="float">
            <text:p>23,4117647059</text:p>
          </table:table-cell>
          <table:table-cell office:value-type="string" calcext:value-type="string">
            <text:p>Sans avance statique : </text:p>
          </table:table-cell>
          <table:table-cell table:formula="of:=[.N162]-15.6" office:value-type="float" office:value="7.81176470588235" calcext:value-type="float">
            <text:p>7,811764705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Vitesse: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Temps_ms: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Delai_etincelle: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Délai corrigé :</text:p>
          </table:table-cell>
          <table:table-cell table:formula="of:=[.H163]+3000+100" office:value-type="float" office:value="7986" calcext:value-type="float">
            <text:p>7986</text:p>
          </table:table-cell>
          <table:table-cell office:value-type="string" calcext:value-type="string">
            <text:p>Delai_degre_m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version délai :</text:p>
          </table:table-cell>
          <table:table-cell table:formula="of:=180 - ([.J163]/[.L163])" office:value-type="float" office:value="23.4117647058823" calcext:value-type="float">
            <text:p>23,4117647059</text:p>
          </table:table-cell>
          <table:table-cell office:value-type="string" calcext:value-type="string">
            <text:p>Sans avance statique : </text:p>
          </table:table-cell>
          <table:table-cell table:formula="of:=[.N163]-15.6" office:value-type="float" office:value="7.81176470588235" calcext:value-type="float">
            <text:p>7,8117647059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Vitesse: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Temps_ms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elai_etincelle: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Délai corrigé :</text:p>
          </table:table-cell>
          <table:table-cell table:formula="of:=[.H164]+3000+100" office:value-type="float" office:value="7830" calcext:value-type="float">
            <text:p>7830</text:p>
          </table:table-cell>
          <table:table-cell office:value-type="string" calcext:value-type="string">
            <text:p>Delai_degre_m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version délai :</text:p>
          </table:table-cell>
          <table:table-cell table:formula="of:=180 - ([.J164]/[.L164])" office:value-type="float" office:value="23.4" calcext:value-type="float">
            <text:p>23,4</text:p>
          </table:table-cell>
          <table:table-cell office:value-type="string" calcext:value-type="string">
            <text:p>Sans avance statique : </text:p>
          </table:table-cell>
          <table:table-cell table:formula="of:=[.N164]-15.6" office:value-type="float" office:value="7.80000000000001" calcext:value-type="float">
            <text:p>7,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itesse: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Temps_ms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elai_etincelle: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Délai corrigé :</text:p>
          </table:table-cell>
          <table:table-cell table:formula="of:=[.H165]+3000+100" office:value-type="float" office:value="7830" calcext:value-type="float">
            <text:p>7830</text:p>
          </table:table-cell>
          <table:table-cell office:value-type="string" calcext:value-type="string">
            <text:p>Delai_degre_m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version délai :</text:p>
          </table:table-cell>
          <table:table-cell table:formula="of:=180 - ([.J165]/[.L165])" office:value-type="float" office:value="23.4" calcext:value-type="float">
            <text:p>23,4</text:p>
          </table:table-cell>
          <table:table-cell office:value-type="string" calcext:value-type="string">
            <text:p>Sans avance statique : </text:p>
          </table:table-cell>
          <table:table-cell table:formula="of:=[.N165]-15.6" office:value-type="float" office:value="7.80000000000001" calcext:value-type="float">
            <text:p>7,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tesse: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emps_ms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elai_etincelle: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Délai corrigé :</text:p>
          </table:table-cell>
          <table:table-cell table:formula="of:=[.H166]+3000+100" office:value-type="float" office:value="7830" calcext:value-type="float">
            <text:p>7830</text:p>
          </table:table-cell>
          <table:table-cell office:value-type="string" calcext:value-type="string">
            <text:p>Delai_degre_m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version délai :</text:p>
          </table:table-cell>
          <table:table-cell table:formula="of:=180 - ([.J166]/[.L166])" office:value-type="float" office:value="23.4" calcext:value-type="float">
            <text:p>23,4</text:p>
          </table:table-cell>
          <table:table-cell office:value-type="string" calcext:value-type="string">
            <text:p>Sans avance statique : </text:p>
          </table:table-cell>
          <table:table-cell table:formula="of:=[.N166]-15.6" office:value-type="float" office:value="7.80000000000001" calcext:value-type="float">
            <text:p>7,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Vitesse: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Temps_ms: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Delai_etincelle: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Délai corrigé :</text:p>
          </table:table-cell>
          <table:table-cell table:formula="of:=[.H167]+3000+100" office:value-type="float" office:value="7673" calcext:value-type="float">
            <text:p>7673</text:p>
          </table:table-cell>
          <table:table-cell office:value-type="string" calcext:value-type="string">
            <text:p>Delai_degre_m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version délai :</text:p>
          </table:table-cell>
          <table:table-cell table:formula="of:=180 - ([.J167]/[.L167])" office:value-type="float" office:value="23.4081632653061" calcext:value-type="float">
            <text:p>23,4081632653</text:p>
          </table:table-cell>
          <table:table-cell office:value-type="string" calcext:value-type="string">
            <text:p>Sans avance statique : </text:p>
          </table:table-cell>
          <table:table-cell table:formula="of:=[.N167]-15.6" office:value-type="float" office:value="7.80816326530612" calcext:value-type="float">
            <text:p>7,808163265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itesse: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Temps_ms: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Delai_etincelle: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Délai corrigé :</text:p>
          </table:table-cell>
          <table:table-cell table:formula="of:=[.H168]+3000+100" office:value-type="float" office:value="7673" calcext:value-type="float">
            <text:p>7673</text:p>
          </table:table-cell>
          <table:table-cell office:value-type="string" calcext:value-type="string">
            <text:p>Delai_degre_m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version délai :</text:p>
          </table:table-cell>
          <table:table-cell table:formula="of:=180 - ([.J168]/[.L168])" office:value-type="float" office:value="23.4081632653061" calcext:value-type="float">
            <text:p>23,4081632653</text:p>
          </table:table-cell>
          <table:table-cell office:value-type="string" calcext:value-type="string">
            <text:p>Sans avance statique : </text:p>
          </table:table-cell>
          <table:table-cell table:formula="of:=[.N168]-15.6" office:value-type="float" office:value="7.80816326530612" calcext:value-type="float">
            <text:p>7,808163265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Vitesse: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Temps_ms: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Delai_etincelle: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Délai corrigé :</text:p>
          </table:table-cell>
          <table:table-cell table:formula="of:=[.H169]+3000+100" office:value-type="float" office:value="7673" calcext:value-type="float">
            <text:p>7673</text:p>
          </table:table-cell>
          <table:table-cell office:value-type="string" calcext:value-type="string">
            <text:p>Delai_degre_m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version délai :</text:p>
          </table:table-cell>
          <table:table-cell table:formula="of:=180 - ([.J169]/[.L169])" office:value-type="float" office:value="23.4081632653061" calcext:value-type="float">
            <text:p>23,4081632653</text:p>
          </table:table-cell>
          <table:table-cell office:value-type="string" calcext:value-type="string">
            <text:p>Sans avance statique : </text:p>
          </table:table-cell>
          <table:table-cell table:formula="of:=[.N169]-15.6" office:value-type="float" office:value="7.80816326530612" calcext:value-type="float">
            <text:p>7,808163265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itesse: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emps_ms: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Delai_etincelle: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Délai corrigé :</text:p>
          </table:table-cell>
          <table:table-cell table:formula="of:=[.H170]+3000+100" office:value-type="float" office:value="7673" calcext:value-type="float">
            <text:p>7673</text:p>
          </table:table-cell>
          <table:table-cell office:value-type="string" calcext:value-type="string">
            <text:p>Delai_degre_m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version délai :</text:p>
          </table:table-cell>
          <table:table-cell table:formula="of:=180 - ([.J170]/[.L170])" office:value-type="float" office:value="23.4081632653061" calcext:value-type="float">
            <text:p>23,4081632653</text:p>
          </table:table-cell>
          <table:table-cell office:value-type="string" calcext:value-type="string">
            <text:p>Sans avance statique : </text:p>
          </table:table-cell>
          <table:table-cell table:formula="of:=[.N170]-15.6" office:value-type="float" office:value="7.80816326530612" calcext:value-type="float">
            <text:p>7,8081632653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Vitesse: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Temps_ms: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Delai_etincelle: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Délai corrigé :</text:p>
          </table:table-cell>
          <table:table-cell table:formula="of:=[.H171]+3000+100" office:value-type="float" office:value="7516" calcext:value-type="float">
            <text:p>7516</text:p>
          </table:table-cell>
          <table:table-cell office:value-type="string" calcext:value-type="string">
            <text:p>Delai_degre_m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version délai :</text:p>
          </table:table-cell>
          <table:table-cell table:formula="of:=180 - ([.J171]/[.L171])" office:value-type="float" office:value="23.4166666666667" calcext:value-type="float">
            <text:p>23,4166666667</text:p>
          </table:table-cell>
          <table:table-cell office:value-type="string" calcext:value-type="string">
            <text:p>Sans avance statique : </text:p>
          </table:table-cell>
          <table:table-cell table:formula="of:=[.N171]-15.6" office:value-type="float" office:value="7.81666666666666" calcext:value-type="float">
            <text:p>7,816666666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itesse: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Temps_ms: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Delai_etincelle: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Délai corrigé :</text:p>
          </table:table-cell>
          <table:table-cell table:formula="of:=[.H172]+3000+100" office:value-type="float" office:value="7516" calcext:value-type="float">
            <text:p>7516</text:p>
          </table:table-cell>
          <table:table-cell office:value-type="string" calcext:value-type="string">
            <text:p>Delai_degre_m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version délai :</text:p>
          </table:table-cell>
          <table:table-cell table:formula="of:=180 - ([.J172]/[.L172])" office:value-type="float" office:value="23.4166666666667" calcext:value-type="float">
            <text:p>23,4166666667</text:p>
          </table:table-cell>
          <table:table-cell office:value-type="string" calcext:value-type="string">
            <text:p>Sans avance statique : </text:p>
          </table:table-cell>
          <table:table-cell table:formula="of:=[.N172]-15.6" office:value-type="float" office:value="7.81666666666666" calcext:value-type="float">
            <text:p>7,816666666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Vitesse: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Temps_ms: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Delai_etincelle: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Délai corrigé :</text:p>
          </table:table-cell>
          <table:table-cell table:formula="of:=[.H173]+3000+100" office:value-type="float" office:value="7516" calcext:value-type="float">
            <text:p>7516</text:p>
          </table:table-cell>
          <table:table-cell office:value-type="string" calcext:value-type="string">
            <text:p>Delai_degre_m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version délai :</text:p>
          </table:table-cell>
          <table:table-cell table:formula="of:=180 - ([.J173]/[.L173])" office:value-type="float" office:value="23.4166666666667" calcext:value-type="float">
            <text:p>23,4166666667</text:p>
          </table:table-cell>
          <table:table-cell office:value-type="string" calcext:value-type="string">
            <text:p>Sans avance statique : </text:p>
          </table:table-cell>
          <table:table-cell table:formula="of:=[.N173]-15.6" office:value-type="float" office:value="7.81666666666666" calcext:value-type="float">
            <text:p>7,8166666667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tesse: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Temps_ms:</text:p>
          </table:table-cell>
          <table:table-cell office:value-type="float" office:value="8460" calcext:value-type="float">
            <text:p>8460</text:p>
          </table:table-cell>
          <table:table-cell office:value-type="string" calcext:value-type="string">
            <text:p>Delai_etincelle: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Délai corrigé :</text:p>
          </table:table-cell>
          <table:table-cell table:formula="of:=[.H174]+3000+100" office:value-type="float" office:value="7360" calcext:value-type="float">
            <text:p>7360</text:p>
          </table:table-cell>
          <table:table-cell office:value-type="string" calcext:value-type="string">
            <text:p>Delai_degre_m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version délai :</text:p>
          </table:table-cell>
          <table:table-cell table:formula="of:=180 - ([.J174]/[.L174])" office:value-type="float" office:value="23.4042553191489" calcext:value-type="float">
            <text:p>23,4042553191</text:p>
          </table:table-cell>
          <table:table-cell office:value-type="string" calcext:value-type="string">
            <text:p>Sans avance statique : </text:p>
          </table:table-cell>
          <table:table-cell table:formula="of:=[.N174]-15.6" office:value-type="float" office:value="7.80425531914895" calcext:value-type="float">
            <text:p>7,8042553191</text:p>
          </table:table-cell>
        </table:table-row>
      </table:table>
      <table:table table:name="Feuille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18:38:38.02639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dessus </meta:initial-creator>
    <meta:creation-date>2015-01-10T20:41:04.836863579</meta:creation-date>
    <dc:date>2015-01-11T18:39:05.464329552</dc:date>
    <dc:creator>Dedessus </dc:creator>
    <meta:editing-duration>PT1H18M25S</meta:editing-duration>
    <meta:editing-cycles>21</meta:editing-cycles>
    <meta:generator>LibreOffice/4.3.3.2$Linux_X86_64 LibreOffice_project/430m0$Build-2</meta:generator>
    <meta:document-statistic meta:table-count="2" meta:cell-count="27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28cm" svg:height="13.734cm" xlink:href=".." xlink:type="simple" chart:class="chart:line" chart:style-name="ch1">
        <chart:title svg:x="2.734cm" svg:y="0.41cm" chart:style-name="ch2">
          <text:p>Avance centrifuge pour allumeur AC-4114A</text:p>
        </chart:title>
        <chart:subtitle svg:x="4.692cm" svg:y="1.489cm" chart:style-name="ch3">
          <text:p>pour moteur Panhard M8N</text:p>
        </chart:subtitle>
        <chart:legend chart:legend-position="end" svg:x="11.196cm" svg:y="6.568cm" style:legend-expansion="high" chart:style-name="ch4"/>
        <chart:plot-area chart:style-name="ch5" table:cell-range-address="Feuille1.D1:Feuille1.D174 Feuille1.N1:Feuille1.N174" chart:data-source-has-labels="column" svg:x="1.293cm" svg:y="2.472cm" svg:width="9.621cm" svg:height="10.007cm">
          <chartooo:coordinate-region svg:x="1.914cm" svg:y="2.671cm" svg:width="9cm" svg:height="8.754cm"/>
          <chart:axis chart:dimension="x" chart:name="primary-x" chart:style-name="ch6" chartooo:axis-type="auto">
            <chartooo:date-scale/>
            <chart:title svg:x="4.207cm" svg:y="12.753cm" chart:style-name="ch7">
              <text:p>Vitesse en T/min allumeur</text:p>
            </chart:title>
            <chart:categories table:cell-range-address="Feuille1.D1:Feuille1.D174"/>
          </chart:axis>
          <chart:axis chart:dimension="y" chart:name="primary-y" chart:style-name="ch6">
            <chart:title svg:x="0.451cm" svg:y="10.707cm" chart:style-name="ch8">
              <text:p>Degré (y compris l'avance statique de 15,6°)</text:p>
            </chart:title>
            <chart:grid chart:style-name="ch9" chart:class="major"/>
          </chart:axis>
          <chart:series chart:style-name="ch10" chart:values-cell-range-address="Feuille1.N1:Feuille1.N174" chart:class="chart:line">
            <chart:data-point chart:repeated="1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Feuille1.D1:Feuille1.D174</svg:desc>
                </draw:g>
              </table:table-cell>
              <table:table-cell office:value-type="float" office:value="15.60002400096">
                <text:p>15.60002400096</text:p>
                <draw:g>
                  <svg:desc>Feuille1.N1:Feuille1.N174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6000960153625">
                <text:p>15.6000960153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6002880806626">
                <text:p>15.60028808066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.6000960153625">
                <text:p>15.6000960153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.6002400960384">
                <text:p>15.60024009603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.600144092219">
                <text:p>15.6001440922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.6003842459174">
                <text:p>15.600384245917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.6002400960384">
                <text:p>15.60024009603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.6010568031704">
                <text:p>15.601056803170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.6008645533141">
                <text:p>15.600864553314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.600624024961">
                <text:p>15.60062402496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.6017316017316">
                <text:p>15.601731601731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.6004566210046">
                <text:p>15.60045662100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.6009615384615">
                <text:p>15.600961538461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5.6010101010101">
                <text:p>15.60101010101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5.6005291005291">
                <text:p>15.600529100529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5.6022099447514">
                <text:p>15.602209944751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.6023054755043">
                <text:p>15.60230547550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.6006006006006">
                <text:p>15.600600600600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5.6006493506493">
                <text:p>15.600649350649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.6868686868687">
                <text:p>15.686868686868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5.7700348432056">
                <text:p>15.770034843205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.85559566787">
                <text:p>15.8555956678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5.9402985074627">
                <text:p>15.940298507462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.0230769230769">
                <text:p>16.023076923076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.1918367346939">
                <text:p>16.191836734693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.2773109243697">
                <text:p>16.277310924369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6.3636363636364">
                <text:p>16.363636363636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6.4488888888889">
                <text:p>16.448888888888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6.5296803652968">
                <text:p>16.529680365296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.6150234741784">
                <text:p>16.61502347417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.7019230769231">
                <text:p>16.701923076923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6.7832512315271">
                <text:p>16.783251231527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6.8686868686869">
                <text:p>16.868686868686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.9533678756477">
                <text:p>16.953367875647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.037037037037">
                <text:p>17.03703703703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7.1243243243243">
                <text:p>17.124324324324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7.2099447513812">
                <text:p>17.209944751381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7.2937853107344">
                <text:p>17.293785310734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7.3757225433526">
                <text:p>17.375722543352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7.4588235294118">
                <text:p>17.4588235294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5481927710843">
                <text:p>17.548192771084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7.6319018404908">
                <text:p>17.6319018404908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.7125">
                <text:p>17.712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7.8025477707006">
                <text:p>17.802547770700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7.8831168831169">
                <text:p>17.883116883116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7.9668874172185">
                <text:p>17.966887417218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8.0540540540541">
                <text:p>18.054054054054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8.1369863013699">
                <text:p>18.136986301369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8.2237762237762">
                <text:p>18.223776223776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8.3049645390071">
                <text:p>18.304964539007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.3913043478261">
                <text:p>18.391304347826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8.4779411764706">
                <text:p>18.477941176470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8.5597014925373">
                <text:p>18.5597014925373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8.6439393939394">
                <text:p>18.643939393939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8.7307692307692">
                <text:p>18.730769230769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.8125">
                <text:p>18.812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8.8968253968254">
                <text:p>18.8968253968254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.9838709677419">
                <text:p>18.9838709677419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9.0655737704918">
                <text:p>19.065573770491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.2352941176471">
                <text:p>19.235294117647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9.3247863247863">
                <text:p>19.32478632478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9.4086956521739">
                <text:p>19.408695652173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9.4912280701755">
                <text:p>19.491228070175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9.5714285714286">
                <text:p>19.571428571428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.6576576576577">
                <text:p>19.6576576576577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9.743119266055">
                <text:p>19.743119266055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9.8333333333333">
                <text:p>19.8333333333333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9.9150943396226">
                <text:p>19.9150943396226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0.0865384615385">
                <text:p>20.0865384615385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20.2475247524752">
                <text:p>20.247524752475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.4242424242424">
                <text:p>20.424242424242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20.6041666666667">
                <text:p>20.6041666666667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.7052631578947">
                <text:p>20.7052631578947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0.8085106382979">
                <text:p>20.8085106382979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20.9032258064516">
                <text:p>20.903225806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21.1208791208791">
                <text:p>21.120879120879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21.2444444444444">
                <text:p>21.244444444444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21.3707865168539">
                <text:p>21.370786516853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21.4886363636364">
                <text:p>21.48863636363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1.6091954022988">
                <text:p>21.609195402298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1.7441860465116">
                <text:p>21.744186046511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1.8823529411765">
                <text:p>21.882352941176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2.0235294117647">
                <text:p>22.023529411764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2.1666666666667">
                <text:p>22.1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.3012048192771">
                <text:p>22.301204819277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2.4512195121951">
                <text:p>22.451219512195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22.6049382716049">
                <text:p>22.6049382716049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3.3037974683544">
                <text:p>23.303797468354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23.3076923076923">
                <text:p>23.3076923076923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23.3116883116883">
                <text:p>23.3116883116883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23.3116883116883">
                <text:p>23.3116883116883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23.3157894736842">
                <text:p>23.315789473684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23.3243243243243">
                <text:p>23.3243243243243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23.3287671232877">
                <text:p>23.3287671232877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23.3287671232877">
                <text:p>23.328767123287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.3380281690141">
                <text:p>23.3380281690141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23.3380281690141">
                <text:p>23.3380281690141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23.3428571428572">
                <text:p>23.3428571428572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23.3428571428572">
                <text:p>23.342857142857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23.3382352941177">
                <text:p>23.3382352941177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23.3382352941177">
                <text:p>23.3382352941177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23.3432835820896">
                <text:p>23.343283582089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23.3432835820896">
                <text:p>23.343283582089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3.3484848484848">
                <text:p>23.3484848484848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23.3484848484848">
                <text:p>23.3484848484848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23.3538461538461">
                <text:p>23.353846153846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3.3538461538461">
                <text:p>23.3538461538461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23.359375">
                <text:p>23.35937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3.359375">
                <text:p>23.359375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23.3650793650794">
                <text:p>23.3650793650794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23.3650793650794">
                <text:p>23.3650793650794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23.3709677419355">
                <text:p>23.3709677419355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23.3709677419355">
                <text:p>23.370967741935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3.3770491803279">
                <text:p>23.3770491803279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23.3770491803279">
                <text:p>23.3770491803279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23.3833333333333">
                <text:p>23.3833333333333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23.3833333333333">
                <text:p>23.3833333333333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23.3898305084746">
                <text:p>23.389830508474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3.3898305084746">
                <text:p>23.3898305084746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23.3898305084746">
                <text:p>23.3898305084746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23.3965517241379">
                <text:p>23.3965517241379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23.3965517241379">
                <text:p>23.3965517241379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23.4035087719298">
                <text:p>23.403508771929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3.4035087719298">
                <text:p>23.4035087719298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23.4035087719298">
                <text:p>23.4035087719298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23.4107142857143">
                <text:p>23.4107142857143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23.4107142857143">
                <text:p>23.4107142857143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23.4074074074074">
                <text:p>23.4074074074074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23.4074074074074">
                <text:p>23.4074074074074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23.4074074074074">
                <text:p>23.407407407407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.4150943396226">
                <text:p>23.4150943396226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23.4150943396226">
                <text:p>23.4150943396226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23.4150943396226">
                <text:p>23.4150943396226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23.4038461538462">
                <text:p>23.4038461538462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23.4038461538462">
                <text:p>23.403846153846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.4038461538462">
                <text:p>23.4038461538462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23.4117647058823">
                <text:p>23.4117647058823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23.4117647058823">
                <text:p>23.4117647058823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23.4117647058823">
                <text:p>23.4117647058823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23.4081632653061">
                <text:p>23.4081632653061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23.4081632653061">
                <text:p>23.4081632653061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23.4081632653061">
                <text:p>23.408163265306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3.4081632653061">
                <text:p>23.4081632653061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23.4166666666667">
                <text:p>23.4166666666667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23.4166666666667">
                <text:p>23.4166666666667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23.4166666666667">
                <text:p>23.4166666666667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23.4042553191489">
                <text:p>23.4042553191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3.608cm" xlink:href=".." xlink:type="simple" chart:class="chart:line" chart:style-name="ch1">
        <chart:title svg:x="3.67cm" svg:y="0.408cm" chart:style-name="ch2">
          <text:p>Avance centrifuge pour allumeur AC-4114A</text:p>
        </chart:title>
        <chart:subtitle svg:x="5.628cm" svg:y="1.485cm" chart:style-name="ch3">
          <text:p>pour moteur Panhard M8N</text:p>
        </chart:subtitle>
        <chart:legend chart:legend-position="end" svg:x="13.068cm" svg:y="6.505cm" style:legend-expansion="high" chart:style-name="ch4"/>
        <chart:plot-area chart:style-name="ch5" table:cell-range-address="Feuille1.D1:Feuille1.D174 Feuille1.P1:Feuille1.P174" chart:data-source-has-labels="column" svg:x="1.331cm" svg:y="2.466cm" svg:width="11.417cm" svg:height="9.889cm">
          <chartooo:coordinate-region svg:x="1.767cm" svg:y="2.665cm" svg:width="10.981cm" svg:height="8.636cm"/>
          <chart:axis chart:dimension="x" chart:name="primary-x" chart:style-name="ch6" chartooo:axis-type="auto">
            <chartooo:date-scale/>
            <chart:title svg:x="5.143cm" svg:y="12.627cm" chart:style-name="ch7">
              <text:p>Vitesse en T/min allumeur</text:p>
            </chart:title>
            <chart:categories table:cell-range-address="Feuille1.D1:Feuille1.D174"/>
          </chart:axis>
          <chart:axis chart:dimension="y" chart:name="primary-y" chart:style-name="ch6">
            <chart:title svg:x="0.451cm" svg:y="10.312cm" chart:style-name="ch8">
              <text:p>Degré d'avance en degré volant moteur</text:p>
            </chart:title>
            <chart:grid chart:style-name="ch9" chart:class="major"/>
          </chart:axis>
          <chart:series chart:style-name="ch10" chart:values-cell-range-address="Feuille1.P1:Feuille1.P174" chart:class="chart:line">
            <chart:data-point chart:repeated="1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Feuille1.D1:Feuille1.D174</svg:desc>
                </draw:g>
              </table:table-cell>
              <table:table-cell office:value-type="float" office:value="0.000024000960047843">
                <text:p>0.000024000960047843</text:p>
                <draw:g>
                  <svg:desc>Feuille1.P1:Feuille1.P174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60153624536275">
                <text:p>0.00009601536245362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88080662580015">
                <text:p>0.0002880806625800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960153624536275">
                <text:p>0.00009601536245362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240096038419679">
                <text:p>0.0002400960384196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144092219011682">
                <text:p>0.0001440922190116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384245917382842">
                <text:p>0.00038424591738284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240096038419679">
                <text:p>0.0002400960384196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105680317042278">
                <text:p>0.001056803170422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86455331412516">
                <text:p>0.0008645533141251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624024961007663">
                <text:p>0.00062402496100766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173160173161513">
                <text:p>0.001731601731615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456621004554236">
                <text:p>0.0004566210045542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961538461547562">
                <text:p>0.0009615384615475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101010101010424">
                <text:p>0.001010101010104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529100529087501">
                <text:p>0.00052910052908750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220994475139413">
                <text:p>0.0022099447513941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23054755043237">
                <text:p>0.00230547550432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600600600614953">
                <text:p>0.0006006006006149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64935064934879">
                <text:p>0.0006493506493487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868686868686783">
                <text:p>0.086868686868678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70034843205565">
                <text:p>0.170034843205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55595667870034">
                <text:p>0.25559566787003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3402985074627">
                <text:p>0.340298507462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23076923076929">
                <text:p>0.42307692307692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507142857142862">
                <text:p>0.50714285714286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59183673469388">
                <text:p>0.591836734693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77310924369744">
                <text:p>0.6773109243697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763636363636374">
                <text:p>0.76363636363637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848888888888888">
                <text:p>0.84888888888888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929680365296798">
                <text:p>0.92968036529679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0150234741784">
                <text:p>1.01502347417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10192307692307">
                <text:p>1.1019230769230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18325123152709">
                <text:p>1.1832512315270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26868686868687">
                <text:p>1.2686868686868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35336787564767">
                <text:p>1.3533678756476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.43703703703704">
                <text:p>1.437037037037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52432432432433">
                <text:p>1.5243243243243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.60994475138122">
                <text:p>1.6099447513812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69378531073445">
                <text:p>1.693785310734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7757225433526">
                <text:p>1.775722543352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85882352941177">
                <text:p>1.858823529411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94819277108433">
                <text:p>1.9481927710843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.0319018404908">
                <text:p>2.0319018404908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2.11250000000001">
                <text:p>2.11250000000001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2.20254777070064">
                <text:p>2.2025477707006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2.28311688311688">
                <text:p>2.2831168831168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.36688741721854">
                <text:p>2.3668874172185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2.45405405405406">
                <text:p>2.45405405405406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2.53698630136986">
                <text:p>2.5369863013698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2.62377622377621">
                <text:p>2.62377622377621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2.7049645390071">
                <text:p>2.704964539007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.79130434782609">
                <text:p>2.79130434782609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.87794117647058">
                <text:p>2.8779411764705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.9597014925373">
                <text:p>2.9597014925373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.04393939393941">
                <text:p>3.0439393939394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13076923076923">
                <text:p>3.1307692307692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.29682539682539">
                <text:p>3.2968253968253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.38387096774192">
                <text:p>3.3838709677419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3.4655737704918">
                <text:p>3.465573770491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3.55000000000001">
                <text:p>3.5500000000000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.63529411764707">
                <text:p>3.6352941176470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3.72478632478632">
                <text:p>3.7247863247863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.80869565217392">
                <text:p>3.8086956521739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.89122807017545">
                <text:p>3.8912280701754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.97142857142858">
                <text:p>3.971428571428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05765765765767">
                <text:p>4.05765765765767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4.14311926605503">
                <text:p>4.14311926605503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4.23333333333334">
                <text:p>4.2333333333333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4.31509433962264">
                <text:p>4.31509433962264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.48653846153845">
                <text:p>4.48653846153845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4.56666666666666">
                <text:p>4.56666666666666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4.64752475247524">
                <text:p>4.64752475247524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4.82424242424244">
                <text:p>4.8242424242424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5.00416666666666">
                <text:p>5.00416666666666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.10526315789473">
                <text:p>5.1052631578947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5.20851063829786">
                <text:p>5.20851063829786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5.30322580645162">
                <text:p>5.303225806451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5.52087912087912">
                <text:p>5.5208791208791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.64444444444444">
                <text:p>5.6444444444444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5.77078651685394">
                <text:p>5.7707865168539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5.88863636363637">
                <text:p>5.8886363636363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.00919540229884">
                <text:p>6.0091954022988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6.14418604651163">
                <text:p>6.14418604651163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6.28235294117646">
                <text:p>6.2823529411764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.42352941176471">
                <text:p>6.4235294117647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.56666666666666">
                <text:p>6.566666666666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7012048192771">
                <text:p>6.701204819277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6.85121951219511">
                <text:p>6.8512195121951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7.00493827160494">
                <text:p>7.0049382716049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.70379746835442">
                <text:p>7.70379746835442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7.70769230769232">
                <text:p>7.70769230769232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7.7116883116883">
                <text:p>7.7116883116883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7.7116883116883">
                <text:p>7.7116883116883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7.71578947368422">
                <text:p>7.7157894736842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71999999999999">
                <text:p>7.71999999999999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7.71999999999999">
                <text:p>7.7199999999999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7.72432432432432">
                <text:p>7.72432432432432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7.72876712328766">
                <text:p>7.72876712328766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7.72876712328766">
                <text:p>7.7287671232876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7.73333333333334">
                <text:p>7.73333333333334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7.73802816901408">
                <text:p>7.73802816901408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7.73802816901408">
                <text:p>7.73802816901408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7.74285714285716">
                <text:p>7.74285714285716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7.74285714285716">
                <text:p>7.7428571428571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.73333333333334">
                <text:p>7.73333333333334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7.73823529411765">
                <text:p>7.73823529411765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7.73823529411765">
                <text:p>7.73823529411765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7.74328358208956">
                <text:p>7.7432835820895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7.74328358208956">
                <text:p>7.743283582089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.74848484848484">
                <text:p>7.74848484848484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7.74848484848484">
                <text:p>7.74848484848484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7.75384615384615">
                <text:p>7.7538461538461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7.75384615384615">
                <text:p>7.75384615384615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7.759375">
                <text:p>7.75937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.759375">
                <text:p>7.759375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7.76507936507937">
                <text:p>7.76507936507937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7.76507936507937">
                <text:p>7.76507936507937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7.77096774193549">
                <text:p>7.77096774193549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7.77096774193549">
                <text:p>7.7709677419354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.77704918032787">
                <text:p>7.77704918032787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7.77704918032787">
                <text:p>7.77704918032787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7.78333333333333">
                <text:p>7.78333333333333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7.78333333333333">
                <text:p>7.78333333333333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7.78983050847458">
                <text:p>7.7898305084745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.78983050847458">
                <text:p>7.78983050847458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7.78983050847458">
                <text:p>7.78983050847458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7.79655172413794">
                <text:p>7.79655172413794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7.79655172413794">
                <text:p>7.79655172413794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7.80350877192984">
                <text:p>7.8035087719298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7.80350877192984">
                <text:p>7.80350877192984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7.80350877192984">
                <text:p>7.80350877192984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7.81071428571428">
                <text:p>7.81071428571428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7.81071428571428">
                <text:p>7.81071428571428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7.80740740740742">
                <text:p>7.80740740740742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7.80740740740742">
                <text:p>7.80740740740742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7.80740740740742">
                <text:p>7.8074074074074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7.81509433962264">
                <text:p>7.81509433962264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7.81509433962264">
                <text:p>7.81509433962264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7.81509433962264">
                <text:p>7.81509433962264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7.80384615384616">
                <text:p>7.80384615384616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7.80384615384616">
                <text:p>7.8038461538461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.80384615384616">
                <text:p>7.80384615384616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7.81176470588235">
                <text:p>7.81176470588235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7.81176470588235">
                <text:p>7.81176470588235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7.81176470588235">
                <text:p>7.81176470588235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7.80816326530612">
                <text:p>7.80816326530612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7.80816326530612">
                <text:p>7.80816326530612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7.80816326530612">
                <text:p>7.8081632653061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.80816326530612">
                <text:p>7.80816326530612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7.81666666666666">
                <text:p>7.81666666666666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7.81666666666666">
                <text:p>7.81666666666666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7.81666666666666">
                <text:p>7.81666666666666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7.80425531914895">
                <text:p>7.80425531914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